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11cm"/>
    </style:style>
    <style:style style:name="co3" style:family="table-column">
      <style:table-column-properties fo:break-before="auto" style:column-width="7.823cm"/>
    </style:style>
    <style:style style:name="co4" style:family="table-column">
      <style:table-column-properties fo:break-before="auto" style:column-width="6.1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heel</text:p>
          </table:table-cell>
          <table:table-cell table:style-name="ce1" office:value-type="string" calcext:value-type="string">
            <text:p>Tire</text:p>
          </table:table-cell>
          <table:table-cell table:style-name="ce1" office:value-type="string" calcext:value-type="string">
            <text:p>Circunfer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0 mm </text:p>
          </table:table-cell>
          <table:table-cell office:value-type="string" calcext:value-type="string">
            <text:p>2104.87</text:p>
          </table:table-cell>
          <table:table-cell table:formula="of:=CONCATENATE(&quot;&lt;item&gt;&quot;;[.A2];&quot;/&quot;;[.B2];&quot;&lt;/item&gt;&quot;)" office:value-type="string" office:string-value="&lt;item&gt;27inch /20 mm &lt;/item&gt;" calcext:value-type="string">
            <text:p>&lt;item&gt;27inch /20 mm &lt;/item&gt;</text:p>
          </table:table-cell>
          <table:table-cell office:value-type="string" calcext:value-type="string">
            <text:p>27inch_20mm</text:p>
          </table:table-cell>
          <table:table-cell table:formula="of:=CONCATENATE(&quot;&lt;item&gt;&quot;;[.E2];&quot;&lt;/item&gt;&quot;)" office:value-type="string" office:string-value="&lt;item&gt;27inch_20mm&lt;/item&gt;" calcext:value-type="string">
            <text:p>&lt;item&gt;27inch_20mm&lt;/item&gt;</text:p>
          </table:table-cell>
          <table:table-cell table:formula="of:=CONCATENATE(&quot;&lt;item&gt;&quot;;[.C2];&quot;&lt;/item&gt;&quot;)" office:value-type="string" office:string-value="&lt;item&gt;2104.87&lt;/item&gt;" calcext:value-type="string">
            <text:p>&lt;item&gt;2104.87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3 mm </text:p>
          </table:table-cell>
          <table:table-cell office:value-type="string" calcext:value-type="string">
            <text:p>2123.72</text:p>
          </table:table-cell>
          <table:table-cell table:formula="of:=CONCATENATE(&quot;&lt;item&gt;&quot;;[.A3];&quot;/&quot;;[.B3];&quot;&lt;/item&gt;&quot;)" office:value-type="string" office:string-value="&lt;item&gt;27inch /23 mm &lt;/item&gt;" calcext:value-type="string">
            <text:p>&lt;item&gt;27inch /23 mm &lt;/item&gt;</text:p>
          </table:table-cell>
          <table:table-cell office:value-type="string" calcext:value-type="string">
            <text:p>27inch_23mm</text:p>
          </table:table-cell>
          <table:table-cell table:formula="of:=CONCATENATE(&quot;&lt;item&gt;&quot;;[.E3];&quot;&lt;/item&gt;&quot;)" office:value-type="string" office:string-value="&lt;item&gt;27inch_23mm&lt;/item&gt;" calcext:value-type="string">
            <text:p>&lt;item&gt;27inch_23mm&lt;/item&gt;</text:p>
          </table:table-cell>
          <table:table-cell table:formula="of:=CONCATENATE(&quot;&lt;item&gt;&quot;;[.C3];&quot;&lt;/item&gt;&quot;)" office:value-type="string" office:string-value="&lt;item&gt;2123.72&lt;/item&gt;" calcext:value-type="string">
            <text:p>&lt;item&gt;2123.72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5 mm </text:p>
          </table:table-cell>
          <table:table-cell office:value-type="string" calcext:value-type="string">
            <text:p>2136.28</text:p>
          </table:table-cell>
          <table:table-cell table:formula="of:=CONCATENATE(&quot;&lt;item&gt;&quot;;[.A4];&quot;/&quot;;[.B4];&quot;&lt;/item&gt;&quot;)" office:value-type="string" office:string-value="&lt;item&gt;27inch /25 mm &lt;/item&gt;" calcext:value-type="string">
            <text:p>&lt;item&gt;27inch /25 mm &lt;/item&gt;</text:p>
          </table:table-cell>
          <table:table-cell office:value-type="string" calcext:value-type="string">
            <text:p>27inch_25mm</text:p>
          </table:table-cell>
          <table:table-cell table:formula="of:=CONCATENATE(&quot;&lt;item&gt;&quot;;[.E4];&quot;&lt;/item&gt;&quot;)" office:value-type="string" office:string-value="&lt;item&gt;27inch_25mm&lt;/item&gt;" calcext:value-type="string">
            <text:p>&lt;item&gt;27inch_25mm&lt;/item&gt;</text:p>
          </table:table-cell>
          <table:table-cell table:formula="of:=CONCATENATE(&quot;&lt;item&gt;&quot;;[.C4];&quot;&lt;/item&gt;&quot;)" office:value-type="string" office:string-value="&lt;item&gt;2136.28&lt;/item&gt;" calcext:value-type="string">
            <text:p>&lt;item&gt;2136.28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8 mm </text:p>
          </table:table-cell>
          <table:table-cell office:value-type="string" calcext:value-type="string">
            <text:p>2155.13</text:p>
          </table:table-cell>
          <table:table-cell table:formula="of:=CONCATENATE(&quot;&lt;item&gt;&quot;;[.A5];&quot;/&quot;;[.B5];&quot;&lt;/item&gt;&quot;)" office:value-type="string" office:string-value="&lt;item&gt;27inch /28 mm &lt;/item&gt;" calcext:value-type="string">
            <text:p>&lt;item&gt;27inch /28 mm &lt;/item&gt;</text:p>
          </table:table-cell>
          <table:table-cell office:value-type="string" calcext:value-type="string">
            <text:p>27inch_28mm</text:p>
          </table:table-cell>
          <table:table-cell table:formula="of:=CONCATENATE(&quot;&lt;item&gt;&quot;;[.E5];&quot;&lt;/item&gt;&quot;)" office:value-type="string" office:string-value="&lt;item&gt;27inch_28mm&lt;/item&gt;" calcext:value-type="string">
            <text:p>&lt;item&gt;27inch_28mm&lt;/item&gt;</text:p>
          </table:table-cell>
          <table:table-cell table:formula="of:=CONCATENATE(&quot;&lt;item&gt;&quot;;[.C5];&quot;&lt;/item&gt;&quot;)" office:value-type="string" office:string-value="&lt;item&gt;2155.13&lt;/item&gt;" calcext:value-type="string">
            <text:p>&lt;item&gt;2155.13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32 mm </text:p>
          </table:table-cell>
          <table:table-cell office:value-type="string" calcext:value-type="string">
            <text:p>2180.27</text:p>
          </table:table-cell>
          <table:table-cell table:formula="of:=CONCATENATE(&quot;&lt;item&gt;&quot;;[.A6];&quot;/&quot;;[.B6];&quot;&lt;/item&gt;&quot;)" office:value-type="string" office:string-value="&lt;item&gt;27inch /32 mm &lt;/item&gt;" calcext:value-type="string">
            <text:p>&lt;item&gt;27inch /32 mm &lt;/item&gt;</text:p>
          </table:table-cell>
          <table:table-cell office:value-type="string" calcext:value-type="string">
            <text:p>27inch_32mm</text:p>
          </table:table-cell>
          <table:table-cell table:formula="of:=CONCATENATE(&quot;&lt;item&gt;&quot;;[.E6];&quot;&lt;/item&gt;&quot;)" office:value-type="string" office:string-value="&lt;item&gt;27inch_32mm&lt;/item&gt;" calcext:value-type="string">
            <text:p>&lt;item&gt;27inch_32mm&lt;/item&gt;</text:p>
          </table:table-cell>
          <table:table-cell table:formula="of:=CONCATENATE(&quot;&lt;item&gt;&quot;;[.C6];&quot;&lt;/item&gt;&quot;)" office:value-type="string" office:string-value="&lt;item&gt;2180.27&lt;/item&gt;" calcext:value-type="string">
            <text:p>&lt;item&gt;2180.27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35 mm </text:p>
          </table:table-cell>
          <table:table-cell office:value-type="string" calcext:value-type="string">
            <text:p>2199.11</text:p>
          </table:table-cell>
          <table:table-cell table:formula="of:=CONCATENATE(&quot;&lt;item&gt;&quot;;[.A7];&quot;/&quot;;[.B7];&quot;&lt;/item&gt;&quot;)" office:value-type="string" office:string-value="&lt;item&gt;27inch /35 mm &lt;/item&gt;" calcext:value-type="string">
            <text:p>&lt;item&gt;27inch /35 mm &lt;/item&gt;</text:p>
          </table:table-cell>
          <table:table-cell office:value-type="string" calcext:value-type="string">
            <text:p>27inch_35mm</text:p>
          </table:table-cell>
          <table:table-cell table:formula="of:=CONCATENATE(&quot;&lt;item&gt;&quot;;[.E7];&quot;&lt;/item&gt;&quot;)" office:value-type="string" office:string-value="&lt;item&gt;27inch_35mm&lt;/item&gt;" calcext:value-type="string">
            <text:p>&lt;item&gt;27inch_35mm&lt;/item&gt;</text:p>
          </table:table-cell>
          <table:table-cell table:formula="of:=CONCATENATE(&quot;&lt;item&gt;&quot;;[.C7];&quot;&lt;/item&gt;&quot;)" office:value-type="string" office:string-value="&lt;item&gt;2199.11&lt;/item&gt;" calcext:value-type="string">
            <text:p>&lt;item&gt;2199.11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38 mm </text:p>
          </table:table-cell>
          <table:table-cell office:value-type="string" calcext:value-type="string">
            <text:p>2217.96</text:p>
          </table:table-cell>
          <table:table-cell table:formula="of:=CONCATENATE(&quot;&lt;item&gt;&quot;;[.A8];&quot;/&quot;;[.B8];&quot;&lt;/item&gt;&quot;)" office:value-type="string" office:string-value="&lt;item&gt;27inch /38 mm &lt;/item&gt;" calcext:value-type="string">
            <text:p>&lt;item&gt;27inch /38 mm &lt;/item&gt;</text:p>
          </table:table-cell>
          <table:table-cell office:value-type="string" calcext:value-type="string">
            <text:p>27inch_38mm</text:p>
          </table:table-cell>
          <table:table-cell table:formula="of:=CONCATENATE(&quot;&lt;item&gt;&quot;;[.E8];&quot;&lt;/item&gt;&quot;)" office:value-type="string" office:string-value="&lt;item&gt;27inch_38mm&lt;/item&gt;" calcext:value-type="string">
            <text:p>&lt;item&gt;27inch_38mm&lt;/item&gt;</text:p>
          </table:table-cell>
          <table:table-cell table:formula="of:=CONCATENATE(&quot;&lt;item&gt;&quot;;[.C8];&quot;&lt;/item&gt;&quot;)" office:value-type="string" office:string-value="&lt;item&gt;2217.96&lt;/item&gt;" calcext:value-type="string">
            <text:p>&lt;item&gt;2217.96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44 mm </text:p>
          </table:table-cell>
          <table:table-cell office:value-type="string" calcext:value-type="string">
            <text:p>2255.66</text:p>
          </table:table-cell>
          <table:table-cell table:formula="of:=CONCATENATE(&quot;&lt;item&gt;&quot;;[.A9];&quot;/&quot;;[.B9];&quot;&lt;/item&gt;&quot;)" office:value-type="string" office:string-value="&lt;item&gt;27inch /44 mm &lt;/item&gt;" calcext:value-type="string">
            <text:p>&lt;item&gt;27inch /44 mm &lt;/item&gt;</text:p>
          </table:table-cell>
          <table:table-cell office:value-type="string" calcext:value-type="string">
            <text:p>27inch_44mm</text:p>
          </table:table-cell>
          <table:table-cell table:formula="of:=CONCATENATE(&quot;&lt;item&gt;&quot;;[.E9];&quot;&lt;/item&gt;&quot;)" office:value-type="string" office:string-value="&lt;item&gt;27inch_44mm&lt;/item&gt;" calcext:value-type="string">
            <text:p>&lt;item&gt;27inch_44mm&lt;/item&gt;</text:p>
          </table:table-cell>
          <table:table-cell table:formula="of:=CONCATENATE(&quot;&lt;item&gt;&quot;;[.C9];&quot;&lt;/item&gt;&quot;)" office:value-type="string" office:string-value="&lt;item&gt;2255.66&lt;/item&gt;" calcext:value-type="string">
            <text:p>&lt;item&gt;2255.66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50 mm </text:p>
          </table:table-cell>
          <table:table-cell office:value-type="string" calcext:value-type="string">
            <text:p>2293.36</text:p>
          </table:table-cell>
          <table:table-cell table:formula="of:=CONCATENATE(&quot;&lt;item&gt;&quot;;[.A10];&quot;/&quot;;[.B10];&quot;&lt;/item&gt;&quot;)" office:value-type="string" office:string-value="&lt;item&gt;27inch /50 mm &lt;/item&gt;" calcext:value-type="string">
            <text:p>&lt;item&gt;27inch /50 mm &lt;/item&gt;</text:p>
          </table:table-cell>
          <table:table-cell office:value-type="string" calcext:value-type="string">
            <text:p>27inch_50mm</text:p>
          </table:table-cell>
          <table:table-cell table:formula="of:=CONCATENATE(&quot;&lt;item&gt;&quot;;[.E10];&quot;&lt;/item&gt;&quot;)" office:value-type="string" office:string-value="&lt;item&gt;27inch_50mm&lt;/item&gt;" calcext:value-type="string">
            <text:p>&lt;item&gt;27inch_50mm&lt;/item&gt;</text:p>
          </table:table-cell>
          <table:table-cell table:formula="of:=CONCATENATE(&quot;&lt;item&gt;&quot;;[.C10];&quot;&lt;/item&gt;&quot;)" office:value-type="string" office:string-value="&lt;item&gt;2293.36&lt;/item&gt;" calcext:value-type="string">
            <text:p>&lt;item&gt;2293.36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56 mm </text:p>
          </table:table-cell>
          <table:table-cell office:value-type="string" calcext:value-type="string">
            <text:p>2331.06</text:p>
          </table:table-cell>
          <table:table-cell table:formula="of:=CONCATENATE(&quot;&lt;item&gt;&quot;;[.A11];&quot;/&quot;;[.B11];&quot;&lt;/item&gt;&quot;)" office:value-type="string" office:string-value="&lt;item&gt;27inch /56 mm &lt;/item&gt;" calcext:value-type="string">
            <text:p>&lt;item&gt;27inch /56 mm &lt;/item&gt;</text:p>
          </table:table-cell>
          <table:table-cell office:value-type="string" calcext:value-type="string">
            <text:p>27inch_56mm</text:p>
          </table:table-cell>
          <table:table-cell table:formula="of:=CONCATENATE(&quot;&lt;item&gt;&quot;;[.E11];&quot;&lt;/item&gt;&quot;)" office:value-type="string" office:string-value="&lt;item&gt;27inch_56mm&lt;/item&gt;" calcext:value-type="string">
            <text:p>&lt;item&gt;27inch_56mm&lt;/item&gt;</text:p>
          </table:table-cell>
          <table:table-cell table:formula="of:=CONCATENATE(&quot;&lt;item&gt;&quot;;[.C11];&quot;&lt;/item&gt;&quot;)" office:value-type="string" office:string-value="&lt;item&gt;2331.06&lt;/item&gt;" calcext:value-type="string">
            <text:p>&lt;item&gt;2331.06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1.00 inch </text:p>
          </table:table-cell>
          <table:table-cell office:value-type="string" calcext:value-type="string">
            <text:p>2138.80</text:p>
          </table:table-cell>
          <table:table-cell table:formula="of:=CONCATENATE(&quot;&lt;item&gt;&quot;;[.A12];&quot;/&quot;;[.B12];&quot;&lt;/item&gt;&quot;)" office:value-type="string" office:string-value="&lt;item&gt;27inch /1.00 inch &lt;/item&gt;" calcext:value-type="string">
            <text:p>&lt;item&gt;27inch /1.00 inch &lt;/item&gt;</text:p>
          </table:table-cell>
          <table:table-cell office:value-type="string" calcext:value-type="string">
            <text:p>27inch_1.00inch</text:p>
          </table:table-cell>
          <table:table-cell table:formula="of:=CONCATENATE(&quot;&lt;item&gt;&quot;;[.E12];&quot;&lt;/item&gt;&quot;)" office:value-type="string" office:string-value="&lt;item&gt;27inch_1.00inch&lt;/item&gt;" calcext:value-type="string">
            <text:p>&lt;item&gt;27inch_1.00inch&lt;/item&gt;</text:p>
          </table:table-cell>
          <table:table-cell table:formula="of:=CONCATENATE(&quot;&lt;item&gt;&quot;;[.C12];&quot;&lt;/item&gt;&quot;)" office:value-type="string" office:string-value="&lt;item&gt;2138.80&lt;/item&gt;" calcext:value-type="string">
            <text:p>&lt;item&gt;2138.80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1.25 inch </text:p>
          </table:table-cell>
          <table:table-cell office:value-type="string" calcext:value-type="string">
            <text:p>2178.69</text:p>
          </table:table-cell>
          <table:table-cell table:formula="of:=CONCATENATE(&quot;&lt;item&gt;&quot;;[.A13];&quot;/&quot;;[.B13];&quot;&lt;/item&gt;&quot;)" office:value-type="string" office:string-value="&lt;item&gt;27inch /1.25 inch &lt;/item&gt;" calcext:value-type="string">
            <text:p>&lt;item&gt;27inch /1.25 inch &lt;/item&gt;</text:p>
          </table:table-cell>
          <table:table-cell office:value-type="string" calcext:value-type="string">
            <text:p>27inch_1.25inch</text:p>
          </table:table-cell>
          <table:table-cell table:formula="of:=CONCATENATE(&quot;&lt;item&gt;&quot;;[.E13];&quot;&lt;/item&gt;&quot;)" office:value-type="string" office:string-value="&lt;item&gt;27inch_1.25inch&lt;/item&gt;" calcext:value-type="string">
            <text:p>&lt;item&gt;27inch_1.25inch&lt;/item&gt;</text:p>
          </table:table-cell>
          <table:table-cell table:formula="of:=CONCATENATE(&quot;&lt;item&gt;&quot;;[.C13];&quot;&lt;/item&gt;&quot;)" office:value-type="string" office:string-value="&lt;item&gt;2178.69&lt;/item&gt;" calcext:value-type="string">
            <text:p>&lt;item&gt;2178.69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1.5 inch </text:p>
          </table:table-cell>
          <table:table-cell office:value-type="string" calcext:value-type="string">
            <text:p>2218.59</text:p>
          </table:table-cell>
          <table:table-cell table:formula="of:=CONCATENATE(&quot;&lt;item&gt;&quot;;[.A14];&quot;/&quot;;[.B14];&quot;&lt;/item&gt;&quot;)" office:value-type="string" office:string-value="&lt;item&gt;27inch /1.5 inch &lt;/item&gt;" calcext:value-type="string">
            <text:p>&lt;item&gt;27inch /1.5 inch &lt;/item&gt;</text:p>
          </table:table-cell>
          <table:table-cell office:value-type="string" calcext:value-type="string">
            <text:p>27inch_1.5inch</text:p>
          </table:table-cell>
          <table:table-cell table:formula="of:=CONCATENATE(&quot;&lt;item&gt;&quot;;[.E14];&quot;&lt;/item&gt;&quot;)" office:value-type="string" office:string-value="&lt;item&gt;27inch_1.5inch&lt;/item&gt;" calcext:value-type="string">
            <text:p>&lt;item&gt;27inch_1.5inch&lt;/item&gt;</text:p>
          </table:table-cell>
          <table:table-cell table:formula="of:=CONCATENATE(&quot;&lt;item&gt;&quot;;[.C14];&quot;&lt;/item&gt;&quot;)" office:value-type="string" office:string-value="&lt;item&gt;2218.59&lt;/item&gt;" calcext:value-type="string">
            <text:p>&lt;item&gt;2218.59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1.75 inch </text:p>
          </table:table-cell>
          <table:table-cell office:value-type="string" calcext:value-type="string">
            <text:p>2258.49</text:p>
          </table:table-cell>
          <table:table-cell table:formula="of:=CONCATENATE(&quot;&lt;item&gt;&quot;;[.A15];&quot;/&quot;;[.B15];&quot;&lt;/item&gt;&quot;)" office:value-type="string" office:string-value="&lt;item&gt;27inch /1.75 inch &lt;/item&gt;" calcext:value-type="string">
            <text:p>&lt;item&gt;27inch /1.75 inch &lt;/item&gt;</text:p>
          </table:table-cell>
          <table:table-cell office:value-type="string" calcext:value-type="string">
            <text:p>27inch_1.75inch</text:p>
          </table:table-cell>
          <table:table-cell table:formula="of:=CONCATENATE(&quot;&lt;item&gt;&quot;;[.E15];&quot;&lt;/item&gt;&quot;)" office:value-type="string" office:string-value="&lt;item&gt;27inch_1.75inch&lt;/item&gt;" calcext:value-type="string">
            <text:p>&lt;item&gt;27inch_1.75inch&lt;/item&gt;</text:p>
          </table:table-cell>
          <table:table-cell table:formula="of:=CONCATENATE(&quot;&lt;item&gt;&quot;;[.C15];&quot;&lt;/item&gt;&quot;)" office:value-type="string" office:string-value="&lt;item&gt;2258.49&lt;/item&gt;" calcext:value-type="string">
            <text:p>&lt;item&gt;2258.49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1.90 inch </text:p>
          </table:table-cell>
          <table:table-cell office:value-type="string" calcext:value-type="string">
            <text:p>2282.43</text:p>
          </table:table-cell>
          <table:table-cell table:formula="of:=CONCATENATE(&quot;&lt;item&gt;&quot;;[.A16];&quot;/&quot;;[.B16];&quot;&lt;/item&gt;&quot;)" office:value-type="string" office:string-value="&lt;item&gt;27inch /1.90 inch &lt;/item&gt;" calcext:value-type="string">
            <text:p>&lt;item&gt;27inch /1.90 inch &lt;/item&gt;</text:p>
          </table:table-cell>
          <table:table-cell office:value-type="string" calcext:value-type="string">
            <text:p>27inch_1.90inch</text:p>
          </table:table-cell>
          <table:table-cell table:formula="of:=CONCATENATE(&quot;&lt;item&gt;&quot;;[.E16];&quot;&lt;/item&gt;&quot;)" office:value-type="string" office:string-value="&lt;item&gt;27inch_1.90inch&lt;/item&gt;" calcext:value-type="string">
            <text:p>&lt;item&gt;27inch_1.90inch&lt;/item&gt;</text:p>
          </table:table-cell>
          <table:table-cell table:formula="of:=CONCATENATE(&quot;&lt;item&gt;&quot;;[.C16];&quot;&lt;/item&gt;&quot;)" office:value-type="string" office:string-value="&lt;item&gt;2282.43&lt;/item&gt;" calcext:value-type="string">
            <text:p>&lt;item&gt;2282.43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1.95 inch </text:p>
          </table:table-cell>
          <table:table-cell office:value-type="string" calcext:value-type="string">
            <text:p>2290.22</text:p>
          </table:table-cell>
          <table:table-cell table:formula="of:=CONCATENATE(&quot;&lt;item&gt;&quot;;[.A17];&quot;/&quot;;[.B17];&quot;&lt;/item&gt;&quot;)" office:value-type="string" office:string-value="&lt;item&gt;27inch /1.95 inch &lt;/item&gt;" calcext:value-type="string">
            <text:p>&lt;item&gt;27inch /1.95 inch &lt;/item&gt;</text:p>
          </table:table-cell>
          <table:table-cell office:value-type="string" calcext:value-type="string">
            <text:p>27inch_1.95inch</text:p>
          </table:table-cell>
          <table:table-cell table:formula="of:=CONCATENATE(&quot;&lt;item&gt;&quot;;[.E17];&quot;&lt;/item&gt;&quot;)" office:value-type="string" office:string-value="&lt;item&gt;27inch_1.95inch&lt;/item&gt;" calcext:value-type="string">
            <text:p>&lt;item&gt;27inch_1.95inch&lt;/item&gt;</text:p>
          </table:table-cell>
          <table:table-cell table:formula="of:=CONCATENATE(&quot;&lt;item&gt;&quot;;[.C17];&quot;&lt;/item&gt;&quot;)" office:value-type="string" office:string-value="&lt;item&gt;2290.22&lt;/item&gt;" calcext:value-type="string">
            <text:p>&lt;item&gt;2290.22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00 inch </text:p>
          </table:table-cell>
          <table:table-cell office:value-type="string" calcext:value-type="string">
            <text:p>2298.39</text:p>
          </table:table-cell>
          <table:table-cell table:formula="of:=CONCATENATE(&quot;&lt;item&gt;&quot;;[.A18];&quot;/&quot;;[.B18];&quot;&lt;/item&gt;&quot;)" office:value-type="string" office:string-value="&lt;item&gt;27inch /2.00 inch &lt;/item&gt;" calcext:value-type="string">
            <text:p>&lt;item&gt;27inch /2.00 inch &lt;/item&gt;</text:p>
          </table:table-cell>
          <table:table-cell office:value-type="string" calcext:value-type="string">
            <text:p>27inch_2.00inch</text:p>
          </table:table-cell>
          <table:table-cell table:formula="of:=CONCATENATE(&quot;&lt;item&gt;&quot;;[.E18];&quot;&lt;/item&gt;&quot;)" office:value-type="string" office:string-value="&lt;item&gt;27inch_2.00inch&lt;/item&gt;" calcext:value-type="string">
            <text:p>&lt;item&gt;27inch_2.00inch&lt;/item&gt;</text:p>
          </table:table-cell>
          <table:table-cell table:formula="of:=CONCATENATE(&quot;&lt;item&gt;&quot;;[.C18];&quot;&lt;/item&gt;&quot;)" office:value-type="string" office:string-value="&lt;item&gt;2298.39&lt;/item&gt;" calcext:value-type="string">
            <text:p>&lt;item&gt;2298.39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10 inch </text:p>
          </table:table-cell>
          <table:table-cell office:value-type="string" calcext:value-type="string">
            <text:p>2314.35</text:p>
          </table:table-cell>
          <table:table-cell table:formula="of:=CONCATENATE(&quot;&lt;item&gt;&quot;;[.A19];&quot;/&quot;;[.B19];&quot;&lt;/item&gt;&quot;)" office:value-type="string" office:string-value="&lt;item&gt;27inch /2.10 inch &lt;/item&gt;" calcext:value-type="string">
            <text:p>&lt;item&gt;27inch /2.10 inch &lt;/item&gt;</text:p>
          </table:table-cell>
          <table:table-cell office:value-type="string" calcext:value-type="string">
            <text:p>27inch_2.10inch</text:p>
          </table:table-cell>
          <table:table-cell table:formula="of:=CONCATENATE(&quot;&lt;item&gt;&quot;;[.E19];&quot;&lt;/item&gt;&quot;)" office:value-type="string" office:string-value="&lt;item&gt;27inch_2.10inch&lt;/item&gt;" calcext:value-type="string">
            <text:p>&lt;item&gt;27inch_2.10inch&lt;/item&gt;</text:p>
          </table:table-cell>
          <table:table-cell table:formula="of:=CONCATENATE(&quot;&lt;item&gt;&quot;;[.C19];&quot;&lt;/item&gt;&quot;)" office:value-type="string" office:string-value="&lt;item&gt;2314.35&lt;/item&gt;" calcext:value-type="string">
            <text:p>&lt;item&gt;2314.35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125 inch </text:p>
          </table:table-cell>
          <table:table-cell office:value-type="string" calcext:value-type="string">
            <text:p>2318.50</text:p>
          </table:table-cell>
          <table:table-cell table:formula="of:=CONCATENATE(&quot;&lt;item&gt;&quot;;[.A20];&quot;/&quot;;[.B20];&quot;&lt;/item&gt;&quot;)" office:value-type="string" office:string-value="&lt;item&gt;27inch /2.125 inch &lt;/item&gt;" calcext:value-type="string">
            <text:p>&lt;item&gt;27inch /2.125 inch &lt;/item&gt;</text:p>
          </table:table-cell>
          <table:table-cell office:value-type="string" calcext:value-type="string">
            <text:p>27inch_2.125inch</text:p>
          </table:table-cell>
          <table:table-cell table:formula="of:=CONCATENATE(&quot;&lt;item&gt;&quot;;[.E20];&quot;&lt;/item&gt;&quot;)" office:value-type="string" office:string-value="&lt;item&gt;27inch_2.125inch&lt;/item&gt;" calcext:value-type="string">
            <text:p>&lt;item&gt;27inch_2.125inch&lt;/item&gt;</text:p>
          </table:table-cell>
          <table:table-cell table:formula="of:=CONCATENATE(&quot;&lt;item&gt;&quot;;[.C20];&quot;&lt;/item&gt;&quot;)" office:value-type="string" office:string-value="&lt;item&gt;2318.50&lt;/item&gt;" calcext:value-type="string">
            <text:p>&lt;item&gt;2318.50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20 inch </text:p>
          </table:table-cell>
          <table:table-cell office:value-type="string" calcext:value-type="string">
            <text:p>2330.31</text:p>
          </table:table-cell>
          <table:table-cell table:formula="of:=CONCATENATE(&quot;&lt;item&gt;&quot;;[.A21];&quot;/&quot;;[.B21];&quot;&lt;/item&gt;&quot;)" office:value-type="string" office:string-value="&lt;item&gt;27inch /2.20 inch &lt;/item&gt;" calcext:value-type="string">
            <text:p>&lt;item&gt;27inch /2.20 inch &lt;/item&gt;</text:p>
          </table:table-cell>
          <table:table-cell office:value-type="string" calcext:value-type="string">
            <text:p>27inch_2.20inch</text:p>
          </table:table-cell>
          <table:table-cell table:formula="of:=CONCATENATE(&quot;&lt;item&gt;&quot;;[.E21];&quot;&lt;/item&gt;&quot;)" office:value-type="string" office:string-value="&lt;item&gt;27inch_2.20inch&lt;/item&gt;" calcext:value-type="string">
            <text:p>&lt;item&gt;27inch_2.20inch&lt;/item&gt;</text:p>
          </table:table-cell>
          <table:table-cell table:formula="of:=CONCATENATE(&quot;&lt;item&gt;&quot;;[.C21];&quot;&lt;/item&gt;&quot;)" office:value-type="string" office:string-value="&lt;item&gt;2330.31&lt;/item&gt;" calcext:value-type="string">
            <text:p>&lt;item&gt;2330.31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25 inch </text:p>
          </table:table-cell>
          <table:table-cell office:value-type="string" calcext:value-type="string">
            <text:p>2338.29</text:p>
          </table:table-cell>
          <table:table-cell table:formula="of:=CONCATENATE(&quot;&lt;item&gt;&quot;;[.A22];&quot;/&quot;;[.B22];&quot;&lt;/item&gt;&quot;)" office:value-type="string" office:string-value="&lt;item&gt;27inch /2.25 inch &lt;/item&gt;" calcext:value-type="string">
            <text:p>&lt;item&gt;27inch /2.25 inch &lt;/item&gt;</text:p>
          </table:table-cell>
          <table:table-cell office:value-type="string" calcext:value-type="string">
            <text:p>27inch_2.25inch</text:p>
          </table:table-cell>
          <table:table-cell table:formula="of:=CONCATENATE(&quot;&lt;item&gt;&quot;;[.E22];&quot;&lt;/item&gt;&quot;)" office:value-type="string" office:string-value="&lt;item&gt;27inch_2.25inch&lt;/item&gt;" calcext:value-type="string">
            <text:p>&lt;item&gt;27inch_2.25inch&lt;/item&gt;</text:p>
          </table:table-cell>
          <table:table-cell table:formula="of:=CONCATENATE(&quot;&lt;item&gt;&quot;;[.C22];&quot;&lt;/item&gt;&quot;)" office:value-type="string" office:string-value="&lt;item&gt;2338.29&lt;/item&gt;" calcext:value-type="string">
            <text:p>&lt;item&gt;2338.29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30 inch </text:p>
          </table:table-cell>
          <table:table-cell office:value-type="string" calcext:value-type="string">
            <text:p>2346.27</text:p>
          </table:table-cell>
          <table:table-cell table:formula="of:=CONCATENATE(&quot;&lt;item&gt;&quot;;[.A23];&quot;/&quot;;[.B23];&quot;&lt;/item&gt;&quot;)" office:value-type="string" office:string-value="&lt;item&gt;27inch /2.30 inch &lt;/item&gt;" calcext:value-type="string">
            <text:p>&lt;item&gt;27inch /2.30 inch &lt;/item&gt;</text:p>
          </table:table-cell>
          <table:table-cell office:value-type="string" calcext:value-type="string">
            <text:p>27inch_2.30inch</text:p>
          </table:table-cell>
          <table:table-cell table:formula="of:=CONCATENATE(&quot;&lt;item&gt;&quot;;[.E23];&quot;&lt;/item&gt;&quot;)" office:value-type="string" office:string-value="&lt;item&gt;27inch_2.30inch&lt;/item&gt;" calcext:value-type="string">
            <text:p>&lt;item&gt;27inch_2.30inch&lt;/item&gt;</text:p>
          </table:table-cell>
          <table:table-cell table:formula="of:=CONCATENATE(&quot;&lt;item&gt;&quot;;[.C23];&quot;&lt;/item&gt;&quot;)" office:value-type="string" office:string-value="&lt;item&gt;2346.27&lt;/item&gt;" calcext:value-type="string">
            <text:p>&lt;item&gt;2346.27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35 inch </text:p>
          </table:table-cell>
          <table:table-cell office:value-type="string" calcext:value-type="string">
            <text:p>2354.25</text:p>
          </table:table-cell>
          <table:table-cell table:formula="of:=CONCATENATE(&quot;&lt;item&gt;&quot;;[.A24];&quot;/&quot;;[.B24];&quot;&lt;/item&gt;&quot;)" office:value-type="string" office:string-value="&lt;item&gt;27inch /2.35 inch &lt;/item&gt;" calcext:value-type="string">
            <text:p>&lt;item&gt;27inch /2.35 inch &lt;/item&gt;</text:p>
          </table:table-cell>
          <table:table-cell office:value-type="string" calcext:value-type="string">
            <text:p>27inch_2.35inch</text:p>
          </table:table-cell>
          <table:table-cell table:formula="of:=CONCATENATE(&quot;&lt;item&gt;&quot;;[.E24];&quot;&lt;/item&gt;&quot;)" office:value-type="string" office:string-value="&lt;item&gt;27inch_2.35inch&lt;/item&gt;" calcext:value-type="string">
            <text:p>&lt;item&gt;27inch_2.35inch&lt;/item&gt;</text:p>
          </table:table-cell>
          <table:table-cell table:formula="of:=CONCATENATE(&quot;&lt;item&gt;&quot;;[.C24];&quot;&lt;/item&gt;&quot;)" office:value-type="string" office:string-value="&lt;item&gt;2354.25&lt;/item&gt;" calcext:value-type="string">
            <text:p>&lt;item&gt;2354.25&lt;/item&gt;</text:p>
          </table:table-cell>
        </table:table-row>
        <table:table-row table:style-name="ro1">
          <table:table-cell office:value-type="string" calcext:value-type="string">
            <text:p>27inch </text:p>
          </table:table-cell>
          <table:table-cell office:value-type="string" calcext:value-type="string">
            <text:p>2.40 inch </text:p>
          </table:table-cell>
          <table:table-cell office:value-type="string" calcext:value-type="string">
            <text:p>2360.53</text:p>
          </table:table-cell>
          <table:table-cell table:formula="of:=CONCATENATE(&quot;&lt;item&gt;&quot;;[.A25];&quot;/&quot;;[.B25];&quot;&lt;/item&gt;&quot;)" office:value-type="string" office:string-value="&lt;item&gt;27inch /2.40 inch &lt;/item&gt;" calcext:value-type="string">
            <text:p>&lt;item&gt;27inch /2.40 inch &lt;/item&gt;</text:p>
          </table:table-cell>
          <table:table-cell office:value-type="string" calcext:value-type="string">
            <text:p>27inch_2.40inch</text:p>
          </table:table-cell>
          <table:table-cell table:formula="of:=CONCATENATE(&quot;&lt;item&gt;&quot;;[.E25];&quot;&lt;/item&gt;&quot;)" office:value-type="string" office:string-value="&lt;item&gt;27inch_2.40inch&lt;/item&gt;" calcext:value-type="string">
            <text:p>&lt;item&gt;27inch_2.40inch&lt;/item&gt;</text:p>
          </table:table-cell>
          <table:table-cell table:formula="of:=CONCATENATE(&quot;&lt;item&gt;&quot;;[.C25];&quot;&lt;/item&gt;&quot;)" office:value-type="string" office:string-value="&lt;item&gt;2360.53&lt;/item&gt;" calcext:value-type="string">
            <text:p>&lt;item&gt;2360.5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0 mm </text:p>
          </table:table-cell>
          <table:table-cell office:value-type="string" calcext:value-type="string">
            <text:p>2079.73</text:p>
          </table:table-cell>
          <table:table-cell table:formula="of:=CONCATENATE(&quot;&lt;item&gt;&quot;;[.A26];&quot;/&quot;;[.B26];&quot;&lt;/item&gt;&quot;)" office:value-type="string" office:string-value="&lt;item&gt;700c/29er /20 mm &lt;/item&gt;" calcext:value-type="string">
            <text:p>&lt;item&gt;700c/29er /20 mm &lt;/item&gt;</text:p>
          </table:table-cell>
          <table:table-cell office:value-type="string" calcext:value-type="string">
            <text:p>700c/29er_20mm</text:p>
          </table:table-cell>
          <table:table-cell table:formula="of:=CONCATENATE(&quot;&lt;item&gt;&quot;;[.E26];&quot;&lt;/item&gt;&quot;)" office:value-type="string" office:string-value="&lt;item&gt;700c/29er_20mm&lt;/item&gt;" calcext:value-type="string">
            <text:p>&lt;item&gt;700c/29er_20mm&lt;/item&gt;</text:p>
          </table:table-cell>
          <table:table-cell table:formula="of:=CONCATENATE(&quot;&lt;item&gt;&quot;;[.C26];&quot;&lt;/item&gt;&quot;)" office:value-type="string" office:string-value="&lt;item&gt;2079.73&lt;/item&gt;" calcext:value-type="string">
            <text:p>&lt;item&gt;2079.7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3 mm </text:p>
          </table:table-cell>
          <table:table-cell office:value-type="string" calcext:value-type="string">
            <text:p>2098.58</text:p>
          </table:table-cell>
          <table:table-cell table:formula="of:=CONCATENATE(&quot;&lt;item&gt;&quot;;[.A27];&quot;/&quot;;[.B27];&quot;&lt;/item&gt;&quot;)" office:value-type="string" office:string-value="&lt;item&gt;700c/29er /23 mm &lt;/item&gt;" calcext:value-type="string">
            <text:p>&lt;item&gt;700c/29er /23 mm &lt;/item&gt;</text:p>
          </table:table-cell>
          <table:table-cell office:value-type="string" calcext:value-type="string">
            <text:p>700c/29er_23mm</text:p>
          </table:table-cell>
          <table:table-cell table:formula="of:=CONCATENATE(&quot;&lt;item&gt;&quot;;[.E27];&quot;&lt;/item&gt;&quot;)" office:value-type="string" office:string-value="&lt;item&gt;700c/29er_23mm&lt;/item&gt;" calcext:value-type="string">
            <text:p>&lt;item&gt;700c/29er_23mm&lt;/item&gt;</text:p>
          </table:table-cell>
          <table:table-cell table:formula="of:=CONCATENATE(&quot;&lt;item&gt;&quot;;[.C27];&quot;&lt;/item&gt;&quot;)" office:value-type="string" office:string-value="&lt;item&gt;2098.58&lt;/item&gt;" calcext:value-type="string">
            <text:p>&lt;item&gt;2098.58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5 mm </text:p>
          </table:table-cell>
          <table:table-cell office:value-type="string" calcext:value-type="string">
            <text:p>2111.15</text:p>
          </table:table-cell>
          <table:table-cell table:formula="of:=CONCATENATE(&quot;&lt;item&gt;&quot;;[.A28];&quot;/&quot;;[.B28];&quot;&lt;/item&gt;&quot;)" office:value-type="string" office:string-value="&lt;item&gt;700c/29er /25 mm &lt;/item&gt;" calcext:value-type="string">
            <text:p>&lt;item&gt;700c/29er /25 mm &lt;/item&gt;</text:p>
          </table:table-cell>
          <table:table-cell office:value-type="string" calcext:value-type="string">
            <text:p>700c/29er_25mm</text:p>
          </table:table-cell>
          <table:table-cell table:formula="of:=CONCATENATE(&quot;&lt;item&gt;&quot;;[.E28];&quot;&lt;/item&gt;&quot;)" office:value-type="string" office:string-value="&lt;item&gt;700c/29er_25mm&lt;/item&gt;" calcext:value-type="string">
            <text:p>&lt;item&gt;700c/29er_25mm&lt;/item&gt;</text:p>
          </table:table-cell>
          <table:table-cell table:formula="of:=CONCATENATE(&quot;&lt;item&gt;&quot;;[.C28];&quot;&lt;/item&gt;&quot;)" office:value-type="string" office:string-value="&lt;item&gt;2111.15&lt;/item&gt;" calcext:value-type="string">
            <text:p>&lt;item&gt;2111.15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8 mm </text:p>
          </table:table-cell>
          <table:table-cell office:value-type="string" calcext:value-type="string">
            <text:p>2130.00</text:p>
          </table:table-cell>
          <table:table-cell table:formula="of:=CONCATENATE(&quot;&lt;item&gt;&quot;;[.A29];&quot;/&quot;;[.B29];&quot;&lt;/item&gt;&quot;)" office:value-type="string" office:string-value="&lt;item&gt;700c/29er /28 mm &lt;/item&gt;" calcext:value-type="string">
            <text:p>&lt;item&gt;700c/29er /28 mm &lt;/item&gt;</text:p>
          </table:table-cell>
          <table:table-cell office:value-type="string" calcext:value-type="string">
            <text:p>700c/29er_28mm</text:p>
          </table:table-cell>
          <table:table-cell table:formula="of:=CONCATENATE(&quot;&lt;item&gt;&quot;;[.E29];&quot;&lt;/item&gt;&quot;)" office:value-type="string" office:string-value="&lt;item&gt;700c/29er_28mm&lt;/item&gt;" calcext:value-type="string">
            <text:p>&lt;item&gt;700c/29er_28mm&lt;/item&gt;</text:p>
          </table:table-cell>
          <table:table-cell table:formula="of:=CONCATENATE(&quot;&lt;item&gt;&quot;;[.C29];&quot;&lt;/item&gt;&quot;)" office:value-type="string" office:string-value="&lt;item&gt;2130.00&lt;/item&gt;" calcext:value-type="string">
            <text:p>&lt;item&gt;2130.00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32 mm </text:p>
          </table:table-cell>
          <table:table-cell office:value-type="string" calcext:value-type="string">
            <text:p>2155.13</text:p>
          </table:table-cell>
          <table:table-cell table:formula="of:=CONCATENATE(&quot;&lt;item&gt;&quot;;[.A30];&quot;/&quot;;[.B30];&quot;&lt;/item&gt;&quot;)" office:value-type="string" office:string-value="&lt;item&gt;700c/29er /32 mm &lt;/item&gt;" calcext:value-type="string">
            <text:p>&lt;item&gt;700c/29er /32 mm &lt;/item&gt;</text:p>
          </table:table-cell>
          <table:table-cell office:value-type="string" calcext:value-type="string">
            <text:p>700c/29er_32mm</text:p>
          </table:table-cell>
          <table:table-cell table:formula="of:=CONCATENATE(&quot;&lt;item&gt;&quot;;[.E30];&quot;&lt;/item&gt;&quot;)" office:value-type="string" office:string-value="&lt;item&gt;700c/29er_32mm&lt;/item&gt;" calcext:value-type="string">
            <text:p>&lt;item&gt;700c/29er_32mm&lt;/item&gt;</text:p>
          </table:table-cell>
          <table:table-cell table:formula="of:=CONCATENATE(&quot;&lt;item&gt;&quot;;[.C30];&quot;&lt;/item&gt;&quot;)" office:value-type="string" office:string-value="&lt;item&gt;2155.13&lt;/item&gt;" calcext:value-type="string">
            <text:p>&lt;item&gt;2155.1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35 mm </text:p>
          </table:table-cell>
          <table:table-cell office:value-type="string" calcext:value-type="string">
            <text:p>2173.98</text:p>
          </table:table-cell>
          <table:table-cell table:formula="of:=CONCATENATE(&quot;&lt;item&gt;&quot;;[.A31];&quot;/&quot;;[.B31];&quot;&lt;/item&gt;&quot;)" office:value-type="string" office:string-value="&lt;item&gt;700c/29er /35 mm &lt;/item&gt;" calcext:value-type="string">
            <text:p>&lt;item&gt;700c/29er /35 mm &lt;/item&gt;</text:p>
          </table:table-cell>
          <table:table-cell office:value-type="string" calcext:value-type="string">
            <text:p>700c/29er_35mm</text:p>
          </table:table-cell>
          <table:table-cell table:formula="of:=CONCATENATE(&quot;&lt;item&gt;&quot;;[.E31];&quot;&lt;/item&gt;&quot;)" office:value-type="string" office:string-value="&lt;item&gt;700c/29er_35mm&lt;/item&gt;" calcext:value-type="string">
            <text:p>&lt;item&gt;700c/29er_35mm&lt;/item&gt;</text:p>
          </table:table-cell>
          <table:table-cell table:formula="of:=CONCATENATE(&quot;&lt;item&gt;&quot;;[.C31];&quot;&lt;/item&gt;&quot;)" office:value-type="string" office:string-value="&lt;item&gt;2173.98&lt;/item&gt;" calcext:value-type="string">
            <text:p>&lt;item&gt;2173.98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38 mm </text:p>
          </table:table-cell>
          <table:table-cell office:value-type="string" calcext:value-type="string">
            <text:p>2192.83</text:p>
          </table:table-cell>
          <table:table-cell table:formula="of:=CONCATENATE(&quot;&lt;item&gt;&quot;;[.A32];&quot;/&quot;;[.B32];&quot;&lt;/item&gt;&quot;)" office:value-type="string" office:string-value="&lt;item&gt;700c/29er /38 mm &lt;/item&gt;" calcext:value-type="string">
            <text:p>&lt;item&gt;700c/29er /38 mm &lt;/item&gt;</text:p>
          </table:table-cell>
          <table:table-cell office:value-type="string" calcext:value-type="string">
            <text:p>700c/29er_38mm</text:p>
          </table:table-cell>
          <table:table-cell table:formula="of:=CONCATENATE(&quot;&lt;item&gt;&quot;;[.E32];&quot;&lt;/item&gt;&quot;)" office:value-type="string" office:string-value="&lt;item&gt;700c/29er_38mm&lt;/item&gt;" calcext:value-type="string">
            <text:p>&lt;item&gt;700c/29er_38mm&lt;/item&gt;</text:p>
          </table:table-cell>
          <table:table-cell table:formula="of:=CONCATENATE(&quot;&lt;item&gt;&quot;;[.C32];&quot;&lt;/item&gt;&quot;)" office:value-type="string" office:string-value="&lt;item&gt;2192.83&lt;/item&gt;" calcext:value-type="string">
            <text:p>&lt;item&gt;2192.8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44 mm </text:p>
          </table:table-cell>
          <table:table-cell office:value-type="string" calcext:value-type="string">
            <text:p>2230.53</text:p>
          </table:table-cell>
          <table:table-cell table:formula="of:=CONCATENATE(&quot;&lt;item&gt;&quot;;[.A33];&quot;/&quot;;[.B33];&quot;&lt;/item&gt;&quot;)" office:value-type="string" office:string-value="&lt;item&gt;700c/29er /44 mm &lt;/item&gt;" calcext:value-type="string">
            <text:p>&lt;item&gt;700c/29er /44 mm &lt;/item&gt;</text:p>
          </table:table-cell>
          <table:table-cell office:value-type="string" calcext:value-type="string">
            <text:p>700c/29er_44mm</text:p>
          </table:table-cell>
          <table:table-cell table:formula="of:=CONCATENATE(&quot;&lt;item&gt;&quot;;[.E33];&quot;&lt;/item&gt;&quot;)" office:value-type="string" office:string-value="&lt;item&gt;700c/29er_44mm&lt;/item&gt;" calcext:value-type="string">
            <text:p>&lt;item&gt;700c/29er_44mm&lt;/item&gt;</text:p>
          </table:table-cell>
          <table:table-cell table:formula="of:=CONCATENATE(&quot;&lt;item&gt;&quot;;[.C33];&quot;&lt;/item&gt;&quot;)" office:value-type="string" office:string-value="&lt;item&gt;2230.53&lt;/item&gt;" calcext:value-type="string">
            <text:p>&lt;item&gt;2230.5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50 mm </text:p>
          </table:table-cell>
          <table:table-cell office:value-type="string" calcext:value-type="string">
            <text:p>2268.23</text:p>
          </table:table-cell>
          <table:table-cell table:formula="of:=CONCATENATE(&quot;&lt;item&gt;&quot;;[.A34];&quot;/&quot;;[.B34];&quot;&lt;/item&gt;&quot;)" office:value-type="string" office:string-value="&lt;item&gt;700c/29er /50 mm &lt;/item&gt;" calcext:value-type="string">
            <text:p>&lt;item&gt;700c/29er /50 mm &lt;/item&gt;</text:p>
          </table:table-cell>
          <table:table-cell office:value-type="string" calcext:value-type="string">
            <text:p>700c/29er_50mm</text:p>
          </table:table-cell>
          <table:table-cell table:formula="of:=CONCATENATE(&quot;&lt;item&gt;&quot;;[.E34];&quot;&lt;/item&gt;&quot;)" office:value-type="string" office:string-value="&lt;item&gt;700c/29er_50mm&lt;/item&gt;" calcext:value-type="string">
            <text:p>&lt;item&gt;700c/29er_50mm&lt;/item&gt;</text:p>
          </table:table-cell>
          <table:table-cell table:formula="of:=CONCATENATE(&quot;&lt;item&gt;&quot;;[.C34];&quot;&lt;/item&gt;&quot;)" office:value-type="string" office:string-value="&lt;item&gt;2268.23&lt;/item&gt;" calcext:value-type="string">
            <text:p>&lt;item&gt;2268.2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56 mm </text:p>
          </table:table-cell>
          <table:table-cell office:value-type="string" calcext:value-type="string">
            <text:p>2305.93</text:p>
          </table:table-cell>
          <table:table-cell table:formula="of:=CONCATENATE(&quot;&lt;item&gt;&quot;;[.A35];&quot;/&quot;;[.B35];&quot;&lt;/item&gt;&quot;)" office:value-type="string" office:string-value="&lt;item&gt;700c/29er /56 mm &lt;/item&gt;" calcext:value-type="string">
            <text:p>&lt;item&gt;700c/29er /56 mm &lt;/item&gt;</text:p>
          </table:table-cell>
          <table:table-cell office:value-type="string" calcext:value-type="string">
            <text:p>700c/29er_56mm</text:p>
          </table:table-cell>
          <table:table-cell table:formula="of:=CONCATENATE(&quot;&lt;item&gt;&quot;;[.E35];&quot;&lt;/item&gt;&quot;)" office:value-type="string" office:string-value="&lt;item&gt;700c/29er_56mm&lt;/item&gt;" calcext:value-type="string">
            <text:p>&lt;item&gt;700c/29er_56mm&lt;/item&gt;</text:p>
          </table:table-cell>
          <table:table-cell table:formula="of:=CONCATENATE(&quot;&lt;item&gt;&quot;;[.C35];&quot;&lt;/item&gt;&quot;)" office:value-type="string" office:string-value="&lt;item&gt;2305.93&lt;/item&gt;" calcext:value-type="string">
            <text:p>&lt;item&gt;2305.9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1.00 inch </text:p>
          </table:table-cell>
          <table:table-cell office:value-type="string" calcext:value-type="string">
            <text:p>2113.66</text:p>
          </table:table-cell>
          <table:table-cell table:formula="of:=CONCATENATE(&quot;&lt;item&gt;&quot;;[.A36];&quot;/&quot;;[.B36];&quot;&lt;/item&gt;&quot;)" office:value-type="string" office:string-value="&lt;item&gt;700c/29er /1.00 inch &lt;/item&gt;" calcext:value-type="string">
            <text:p>&lt;item&gt;700c/29er /1.00 inch &lt;/item&gt;</text:p>
          </table:table-cell>
          <table:table-cell office:value-type="string" calcext:value-type="string">
            <text:p>700c/29er_1.00inch</text:p>
          </table:table-cell>
          <table:table-cell table:formula="of:=CONCATENATE(&quot;&lt;item&gt;&quot;;[.E36];&quot;&lt;/item&gt;&quot;)" office:value-type="string" office:string-value="&lt;item&gt;700c/29er_1.00inch&lt;/item&gt;" calcext:value-type="string">
            <text:p>&lt;item&gt;700c/29er_1.00inch&lt;/item&gt;</text:p>
          </table:table-cell>
          <table:table-cell table:formula="of:=CONCATENATE(&quot;&lt;item&gt;&quot;;[.C36];&quot;&lt;/item&gt;&quot;)" office:value-type="string" office:string-value="&lt;item&gt;2113.66&lt;/item&gt;" calcext:value-type="string">
            <text:p>&lt;item&gt;2113.66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1.25 inch </text:p>
          </table:table-cell>
          <table:table-cell office:value-type="string" calcext:value-type="string">
            <text:p>2153.56</text:p>
          </table:table-cell>
          <table:table-cell table:formula="of:=CONCATENATE(&quot;&lt;item&gt;&quot;;[.A37];&quot;/&quot;;[.B37];&quot;&lt;/item&gt;&quot;)" office:value-type="string" office:string-value="&lt;item&gt;700c/29er /1.25 inch &lt;/item&gt;" calcext:value-type="string">
            <text:p>&lt;item&gt;700c/29er /1.25 inch &lt;/item&gt;</text:p>
          </table:table-cell>
          <table:table-cell office:value-type="string" calcext:value-type="string">
            <text:p>700c/29er_1.25inch</text:p>
          </table:table-cell>
          <table:table-cell table:formula="of:=CONCATENATE(&quot;&lt;item&gt;&quot;;[.E37];&quot;&lt;/item&gt;&quot;)" office:value-type="string" office:string-value="&lt;item&gt;700c/29er_1.25inch&lt;/item&gt;" calcext:value-type="string">
            <text:p>&lt;item&gt;700c/29er_1.25inch&lt;/item&gt;</text:p>
          </table:table-cell>
          <table:table-cell table:formula="of:=CONCATENATE(&quot;&lt;item&gt;&quot;;[.C37];&quot;&lt;/item&gt;&quot;)" office:value-type="string" office:string-value="&lt;item&gt;2153.56&lt;/item&gt;" calcext:value-type="string">
            <text:p>&lt;item&gt;2153.56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1.5 inch </text:p>
          </table:table-cell>
          <table:table-cell office:value-type="string" calcext:value-type="string">
            <text:p>2193.46</text:p>
          </table:table-cell>
          <table:table-cell table:formula="of:=CONCATENATE(&quot;&lt;item&gt;&quot;;[.A38];&quot;/&quot;;[.B38];&quot;&lt;/item&gt;&quot;)" office:value-type="string" office:string-value="&lt;item&gt;700c/29er /1.5 inch &lt;/item&gt;" calcext:value-type="string">
            <text:p>&lt;item&gt;700c/29er /1.5 inch &lt;/item&gt;</text:p>
          </table:table-cell>
          <table:table-cell office:value-type="string" calcext:value-type="string">
            <text:p>700c/29er_1.5inch</text:p>
          </table:table-cell>
          <table:table-cell table:formula="of:=CONCATENATE(&quot;&lt;item&gt;&quot;;[.E38];&quot;&lt;/item&gt;&quot;)" office:value-type="string" office:string-value="&lt;item&gt;700c/29er_1.5inch&lt;/item&gt;" calcext:value-type="string">
            <text:p>&lt;item&gt;700c/29er_1.5inch&lt;/item&gt;</text:p>
          </table:table-cell>
          <table:table-cell table:formula="of:=CONCATENATE(&quot;&lt;item&gt;&quot;;[.C38];&quot;&lt;/item&gt;&quot;)" office:value-type="string" office:string-value="&lt;item&gt;2193.46&lt;/item&gt;" calcext:value-type="string">
            <text:p>&lt;item&gt;2193.46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1.75 inch </text:p>
          </table:table-cell>
          <table:table-cell office:value-type="string" calcext:value-type="string">
            <text:p>2233.36</text:p>
          </table:table-cell>
          <table:table-cell table:formula="of:=CONCATENATE(&quot;&lt;item&gt;&quot;;[.A39];&quot;/&quot;;[.B39];&quot;&lt;/item&gt;&quot;)" office:value-type="string" office:string-value="&lt;item&gt;700c/29er /1.75 inch &lt;/item&gt;" calcext:value-type="string">
            <text:p>&lt;item&gt;700c/29er /1.75 inch &lt;/item&gt;</text:p>
          </table:table-cell>
          <table:table-cell office:value-type="string" calcext:value-type="string">
            <text:p>700c/29er_1.75inch</text:p>
          </table:table-cell>
          <table:table-cell table:formula="of:=CONCATENATE(&quot;&lt;item&gt;&quot;;[.E39];&quot;&lt;/item&gt;&quot;)" office:value-type="string" office:string-value="&lt;item&gt;700c/29er_1.75inch&lt;/item&gt;" calcext:value-type="string">
            <text:p>&lt;item&gt;700c/29er_1.75inch&lt;/item&gt;</text:p>
          </table:table-cell>
          <table:table-cell table:formula="of:=CONCATENATE(&quot;&lt;item&gt;&quot;;[.C39];&quot;&lt;/item&gt;&quot;)" office:value-type="string" office:string-value="&lt;item&gt;2233.36&lt;/item&gt;" calcext:value-type="string">
            <text:p>&lt;item&gt;2233.36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1.90 inch </text:p>
          </table:table-cell>
          <table:table-cell office:value-type="string" calcext:value-type="string">
            <text:p>2257.30</text:p>
          </table:table-cell>
          <table:table-cell table:formula="of:=CONCATENATE(&quot;&lt;item&gt;&quot;;[.A40];&quot;/&quot;;[.B40];&quot;&lt;/item&gt;&quot;)" office:value-type="string" office:string-value="&lt;item&gt;700c/29er /1.90 inch &lt;/item&gt;" calcext:value-type="string">
            <text:p>&lt;item&gt;700c/29er /1.90 inch &lt;/item&gt;</text:p>
          </table:table-cell>
          <table:table-cell office:value-type="string" calcext:value-type="string">
            <text:p>700c/29er_1.90inch</text:p>
          </table:table-cell>
          <table:table-cell table:formula="of:=CONCATENATE(&quot;&lt;item&gt;&quot;;[.E40];&quot;&lt;/item&gt;&quot;)" office:value-type="string" office:string-value="&lt;item&gt;700c/29er_1.90inch&lt;/item&gt;" calcext:value-type="string">
            <text:p>&lt;item&gt;700c/29er_1.90inch&lt;/item&gt;</text:p>
          </table:table-cell>
          <table:table-cell table:formula="of:=CONCATENATE(&quot;&lt;item&gt;&quot;;[.C40];&quot;&lt;/item&gt;&quot;)" office:value-type="string" office:string-value="&lt;item&gt;2257.30&lt;/item&gt;" calcext:value-type="string">
            <text:p>&lt;item&gt;2257.30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1.95 inch </text:p>
          </table:table-cell>
          <table:table-cell office:value-type="string" calcext:value-type="string">
            <text:p>2265.09</text:p>
          </table:table-cell>
          <table:table-cell table:formula="of:=CONCATENATE(&quot;&lt;item&gt;&quot;;[.A41];&quot;/&quot;;[.B41];&quot;&lt;/item&gt;&quot;)" office:value-type="string" office:string-value="&lt;item&gt;700c/29er /1.95 inch &lt;/item&gt;" calcext:value-type="string">
            <text:p>&lt;item&gt;700c/29er /1.95 inch &lt;/item&gt;</text:p>
          </table:table-cell>
          <table:table-cell office:value-type="string" calcext:value-type="string">
            <text:p>700c/29er_1.95inch</text:p>
          </table:table-cell>
          <table:table-cell table:formula="of:=CONCATENATE(&quot;&lt;item&gt;&quot;;[.E41];&quot;&lt;/item&gt;&quot;)" office:value-type="string" office:string-value="&lt;item&gt;700c/29er_1.95inch&lt;/item&gt;" calcext:value-type="string">
            <text:p>&lt;item&gt;700c/29er_1.95inch&lt;/item&gt;</text:p>
          </table:table-cell>
          <table:table-cell table:formula="of:=CONCATENATE(&quot;&lt;item&gt;&quot;;[.C41];&quot;&lt;/item&gt;&quot;)" office:value-type="string" office:string-value="&lt;item&gt;2265.09&lt;/item&gt;" calcext:value-type="string">
            <text:p>&lt;item&gt;2265.09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00 inch </text:p>
          </table:table-cell>
          <table:table-cell office:value-type="string" calcext:value-type="string">
            <text:p>2273.26</text:p>
          </table:table-cell>
          <table:table-cell table:formula="of:=CONCATENATE(&quot;&lt;item&gt;&quot;;[.A42];&quot;/&quot;;[.B42];&quot;&lt;/item&gt;&quot;)" office:value-type="string" office:string-value="&lt;item&gt;700c/29er /2.00 inch &lt;/item&gt;" calcext:value-type="string">
            <text:p>&lt;item&gt;700c/29er /2.00 inch &lt;/item&gt;</text:p>
          </table:table-cell>
          <table:table-cell office:value-type="string" calcext:value-type="string">
            <text:p>700c/29er_2.00inch</text:p>
          </table:table-cell>
          <table:table-cell table:formula="of:=CONCATENATE(&quot;&lt;item&gt;&quot;;[.E42];&quot;&lt;/item&gt;&quot;)" office:value-type="string" office:string-value="&lt;item&gt;700c/29er_2.00inch&lt;/item&gt;" calcext:value-type="string">
            <text:p>&lt;item&gt;700c/29er_2.00inch&lt;/item&gt;</text:p>
          </table:table-cell>
          <table:table-cell table:formula="of:=CONCATENATE(&quot;&lt;item&gt;&quot;;[.C42];&quot;&lt;/item&gt;&quot;)" office:value-type="string" office:string-value="&lt;item&gt;2273.26&lt;/item&gt;" calcext:value-type="string">
            <text:p>&lt;item&gt;2273.26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10 inch </text:p>
          </table:table-cell>
          <table:table-cell office:value-type="string" calcext:value-type="string">
            <text:p>2289.22</text:p>
          </table:table-cell>
          <table:table-cell table:formula="of:=CONCATENATE(&quot;&lt;item&gt;&quot;;[.A43];&quot;/&quot;;[.B43];&quot;&lt;/item&gt;&quot;)" office:value-type="string" office:string-value="&lt;item&gt;700c/29er /2.10 inch &lt;/item&gt;" calcext:value-type="string">
            <text:p>&lt;item&gt;700c/29er /2.10 inch &lt;/item&gt;</text:p>
          </table:table-cell>
          <table:table-cell office:value-type="string" calcext:value-type="string">
            <text:p>700c/29er_2.10inch</text:p>
          </table:table-cell>
          <table:table-cell table:formula="of:=CONCATENATE(&quot;&lt;item&gt;&quot;;[.E43];&quot;&lt;/item&gt;&quot;)" office:value-type="string" office:string-value="&lt;item&gt;700c/29er_2.10inch&lt;/item&gt;" calcext:value-type="string">
            <text:p>&lt;item&gt;700c/29er_2.10inch&lt;/item&gt;</text:p>
          </table:table-cell>
          <table:table-cell table:formula="of:=CONCATENATE(&quot;&lt;item&gt;&quot;;[.C43];&quot;&lt;/item&gt;&quot;)" office:value-type="string" office:string-value="&lt;item&gt;2289.22&lt;/item&gt;" calcext:value-type="string">
            <text:p>&lt;item&gt;2289.22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125 inch </text:p>
          </table:table-cell>
          <table:table-cell office:value-type="string" calcext:value-type="string">
            <text:p>2293.36</text:p>
          </table:table-cell>
          <table:table-cell table:formula="of:=CONCATENATE(&quot;&lt;item&gt;&quot;;[.A44];&quot;/&quot;;[.B44];&quot;&lt;/item&gt;&quot;)" office:value-type="string" office:string-value="&lt;item&gt;700c/29er /2.125 inch &lt;/item&gt;" calcext:value-type="string">
            <text:p>&lt;item&gt;700c/29er /2.125 inch &lt;/item&gt;</text:p>
          </table:table-cell>
          <table:table-cell office:value-type="string" calcext:value-type="string">
            <text:p>700c/29er_2.125inch</text:p>
          </table:table-cell>
          <table:table-cell table:formula="of:=CONCATENATE(&quot;&lt;item&gt;&quot;;[.E44];&quot;&lt;/item&gt;&quot;)" office:value-type="string" office:string-value="&lt;item&gt;700c/29er_2.125inch&lt;/item&gt;" calcext:value-type="string">
            <text:p>&lt;item&gt;700c/29er_2.125inch&lt;/item&gt;</text:p>
          </table:table-cell>
          <table:table-cell table:formula="of:=CONCATENATE(&quot;&lt;item&gt;&quot;;[.C44];&quot;&lt;/item&gt;&quot;)" office:value-type="string" office:string-value="&lt;item&gt;2293.36&lt;/item&gt;" calcext:value-type="string">
            <text:p>&lt;item&gt;2293.36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20 inch </text:p>
          </table:table-cell>
          <table:table-cell office:value-type="string" calcext:value-type="string">
            <text:p>2305.18</text:p>
          </table:table-cell>
          <table:table-cell table:formula="of:=CONCATENATE(&quot;&lt;item&gt;&quot;;[.A45];&quot;/&quot;;[.B45];&quot;&lt;/item&gt;&quot;)" office:value-type="string" office:string-value="&lt;item&gt;700c/29er /2.20 inch &lt;/item&gt;" calcext:value-type="string">
            <text:p>&lt;item&gt;700c/29er /2.20 inch &lt;/item&gt;</text:p>
          </table:table-cell>
          <table:table-cell office:value-type="string" calcext:value-type="string">
            <text:p>700c/29er_2.20inch</text:p>
          </table:table-cell>
          <table:table-cell table:formula="of:=CONCATENATE(&quot;&lt;item&gt;&quot;;[.E45];&quot;&lt;/item&gt;&quot;)" office:value-type="string" office:string-value="&lt;item&gt;700c/29er_2.20inch&lt;/item&gt;" calcext:value-type="string">
            <text:p>&lt;item&gt;700c/29er_2.20inch&lt;/item&gt;</text:p>
          </table:table-cell>
          <table:table-cell table:formula="of:=CONCATENATE(&quot;&lt;item&gt;&quot;;[.C45];&quot;&lt;/item&gt;&quot;)" office:value-type="string" office:string-value="&lt;item&gt;2305.18&lt;/item&gt;" calcext:value-type="string">
            <text:p>&lt;item&gt;2305.18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25 inch </text:p>
          </table:table-cell>
          <table:table-cell office:value-type="string" calcext:value-type="string">
            <text:p>2313.15</text:p>
          </table:table-cell>
          <table:table-cell table:formula="of:=CONCATENATE(&quot;&lt;item&gt;&quot;;[.A46];&quot;/&quot;;[.B46];&quot;&lt;/item&gt;&quot;)" office:value-type="string" office:string-value="&lt;item&gt;700c/29er /2.25 inch &lt;/item&gt;" calcext:value-type="string">
            <text:p>&lt;item&gt;700c/29er /2.25 inch &lt;/item&gt;</text:p>
          </table:table-cell>
          <table:table-cell office:value-type="string" calcext:value-type="string">
            <text:p>700c/29er_2.25inch</text:p>
          </table:table-cell>
          <table:table-cell table:formula="of:=CONCATENATE(&quot;&lt;item&gt;&quot;;[.E46];&quot;&lt;/item&gt;&quot;)" office:value-type="string" office:string-value="&lt;item&gt;700c/29er_2.25inch&lt;/item&gt;" calcext:value-type="string">
            <text:p>&lt;item&gt;700c/29er_2.25inch&lt;/item&gt;</text:p>
          </table:table-cell>
          <table:table-cell table:formula="of:=CONCATENATE(&quot;&lt;item&gt;&quot;;[.C46];&quot;&lt;/item&gt;&quot;)" office:value-type="string" office:string-value="&lt;item&gt;2313.15&lt;/item&gt;" calcext:value-type="string">
            <text:p>&lt;item&gt;2313.15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30 inch </text:p>
          </table:table-cell>
          <table:table-cell office:value-type="string" calcext:value-type="string">
            <text:p>2321.13</text:p>
          </table:table-cell>
          <table:table-cell table:formula="of:=CONCATENATE(&quot;&lt;item&gt;&quot;;[.A47];&quot;/&quot;;[.B47];&quot;&lt;/item&gt;&quot;)" office:value-type="string" office:string-value="&lt;item&gt;700c/29er /2.30 inch &lt;/item&gt;" calcext:value-type="string">
            <text:p>&lt;item&gt;700c/29er /2.30 inch &lt;/item&gt;</text:p>
          </table:table-cell>
          <table:table-cell office:value-type="string" calcext:value-type="string">
            <text:p>700c/29er_2.30inch</text:p>
          </table:table-cell>
          <table:table-cell table:formula="of:=CONCATENATE(&quot;&lt;item&gt;&quot;;[.E47];&quot;&lt;/item&gt;&quot;)" office:value-type="string" office:string-value="&lt;item&gt;700c/29er_2.30inch&lt;/item&gt;" calcext:value-type="string">
            <text:p>&lt;item&gt;700c/29er_2.30inch&lt;/item&gt;</text:p>
          </table:table-cell>
          <table:table-cell table:formula="of:=CONCATENATE(&quot;&lt;item&gt;&quot;;[.C47];&quot;&lt;/item&gt;&quot;)" office:value-type="string" office:string-value="&lt;item&gt;2321.13&lt;/item&gt;" calcext:value-type="string">
            <text:p>&lt;item&gt;2321.13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35 inch </text:p>
          </table:table-cell>
          <table:table-cell office:value-type="string" calcext:value-type="string">
            <text:p>2329.11</text:p>
          </table:table-cell>
          <table:table-cell table:formula="of:=CONCATENATE(&quot;&lt;item&gt;&quot;;[.A48];&quot;/&quot;;[.B48];&quot;&lt;/item&gt;&quot;)" office:value-type="string" office:string-value="&lt;item&gt;700c/29er /2.35 inch &lt;/item&gt;" calcext:value-type="string">
            <text:p>&lt;item&gt;700c/29er /2.35 inch &lt;/item&gt;</text:p>
          </table:table-cell>
          <table:table-cell office:value-type="string" calcext:value-type="string">
            <text:p>700c/29er_2.35inch</text:p>
          </table:table-cell>
          <table:table-cell table:formula="of:=CONCATENATE(&quot;&lt;item&gt;&quot;;[.E48];&quot;&lt;/item&gt;&quot;)" office:value-type="string" office:string-value="&lt;item&gt;700c/29er_2.35inch&lt;/item&gt;" calcext:value-type="string">
            <text:p>&lt;item&gt;700c/29er_2.35inch&lt;/item&gt;</text:p>
          </table:table-cell>
          <table:table-cell table:formula="of:=CONCATENATE(&quot;&lt;item&gt;&quot;;[.C48];&quot;&lt;/item&gt;&quot;)" office:value-type="string" office:string-value="&lt;item&gt;2329.11&lt;/item&gt;" calcext:value-type="string">
            <text:p>&lt;item&gt;2329.11&lt;/item&gt;</text:p>
          </table:table-cell>
        </table:table-row>
        <table:table-row table:style-name="ro1">
          <table:table-cell office:value-type="string" calcext:value-type="string">
            <text:p>700c/29er </text:p>
          </table:table-cell>
          <table:table-cell office:value-type="string" calcext:value-type="string">
            <text:p>2.40 inch </text:p>
          </table:table-cell>
          <table:table-cell office:value-type="string" calcext:value-type="string">
            <text:p>2335.40</text:p>
          </table:table-cell>
          <table:table-cell table:formula="of:=CONCATENATE(&quot;&lt;item&gt;&quot;;[.A49];&quot;/&quot;;[.B49];&quot;&lt;/item&gt;&quot;)" office:value-type="string" office:string-value="&lt;item&gt;700c/29er /2.40 inch &lt;/item&gt;" calcext:value-type="string">
            <text:p>&lt;item&gt;700c/29er /2.40 inch &lt;/item&gt;</text:p>
          </table:table-cell>
          <table:table-cell office:value-type="string" calcext:value-type="string">
            <text:p>700c/29er_2.40inch</text:p>
          </table:table-cell>
          <table:table-cell table:formula="of:=CONCATENATE(&quot;&lt;item&gt;&quot;;[.E49];&quot;&lt;/item&gt;&quot;)" office:value-type="string" office:string-value="&lt;item&gt;700c/29er_2.40inch&lt;/item&gt;" calcext:value-type="string">
            <text:p>&lt;item&gt;700c/29er_2.40inch&lt;/item&gt;</text:p>
          </table:table-cell>
          <table:table-cell table:formula="of:=CONCATENATE(&quot;&lt;item&gt;&quot;;[.C49];&quot;&lt;/item&gt;&quot;)" office:value-type="string" office:string-value="&lt;item&gt;2335.40&lt;/item&gt;" calcext:value-type="string">
            <text:p>&lt;item&gt;2335.40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0 mm </text:p>
          </table:table-cell>
          <table:table-cell office:value-type="string" calcext:value-type="string">
            <text:p>1960.35</text:p>
          </table:table-cell>
          <table:table-cell table:formula="of:=CONCATENATE(&quot;&lt;item&gt;&quot;;[.A50];&quot;/&quot;;[.B50];&quot;&lt;/item&gt;&quot;)" office:value-type="string" office:string-value="&lt;item&gt;650b/27.5 /20 mm &lt;/item&gt;" calcext:value-type="string">
            <text:p>&lt;item&gt;650b/27.5 /20 mm &lt;/item&gt;</text:p>
          </table:table-cell>
          <table:table-cell office:value-type="string" calcext:value-type="string">
            <text:p>650b/27.5_20mm</text:p>
          </table:table-cell>
          <table:table-cell table:formula="of:=CONCATENATE(&quot;&lt;item&gt;&quot;;[.E50];&quot;&lt;/item&gt;&quot;)" office:value-type="string" office:string-value="&lt;item&gt;650b/27.5_20mm&lt;/item&gt;" calcext:value-type="string">
            <text:p>&lt;item&gt;650b/27.5_20mm&lt;/item&gt;</text:p>
          </table:table-cell>
          <table:table-cell table:formula="of:=CONCATENATE(&quot;&lt;item&gt;&quot;;[.C50];&quot;&lt;/item&gt;&quot;)" office:value-type="string" office:string-value="&lt;item&gt;1960.35&lt;/item&gt;" calcext:value-type="string">
            <text:p>&lt;item&gt;1960.35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3 mm </text:p>
          </table:table-cell>
          <table:table-cell office:value-type="string" calcext:value-type="string">
            <text:p>1979.20</text:p>
          </table:table-cell>
          <table:table-cell table:formula="of:=CONCATENATE(&quot;&lt;item&gt;&quot;;[.A51];&quot;/&quot;;[.B51];&quot;&lt;/item&gt;&quot;)" office:value-type="string" office:string-value="&lt;item&gt;650b/27.5 /23 mm &lt;/item&gt;" calcext:value-type="string">
            <text:p>&lt;item&gt;650b/27.5 /23 mm &lt;/item&gt;</text:p>
          </table:table-cell>
          <table:table-cell office:value-type="string" calcext:value-type="string">
            <text:p>650b/27.5_23mm</text:p>
          </table:table-cell>
          <table:table-cell table:formula="of:=CONCATENATE(&quot;&lt;item&gt;&quot;;[.E51];&quot;&lt;/item&gt;&quot;)" office:value-type="string" office:string-value="&lt;item&gt;650b/27.5_23mm&lt;/item&gt;" calcext:value-type="string">
            <text:p>&lt;item&gt;650b/27.5_23mm&lt;/item&gt;</text:p>
          </table:table-cell>
          <table:table-cell table:formula="of:=CONCATENATE(&quot;&lt;item&gt;&quot;;[.C51];&quot;&lt;/item&gt;&quot;)" office:value-type="string" office:string-value="&lt;item&gt;1979.20&lt;/item&gt;" calcext:value-type="string">
            <text:p>&lt;item&gt;1979.20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5 mm </text:p>
          </table:table-cell>
          <table:table-cell office:value-type="string" calcext:value-type="string">
            <text:p>1991.77</text:p>
          </table:table-cell>
          <table:table-cell table:formula="of:=CONCATENATE(&quot;&lt;item&gt;&quot;;[.A52];&quot;/&quot;;[.B52];&quot;&lt;/item&gt;&quot;)" office:value-type="string" office:string-value="&lt;item&gt;650b/27.5 /25 mm &lt;/item&gt;" calcext:value-type="string">
            <text:p>&lt;item&gt;650b/27.5 /25 mm &lt;/item&gt;</text:p>
          </table:table-cell>
          <table:table-cell office:value-type="string" calcext:value-type="string">
            <text:p>650b/27.5_25mm</text:p>
          </table:table-cell>
          <table:table-cell table:formula="of:=CONCATENATE(&quot;&lt;item&gt;&quot;;[.E52];&quot;&lt;/item&gt;&quot;)" office:value-type="string" office:string-value="&lt;item&gt;650b/27.5_25mm&lt;/item&gt;" calcext:value-type="string">
            <text:p>&lt;item&gt;650b/27.5_25mm&lt;/item&gt;</text:p>
          </table:table-cell>
          <table:table-cell table:formula="of:=CONCATENATE(&quot;&lt;item&gt;&quot;;[.C52];&quot;&lt;/item&gt;&quot;)" office:value-type="string" office:string-value="&lt;item&gt;1991.77&lt;/item&gt;" calcext:value-type="string">
            <text:p>&lt;item&gt;1991.77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8 mm </text:p>
          </table:table-cell>
          <table:table-cell office:value-type="string" calcext:value-type="string">
            <text:p>2010.62</text:p>
          </table:table-cell>
          <table:table-cell table:formula="of:=CONCATENATE(&quot;&lt;item&gt;&quot;;[.A53];&quot;/&quot;;[.B53];&quot;&lt;/item&gt;&quot;)" office:value-type="string" office:string-value="&lt;item&gt;650b/27.5 /28 mm &lt;/item&gt;" calcext:value-type="string">
            <text:p>&lt;item&gt;650b/27.5 /28 mm &lt;/item&gt;</text:p>
          </table:table-cell>
          <table:table-cell office:value-type="string" calcext:value-type="string">
            <text:p>650b/27.5_28mm</text:p>
          </table:table-cell>
          <table:table-cell table:formula="of:=CONCATENATE(&quot;&lt;item&gt;&quot;;[.E53];&quot;&lt;/item&gt;&quot;)" office:value-type="string" office:string-value="&lt;item&gt;650b/27.5_28mm&lt;/item&gt;" calcext:value-type="string">
            <text:p>&lt;item&gt;650b/27.5_28mm&lt;/item&gt;</text:p>
          </table:table-cell>
          <table:table-cell table:formula="of:=CONCATENATE(&quot;&lt;item&gt;&quot;;[.C53];&quot;&lt;/item&gt;&quot;)" office:value-type="string" office:string-value="&lt;item&gt;2010.62&lt;/item&gt;" calcext:value-type="string">
            <text:p>&lt;item&gt;2010.62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32 mm </text:p>
          </table:table-cell>
          <table:table-cell office:value-type="string" calcext:value-type="string">
            <text:p>2035.75</text:p>
          </table:table-cell>
          <table:table-cell table:formula="of:=CONCATENATE(&quot;&lt;item&gt;&quot;;[.A54];&quot;/&quot;;[.B54];&quot;&lt;/item&gt;&quot;)" office:value-type="string" office:string-value="&lt;item&gt;650b/27.5 /32 mm &lt;/item&gt;" calcext:value-type="string">
            <text:p>&lt;item&gt;650b/27.5 /32 mm &lt;/item&gt;</text:p>
          </table:table-cell>
          <table:table-cell office:value-type="string" calcext:value-type="string">
            <text:p>650b/27.5_32mm</text:p>
          </table:table-cell>
          <table:table-cell table:formula="of:=CONCATENATE(&quot;&lt;item&gt;&quot;;[.E54];&quot;&lt;/item&gt;&quot;)" office:value-type="string" office:string-value="&lt;item&gt;650b/27.5_32mm&lt;/item&gt;" calcext:value-type="string">
            <text:p>&lt;item&gt;650b/27.5_32mm&lt;/item&gt;</text:p>
          </table:table-cell>
          <table:table-cell table:formula="of:=CONCATENATE(&quot;&lt;item&gt;&quot;;[.C54];&quot;&lt;/item&gt;&quot;)" office:value-type="string" office:string-value="&lt;item&gt;2035.75&lt;/item&gt;" calcext:value-type="string">
            <text:p>&lt;item&gt;2035.75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35 mm </text:p>
          </table:table-cell>
          <table:table-cell office:value-type="string" calcext:value-type="string">
            <text:p>2054.60</text:p>
          </table:table-cell>
          <table:table-cell table:formula="of:=CONCATENATE(&quot;&lt;item&gt;&quot;;[.A55];&quot;/&quot;;[.B55];&quot;&lt;/item&gt;&quot;)" office:value-type="string" office:string-value="&lt;item&gt;650b/27.5 /35 mm &lt;/item&gt;" calcext:value-type="string">
            <text:p>&lt;item&gt;650b/27.5 /35 mm &lt;/item&gt;</text:p>
          </table:table-cell>
          <table:table-cell office:value-type="string" calcext:value-type="string">
            <text:p>650b/27.5_35mm</text:p>
          </table:table-cell>
          <table:table-cell table:formula="of:=CONCATENATE(&quot;&lt;item&gt;&quot;;[.E55];&quot;&lt;/item&gt;&quot;)" office:value-type="string" office:string-value="&lt;item&gt;650b/27.5_35mm&lt;/item&gt;" calcext:value-type="string">
            <text:p>&lt;item&gt;650b/27.5_35mm&lt;/item&gt;</text:p>
          </table:table-cell>
          <table:table-cell table:formula="of:=CONCATENATE(&quot;&lt;item&gt;&quot;;[.C55];&quot;&lt;/item&gt;&quot;)" office:value-type="string" office:string-value="&lt;item&gt;2054.60&lt;/item&gt;" calcext:value-type="string">
            <text:p>&lt;item&gt;2054.60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38 mm </text:p>
          </table:table-cell>
          <table:table-cell office:value-type="string" calcext:value-type="string">
            <text:p>2073.45</text:p>
          </table:table-cell>
          <table:table-cell table:formula="of:=CONCATENATE(&quot;&lt;item&gt;&quot;;[.A56];&quot;/&quot;;[.B56];&quot;&lt;/item&gt;&quot;)" office:value-type="string" office:string-value="&lt;item&gt;650b/27.5 /38 mm &lt;/item&gt;" calcext:value-type="string">
            <text:p>&lt;item&gt;650b/27.5 /38 mm &lt;/item&gt;</text:p>
          </table:table-cell>
          <table:table-cell office:value-type="string" calcext:value-type="string">
            <text:p>650b/27.5_38mm</text:p>
          </table:table-cell>
          <table:table-cell table:formula="of:=CONCATENATE(&quot;&lt;item&gt;&quot;;[.E56];&quot;&lt;/item&gt;&quot;)" office:value-type="string" office:string-value="&lt;item&gt;650b/27.5_38mm&lt;/item&gt;" calcext:value-type="string">
            <text:p>&lt;item&gt;650b/27.5_38mm&lt;/item&gt;</text:p>
          </table:table-cell>
          <table:table-cell table:formula="of:=CONCATENATE(&quot;&lt;item&gt;&quot;;[.C56];&quot;&lt;/item&gt;&quot;)" office:value-type="string" office:string-value="&lt;item&gt;2073.45&lt;/item&gt;" calcext:value-type="string">
            <text:p>&lt;item&gt;2073.45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44 mm </text:p>
          </table:table-cell>
          <table:table-cell office:value-type="string" calcext:value-type="string">
            <text:p>2111.15</text:p>
          </table:table-cell>
          <table:table-cell table:formula="of:=CONCATENATE(&quot;&lt;item&gt;&quot;;[.A57];&quot;/&quot;;[.B57];&quot;&lt;/item&gt;&quot;)" office:value-type="string" office:string-value="&lt;item&gt;650b/27.5 /44 mm &lt;/item&gt;" calcext:value-type="string">
            <text:p>&lt;item&gt;650b/27.5 /44 mm &lt;/item&gt;</text:p>
          </table:table-cell>
          <table:table-cell office:value-type="string" calcext:value-type="string">
            <text:p>650b/27.5_44mm</text:p>
          </table:table-cell>
          <table:table-cell table:formula="of:=CONCATENATE(&quot;&lt;item&gt;&quot;;[.E57];&quot;&lt;/item&gt;&quot;)" office:value-type="string" office:string-value="&lt;item&gt;650b/27.5_44mm&lt;/item&gt;" calcext:value-type="string">
            <text:p>&lt;item&gt;650b/27.5_44mm&lt;/item&gt;</text:p>
          </table:table-cell>
          <table:table-cell table:formula="of:=CONCATENATE(&quot;&lt;item&gt;&quot;;[.C57];&quot;&lt;/item&gt;&quot;)" office:value-type="string" office:string-value="&lt;item&gt;2111.15&lt;/item&gt;" calcext:value-type="string">
            <text:p>&lt;item&gt;2111.15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50 mm </text:p>
          </table:table-cell>
          <table:table-cell office:value-type="string" calcext:value-type="string">
            <text:p>2148.85</text:p>
          </table:table-cell>
          <table:table-cell table:formula="of:=CONCATENATE(&quot;&lt;item&gt;&quot;;[.A58];&quot;/&quot;;[.B58];&quot;&lt;/item&gt;&quot;)" office:value-type="string" office:string-value="&lt;item&gt;650b/27.5 /50 mm &lt;/item&gt;" calcext:value-type="string">
            <text:p>&lt;item&gt;650b/27.5 /50 mm &lt;/item&gt;</text:p>
          </table:table-cell>
          <table:table-cell office:value-type="string" calcext:value-type="string">
            <text:p>650b/27.5_50mm</text:p>
          </table:table-cell>
          <table:table-cell table:formula="of:=CONCATENATE(&quot;&lt;item&gt;&quot;;[.E58];&quot;&lt;/item&gt;&quot;)" office:value-type="string" office:string-value="&lt;item&gt;650b/27.5_50mm&lt;/item&gt;" calcext:value-type="string">
            <text:p>&lt;item&gt;650b/27.5_50mm&lt;/item&gt;</text:p>
          </table:table-cell>
          <table:table-cell table:formula="of:=CONCATENATE(&quot;&lt;item&gt;&quot;;[.C58];&quot;&lt;/item&gt;&quot;)" office:value-type="string" office:string-value="&lt;item&gt;2148.85&lt;/item&gt;" calcext:value-type="string">
            <text:p>&lt;item&gt;2148.85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56 mm </text:p>
          </table:table-cell>
          <table:table-cell office:value-type="string" calcext:value-type="string">
            <text:p>2186.55</text:p>
          </table:table-cell>
          <table:table-cell table:formula="of:=CONCATENATE(&quot;&lt;item&gt;&quot;;[.A59];&quot;/&quot;;[.B59];&quot;&lt;/item&gt;&quot;)" office:value-type="string" office:string-value="&lt;item&gt;650b/27.5 /56 mm &lt;/item&gt;" calcext:value-type="string">
            <text:p>&lt;item&gt;650b/27.5 /56 mm &lt;/item&gt;</text:p>
          </table:table-cell>
          <table:table-cell office:value-type="string" calcext:value-type="string">
            <text:p>650b/27.5_56mm</text:p>
          </table:table-cell>
          <table:table-cell table:formula="of:=CONCATENATE(&quot;&lt;item&gt;&quot;;[.E59];&quot;&lt;/item&gt;&quot;)" office:value-type="string" office:string-value="&lt;item&gt;650b/27.5_56mm&lt;/item&gt;" calcext:value-type="string">
            <text:p>&lt;item&gt;650b/27.5_56mm&lt;/item&gt;</text:p>
          </table:table-cell>
          <table:table-cell table:formula="of:=CONCATENATE(&quot;&lt;item&gt;&quot;;[.C59];&quot;&lt;/item&gt;&quot;)" office:value-type="string" office:string-value="&lt;item&gt;2186.55&lt;/item&gt;" calcext:value-type="string">
            <text:p>&lt;item&gt;2186.55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1.00 inch </text:p>
          </table:table-cell>
          <table:table-cell office:value-type="string" calcext:value-type="string">
            <text:p>1994.28</text:p>
          </table:table-cell>
          <table:table-cell table:formula="of:=CONCATENATE(&quot;&lt;item&gt;&quot;;[.A60];&quot;/&quot;;[.B60];&quot;&lt;/item&gt;&quot;)" office:value-type="string" office:string-value="&lt;item&gt;650b/27.5 /1.00 inch &lt;/item&gt;" calcext:value-type="string">
            <text:p>&lt;item&gt;650b/27.5 /1.00 inch &lt;/item&gt;</text:p>
          </table:table-cell>
          <table:table-cell office:value-type="string" calcext:value-type="string">
            <text:p>650b/27.5_1.00inch</text:p>
          </table:table-cell>
          <table:table-cell table:formula="of:=CONCATENATE(&quot;&lt;item&gt;&quot;;[.E60];&quot;&lt;/item&gt;&quot;)" office:value-type="string" office:string-value="&lt;item&gt;650b/27.5_1.00inch&lt;/item&gt;" calcext:value-type="string">
            <text:p>&lt;item&gt;650b/27.5_1.00inch&lt;/item&gt;</text:p>
          </table:table-cell>
          <table:table-cell table:formula="of:=CONCATENATE(&quot;&lt;item&gt;&quot;;[.C60];&quot;&lt;/item&gt;&quot;)" office:value-type="string" office:string-value="&lt;item&gt;1994.28&lt;/item&gt;" calcext:value-type="string">
            <text:p>&lt;item&gt;1994.28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1.25 inch </text:p>
          </table:table-cell>
          <table:table-cell office:value-type="string" calcext:value-type="string">
            <text:p>2034.18</text:p>
          </table:table-cell>
          <table:table-cell table:formula="of:=CONCATENATE(&quot;&lt;item&gt;&quot;;[.A61];&quot;/&quot;;[.B61];&quot;&lt;/item&gt;&quot;)" office:value-type="string" office:string-value="&lt;item&gt;650b/27.5 /1.25 inch &lt;/item&gt;" calcext:value-type="string">
            <text:p>&lt;item&gt;650b/27.5 /1.25 inch &lt;/item&gt;</text:p>
          </table:table-cell>
          <table:table-cell office:value-type="string" calcext:value-type="string">
            <text:p>650b/27.5_1.25inch</text:p>
          </table:table-cell>
          <table:table-cell table:formula="of:=CONCATENATE(&quot;&lt;item&gt;&quot;;[.E61];&quot;&lt;/item&gt;&quot;)" office:value-type="string" office:string-value="&lt;item&gt;650b/27.5_1.25inch&lt;/item&gt;" calcext:value-type="string">
            <text:p>&lt;item&gt;650b/27.5_1.25inch&lt;/item&gt;</text:p>
          </table:table-cell>
          <table:table-cell table:formula="of:=CONCATENATE(&quot;&lt;item&gt;&quot;;[.C61];&quot;&lt;/item&gt;&quot;)" office:value-type="string" office:string-value="&lt;item&gt;2034.18&lt;/item&gt;" calcext:value-type="string">
            <text:p>&lt;item&gt;2034.18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1.5 inch </text:p>
          </table:table-cell>
          <table:table-cell office:value-type="string" calcext:value-type="string">
            <text:p>2074.08</text:p>
          </table:table-cell>
          <table:table-cell table:formula="of:=CONCATENATE(&quot;&lt;item&gt;&quot;;[.A62];&quot;/&quot;;[.B62];&quot;&lt;/item&gt;&quot;)" office:value-type="string" office:string-value="&lt;item&gt;650b/27.5 /1.5 inch &lt;/item&gt;" calcext:value-type="string">
            <text:p>&lt;item&gt;650b/27.5 /1.5 inch &lt;/item&gt;</text:p>
          </table:table-cell>
          <table:table-cell office:value-type="string" calcext:value-type="string">
            <text:p>650b/27.5_1.5inch</text:p>
          </table:table-cell>
          <table:table-cell table:formula="of:=CONCATENATE(&quot;&lt;item&gt;&quot;;[.E62];&quot;&lt;/item&gt;&quot;)" office:value-type="string" office:string-value="&lt;item&gt;650b/27.5_1.5inch&lt;/item&gt;" calcext:value-type="string">
            <text:p>&lt;item&gt;650b/27.5_1.5inch&lt;/item&gt;</text:p>
          </table:table-cell>
          <table:table-cell table:formula="of:=CONCATENATE(&quot;&lt;item&gt;&quot;;[.C62];&quot;&lt;/item&gt;&quot;)" office:value-type="string" office:string-value="&lt;item&gt;2074.08&lt;/item&gt;" calcext:value-type="string">
            <text:p>&lt;item&gt;2074.08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1.75 inch </text:p>
          </table:table-cell>
          <table:table-cell office:value-type="string" calcext:value-type="string">
            <text:p>2113.98</text:p>
          </table:table-cell>
          <table:table-cell table:formula="of:=CONCATENATE(&quot;&lt;item&gt;&quot;;[.A63];&quot;/&quot;;[.B63];&quot;&lt;/item&gt;&quot;)" office:value-type="string" office:string-value="&lt;item&gt;650b/27.5 /1.75 inch &lt;/item&gt;" calcext:value-type="string">
            <text:p>&lt;item&gt;650b/27.5 /1.75 inch &lt;/item&gt;</text:p>
          </table:table-cell>
          <table:table-cell office:value-type="string" calcext:value-type="string">
            <text:p>650b/27.5_1.75inch</text:p>
          </table:table-cell>
          <table:table-cell table:formula="of:=CONCATENATE(&quot;&lt;item&gt;&quot;;[.E63];&quot;&lt;/item&gt;&quot;)" office:value-type="string" office:string-value="&lt;item&gt;650b/27.5_1.75inch&lt;/item&gt;" calcext:value-type="string">
            <text:p>&lt;item&gt;650b/27.5_1.75inch&lt;/item&gt;</text:p>
          </table:table-cell>
          <table:table-cell table:formula="of:=CONCATENATE(&quot;&lt;item&gt;&quot;;[.C63];&quot;&lt;/item&gt;&quot;)" office:value-type="string" office:string-value="&lt;item&gt;2113.98&lt;/item&gt;" calcext:value-type="string">
            <text:p>&lt;item&gt;2113.98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1.90 inch </text:p>
          </table:table-cell>
          <table:table-cell office:value-type="string" calcext:value-type="string">
            <text:p>2137.92</text:p>
          </table:table-cell>
          <table:table-cell table:formula="of:=CONCATENATE(&quot;&lt;item&gt;&quot;;[.A64];&quot;/&quot;;[.B64];&quot;&lt;/item&gt;&quot;)" office:value-type="string" office:string-value="&lt;item&gt;650b/27.5 /1.90 inch &lt;/item&gt;" calcext:value-type="string">
            <text:p>&lt;item&gt;650b/27.5 /1.90 inch &lt;/item&gt;</text:p>
          </table:table-cell>
          <table:table-cell office:value-type="string" calcext:value-type="string">
            <text:p>650b/27.5_1.90inch</text:p>
          </table:table-cell>
          <table:table-cell table:formula="of:=CONCATENATE(&quot;&lt;item&gt;&quot;;[.E64];&quot;&lt;/item&gt;&quot;)" office:value-type="string" office:string-value="&lt;item&gt;650b/27.5_1.90inch&lt;/item&gt;" calcext:value-type="string">
            <text:p>&lt;item&gt;650b/27.5_1.90inch&lt;/item&gt;</text:p>
          </table:table-cell>
          <table:table-cell table:formula="of:=CONCATENATE(&quot;&lt;item&gt;&quot;;[.C64];&quot;&lt;/item&gt;&quot;)" office:value-type="string" office:string-value="&lt;item&gt;2137.92&lt;/item&gt;" calcext:value-type="string">
            <text:p>&lt;item&gt;2137.92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1.95 inch </text:p>
          </table:table-cell>
          <table:table-cell office:value-type="string" calcext:value-type="string">
            <text:p>2145.71</text:p>
          </table:table-cell>
          <table:table-cell table:formula="of:=CONCATENATE(&quot;&lt;item&gt;&quot;;[.A65];&quot;/&quot;;[.B65];&quot;&lt;/item&gt;&quot;)" office:value-type="string" office:string-value="&lt;item&gt;650b/27.5 /1.95 inch &lt;/item&gt;" calcext:value-type="string">
            <text:p>&lt;item&gt;650b/27.5 /1.95 inch &lt;/item&gt;</text:p>
          </table:table-cell>
          <table:table-cell office:value-type="string" calcext:value-type="string">
            <text:p>650b/27.5_1.95inch</text:p>
          </table:table-cell>
          <table:table-cell table:formula="of:=CONCATENATE(&quot;&lt;item&gt;&quot;;[.E65];&quot;&lt;/item&gt;&quot;)" office:value-type="string" office:string-value="&lt;item&gt;650b/27.5_1.95inch&lt;/item&gt;" calcext:value-type="string">
            <text:p>&lt;item&gt;650b/27.5_1.95inch&lt;/item&gt;</text:p>
          </table:table-cell>
          <table:table-cell table:formula="of:=CONCATENATE(&quot;&lt;item&gt;&quot;;[.C65];&quot;&lt;/item&gt;&quot;)" office:value-type="string" office:string-value="&lt;item&gt;2145.71&lt;/item&gt;" calcext:value-type="string">
            <text:p>&lt;item&gt;2145.71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00 inch </text:p>
          </table:table-cell>
          <table:table-cell office:value-type="string" calcext:value-type="string">
            <text:p>2153.88</text:p>
          </table:table-cell>
          <table:table-cell table:formula="of:=CONCATENATE(&quot;&lt;item&gt;&quot;;[.A66];&quot;/&quot;;[.B66];&quot;&lt;/item&gt;&quot;)" office:value-type="string" office:string-value="&lt;item&gt;650b/27.5 /2.00 inch &lt;/item&gt;" calcext:value-type="string">
            <text:p>&lt;item&gt;650b/27.5 /2.00 inch &lt;/item&gt;</text:p>
          </table:table-cell>
          <table:table-cell office:value-type="string" calcext:value-type="string">
            <text:p>650b/27.5_2.00inch</text:p>
          </table:table-cell>
          <table:table-cell table:formula="of:=CONCATENATE(&quot;&lt;item&gt;&quot;;[.E66];&quot;&lt;/item&gt;&quot;)" office:value-type="string" office:string-value="&lt;item&gt;650b/27.5_2.00inch&lt;/item&gt;" calcext:value-type="string">
            <text:p>&lt;item&gt;650b/27.5_2.00inch&lt;/item&gt;</text:p>
          </table:table-cell>
          <table:table-cell table:formula="of:=CONCATENATE(&quot;&lt;item&gt;&quot;;[.C66];&quot;&lt;/item&gt;&quot;)" office:value-type="string" office:string-value="&lt;item&gt;2153.88&lt;/item&gt;" calcext:value-type="string">
            <text:p>&lt;item&gt;2153.88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10 inch </text:p>
          </table:table-cell>
          <table:table-cell office:value-type="string" calcext:value-type="string">
            <text:p>2169.84</text:p>
          </table:table-cell>
          <table:table-cell table:formula="of:=CONCATENATE(&quot;&lt;item&gt;&quot;;[.A67];&quot;/&quot;;[.B67];&quot;&lt;/item&gt;&quot;)" office:value-type="string" office:string-value="&lt;item&gt;650b/27.5 /2.10 inch &lt;/item&gt;" calcext:value-type="string">
            <text:p>&lt;item&gt;650b/27.5 /2.10 inch &lt;/item&gt;</text:p>
          </table:table-cell>
          <table:table-cell office:value-type="string" calcext:value-type="string">
            <text:p>650b/27.5_2.10inch</text:p>
          </table:table-cell>
          <table:table-cell table:formula="of:=CONCATENATE(&quot;&lt;item&gt;&quot;;[.E67];&quot;&lt;/item&gt;&quot;)" office:value-type="string" office:string-value="&lt;item&gt;650b/27.5_2.10inch&lt;/item&gt;" calcext:value-type="string">
            <text:p>&lt;item&gt;650b/27.5_2.10inch&lt;/item&gt;</text:p>
          </table:table-cell>
          <table:table-cell table:formula="of:=CONCATENATE(&quot;&lt;item&gt;&quot;;[.C67];&quot;&lt;/item&gt;&quot;)" office:value-type="string" office:string-value="&lt;item&gt;2169.84&lt;/item&gt;" calcext:value-type="string">
            <text:p>&lt;item&gt;2169.84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125 inch </text:p>
          </table:table-cell>
          <table:table-cell office:value-type="string" calcext:value-type="string">
            <text:p>2173.98</text:p>
          </table:table-cell>
          <table:table-cell table:formula="of:=CONCATENATE(&quot;&lt;item&gt;&quot;;[.A68];&quot;/&quot;;[.B68];&quot;&lt;/item&gt;&quot;)" office:value-type="string" office:string-value="&lt;item&gt;650b/27.5 /2.125 inch &lt;/item&gt;" calcext:value-type="string">
            <text:p>&lt;item&gt;650b/27.5 /2.125 inch &lt;/item&gt;</text:p>
          </table:table-cell>
          <table:table-cell office:value-type="string" calcext:value-type="string">
            <text:p>650b/27.5_2.125inch</text:p>
          </table:table-cell>
          <table:table-cell table:formula="of:=CONCATENATE(&quot;&lt;item&gt;&quot;;[.E68];&quot;&lt;/item&gt;&quot;)" office:value-type="string" office:string-value="&lt;item&gt;650b/27.5_2.125inch&lt;/item&gt;" calcext:value-type="string">
            <text:p>&lt;item&gt;650b/27.5_2.125inch&lt;/item&gt;</text:p>
          </table:table-cell>
          <table:table-cell table:formula="of:=CONCATENATE(&quot;&lt;item&gt;&quot;;[.C68];&quot;&lt;/item&gt;&quot;)" office:value-type="string" office:string-value="&lt;item&gt;2173.98&lt;/item&gt;" calcext:value-type="string">
            <text:p>&lt;item&gt;2173.98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20 inch </text:p>
          </table:table-cell>
          <table:table-cell office:value-type="string" calcext:value-type="string">
            <text:p>2185.79</text:p>
          </table:table-cell>
          <table:table-cell table:formula="of:=CONCATENATE(&quot;&lt;item&gt;&quot;;[.A69];&quot;/&quot;;[.B69];&quot;&lt;/item&gt;&quot;)" office:value-type="string" office:string-value="&lt;item&gt;650b/27.5 /2.20 inch &lt;/item&gt;" calcext:value-type="string">
            <text:p>&lt;item&gt;650b/27.5 /2.20 inch &lt;/item&gt;</text:p>
          </table:table-cell>
          <table:table-cell office:value-type="string" calcext:value-type="string">
            <text:p>650b/27.5_2.20inch</text:p>
          </table:table-cell>
          <table:table-cell table:formula="of:=CONCATENATE(&quot;&lt;item&gt;&quot;;[.E69];&quot;&lt;/item&gt;&quot;)" office:value-type="string" office:string-value="&lt;item&gt;650b/27.5_2.20inch&lt;/item&gt;" calcext:value-type="string">
            <text:p>&lt;item&gt;650b/27.5_2.20inch&lt;/item&gt;</text:p>
          </table:table-cell>
          <table:table-cell table:formula="of:=CONCATENATE(&quot;&lt;item&gt;&quot;;[.C69];&quot;&lt;/item&gt;&quot;)" office:value-type="string" office:string-value="&lt;item&gt;2185.79&lt;/item&gt;" calcext:value-type="string">
            <text:p>&lt;item&gt;2185.79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25 inch </text:p>
          </table:table-cell>
          <table:table-cell office:value-type="string" calcext:value-type="string">
            <text:p>2193.77</text:p>
          </table:table-cell>
          <table:table-cell table:formula="of:=CONCATENATE(&quot;&lt;item&gt;&quot;;[.A70];&quot;/&quot;;[.B70];&quot;&lt;/item&gt;&quot;)" office:value-type="string" office:string-value="&lt;item&gt;650b/27.5 /2.25 inch &lt;/item&gt;" calcext:value-type="string">
            <text:p>&lt;item&gt;650b/27.5 /2.25 inch &lt;/item&gt;</text:p>
          </table:table-cell>
          <table:table-cell office:value-type="string" calcext:value-type="string">
            <text:p>650b/27.5_2.25inch</text:p>
          </table:table-cell>
          <table:table-cell table:formula="of:=CONCATENATE(&quot;&lt;item&gt;&quot;;[.E70];&quot;&lt;/item&gt;&quot;)" office:value-type="string" office:string-value="&lt;item&gt;650b/27.5_2.25inch&lt;/item&gt;" calcext:value-type="string">
            <text:p>&lt;item&gt;650b/27.5_2.25inch&lt;/item&gt;</text:p>
          </table:table-cell>
          <table:table-cell table:formula="of:=CONCATENATE(&quot;&lt;item&gt;&quot;;[.C70];&quot;&lt;/item&gt;&quot;)" office:value-type="string" office:string-value="&lt;item&gt;2193.77&lt;/item&gt;" calcext:value-type="string">
            <text:p>&lt;item&gt;2193.77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30 inch </text:p>
          </table:table-cell>
          <table:table-cell office:value-type="string" calcext:value-type="string">
            <text:p>2201.75</text:p>
          </table:table-cell>
          <table:table-cell table:formula="of:=CONCATENATE(&quot;&lt;item&gt;&quot;;[.A71];&quot;/&quot;;[.B71];&quot;&lt;/item&gt;&quot;)" office:value-type="string" office:string-value="&lt;item&gt;650b/27.5 /2.30 inch &lt;/item&gt;" calcext:value-type="string">
            <text:p>&lt;item&gt;650b/27.5 /2.30 inch &lt;/item&gt;</text:p>
          </table:table-cell>
          <table:table-cell office:value-type="string" calcext:value-type="string">
            <text:p>650b/27.5_2.30inch</text:p>
          </table:table-cell>
          <table:table-cell table:formula="of:=CONCATENATE(&quot;&lt;item&gt;&quot;;[.E71];&quot;&lt;/item&gt;&quot;)" office:value-type="string" office:string-value="&lt;item&gt;650b/27.5_2.30inch&lt;/item&gt;" calcext:value-type="string">
            <text:p>&lt;item&gt;650b/27.5_2.30inch&lt;/item&gt;</text:p>
          </table:table-cell>
          <table:table-cell table:formula="of:=CONCATENATE(&quot;&lt;item&gt;&quot;;[.C71];&quot;&lt;/item&gt;&quot;)" office:value-type="string" office:string-value="&lt;item&gt;2201.75&lt;/item&gt;" calcext:value-type="string">
            <text:p>&lt;item&gt;2201.75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35 inch </text:p>
          </table:table-cell>
          <table:table-cell office:value-type="string" calcext:value-type="string">
            <text:p>2209.73</text:p>
          </table:table-cell>
          <table:table-cell table:formula="of:=CONCATENATE(&quot;&lt;item&gt;&quot;;[.A72];&quot;/&quot;;[.B72];&quot;&lt;/item&gt;&quot;)" office:value-type="string" office:string-value="&lt;item&gt;650b/27.5 /2.35 inch &lt;/item&gt;" calcext:value-type="string">
            <text:p>&lt;item&gt;650b/27.5 /2.35 inch &lt;/item&gt;</text:p>
          </table:table-cell>
          <table:table-cell office:value-type="string" calcext:value-type="string">
            <text:p>650b/27.5_2.35inch</text:p>
          </table:table-cell>
          <table:table-cell table:formula="of:=CONCATENATE(&quot;&lt;item&gt;&quot;;[.E72];&quot;&lt;/item&gt;&quot;)" office:value-type="string" office:string-value="&lt;item&gt;650b/27.5_2.35inch&lt;/item&gt;" calcext:value-type="string">
            <text:p>&lt;item&gt;650b/27.5_2.35inch&lt;/item&gt;</text:p>
          </table:table-cell>
          <table:table-cell table:formula="of:=CONCATENATE(&quot;&lt;item&gt;&quot;;[.C72];&quot;&lt;/item&gt;&quot;)" office:value-type="string" office:string-value="&lt;item&gt;2209.73&lt;/item&gt;" calcext:value-type="string">
            <text:p>&lt;item&gt;2209.73&lt;/item&gt;</text:p>
          </table:table-cell>
        </table:table-row>
        <table:table-row table:style-name="ro1">
          <table:table-cell office:value-type="string" calcext:value-type="string">
            <text:p>650b/27.5 </text:p>
          </table:table-cell>
          <table:table-cell office:value-type="string" calcext:value-type="string">
            <text:p>2.40 inch </text:p>
          </table:table-cell>
          <table:table-cell office:value-type="string" calcext:value-type="string">
            <text:p>2216.02</text:p>
          </table:table-cell>
          <table:table-cell table:formula="of:=CONCATENATE(&quot;&lt;item&gt;&quot;;[.A73];&quot;/&quot;;[.B73];&quot;&lt;/item&gt;&quot;)" office:value-type="string" office:string-value="&lt;item&gt;650b/27.5 /2.40 inch &lt;/item&gt;" calcext:value-type="string">
            <text:p>&lt;item&gt;650b/27.5 /2.40 inch &lt;/item&gt;</text:p>
          </table:table-cell>
          <table:table-cell office:value-type="string" calcext:value-type="string">
            <text:p>650b/27.5_2.40inch</text:p>
          </table:table-cell>
          <table:table-cell table:formula="of:=CONCATENATE(&quot;&lt;item&gt;&quot;;[.E73];&quot;&lt;/item&gt;&quot;)" office:value-type="string" office:string-value="&lt;item&gt;650b/27.5_2.40inch&lt;/item&gt;" calcext:value-type="string">
            <text:p>&lt;item&gt;650b/27.5_2.40inch&lt;/item&gt;</text:p>
          </table:table-cell>
          <table:table-cell table:formula="of:=CONCATENATE(&quot;&lt;item&gt;&quot;;[.C73];&quot;&lt;/item&gt;&quot;)" office:value-type="string" office:string-value="&lt;item&gt;2216.02&lt;/item&gt;" calcext:value-type="string">
            <text:p>&lt;item&gt;2216.02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0 mm </text:p>
          </table:table-cell>
          <table:table-cell office:value-type="string" calcext:value-type="string">
            <text:p>1919.51</text:p>
          </table:table-cell>
          <table:table-cell table:formula="of:=CONCATENATE(&quot;&lt;item&gt;&quot;;[.A74];&quot;/&quot;;[.B74];&quot;&lt;/item&gt;&quot;)" office:value-type="string" office:string-value="&lt;item&gt;650c /20 mm &lt;/item&gt;" calcext:value-type="string">
            <text:p>&lt;item&gt;650c /20 mm &lt;/item&gt;</text:p>
          </table:table-cell>
          <table:table-cell office:value-type="string" calcext:value-type="string">
            <text:p>650c_20mm</text:p>
          </table:table-cell>
          <table:table-cell table:formula="of:=CONCATENATE(&quot;&lt;item&gt;&quot;;[.E74];&quot;&lt;/item&gt;&quot;)" office:value-type="string" office:string-value="&lt;item&gt;650c_20mm&lt;/item&gt;" calcext:value-type="string">
            <text:p>&lt;item&gt;650c_20mm&lt;/item&gt;</text:p>
          </table:table-cell>
          <table:table-cell table:formula="of:=CONCATENATE(&quot;&lt;item&gt;&quot;;[.C74];&quot;&lt;/item&gt;&quot;)" office:value-type="string" office:string-value="&lt;item&gt;1919.51&lt;/item&gt;" calcext:value-type="string">
            <text:p>&lt;item&gt;1919.51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3 mm </text:p>
          </table:table-cell>
          <table:table-cell office:value-type="string" calcext:value-type="string">
            <text:p>1938.36</text:p>
          </table:table-cell>
          <table:table-cell table:formula="of:=CONCATENATE(&quot;&lt;item&gt;&quot;;[.A75];&quot;/&quot;;[.B75];&quot;&lt;/item&gt;&quot;)" office:value-type="string" office:string-value="&lt;item&gt;650c /23 mm &lt;/item&gt;" calcext:value-type="string">
            <text:p>&lt;item&gt;650c /23 mm &lt;/item&gt;</text:p>
          </table:table-cell>
          <table:table-cell office:value-type="string" calcext:value-type="string">
            <text:p>650c_23mm</text:p>
          </table:table-cell>
          <table:table-cell table:formula="of:=CONCATENATE(&quot;&lt;item&gt;&quot;;[.E75];&quot;&lt;/item&gt;&quot;)" office:value-type="string" office:string-value="&lt;item&gt;650c_23mm&lt;/item&gt;" calcext:value-type="string">
            <text:p>&lt;item&gt;650c_23mm&lt;/item&gt;</text:p>
          </table:table-cell>
          <table:table-cell table:formula="of:=CONCATENATE(&quot;&lt;item&gt;&quot;;[.C75];&quot;&lt;/item&gt;&quot;)" office:value-type="string" office:string-value="&lt;item&gt;1938.36&lt;/item&gt;" calcext:value-type="string">
            <text:p>&lt;item&gt;1938.36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5 mm </text:p>
          </table:table-cell>
          <table:table-cell office:value-type="string" calcext:value-type="string">
            <text:p>1950.93</text:p>
          </table:table-cell>
          <table:table-cell table:formula="of:=CONCATENATE(&quot;&lt;item&gt;&quot;;[.A76];&quot;/&quot;;[.B76];&quot;&lt;/item&gt;&quot;)" office:value-type="string" office:string-value="&lt;item&gt;650c /25 mm &lt;/item&gt;" calcext:value-type="string">
            <text:p>&lt;item&gt;650c /25 mm &lt;/item&gt;</text:p>
          </table:table-cell>
          <table:table-cell office:value-type="string" calcext:value-type="string">
            <text:p>650c_25mm</text:p>
          </table:table-cell>
          <table:table-cell table:formula="of:=CONCATENATE(&quot;&lt;item&gt;&quot;;[.E76];&quot;&lt;/item&gt;&quot;)" office:value-type="string" office:string-value="&lt;item&gt;650c_25mm&lt;/item&gt;" calcext:value-type="string">
            <text:p>&lt;item&gt;650c_25mm&lt;/item&gt;</text:p>
          </table:table-cell>
          <table:table-cell table:formula="of:=CONCATENATE(&quot;&lt;item&gt;&quot;;[.C76];&quot;&lt;/item&gt;&quot;)" office:value-type="string" office:string-value="&lt;item&gt;1950.93&lt;/item&gt;" calcext:value-type="string">
            <text:p>&lt;item&gt;1950.93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8 mm </text:p>
          </table:table-cell>
          <table:table-cell office:value-type="string" calcext:value-type="string">
            <text:p>1969.78</text:p>
          </table:table-cell>
          <table:table-cell table:formula="of:=CONCATENATE(&quot;&lt;item&gt;&quot;;[.A77];&quot;/&quot;;[.B77];&quot;&lt;/item&gt;&quot;)" office:value-type="string" office:string-value="&lt;item&gt;650c /28 mm &lt;/item&gt;" calcext:value-type="string">
            <text:p>&lt;item&gt;650c /28 mm &lt;/item&gt;</text:p>
          </table:table-cell>
          <table:table-cell office:value-type="string" calcext:value-type="string">
            <text:p>650c_28mm</text:p>
          </table:table-cell>
          <table:table-cell table:formula="of:=CONCATENATE(&quot;&lt;item&gt;&quot;;[.E77];&quot;&lt;/item&gt;&quot;)" office:value-type="string" office:string-value="&lt;item&gt;650c_28mm&lt;/item&gt;" calcext:value-type="string">
            <text:p>&lt;item&gt;650c_28mm&lt;/item&gt;</text:p>
          </table:table-cell>
          <table:table-cell table:formula="of:=CONCATENATE(&quot;&lt;item&gt;&quot;;[.C77];&quot;&lt;/item&gt;&quot;)" office:value-type="string" office:string-value="&lt;item&gt;1969.78&lt;/item&gt;" calcext:value-type="string">
            <text:p>&lt;item&gt;1969.78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32 mm </text:p>
          </table:table-cell>
          <table:table-cell office:value-type="string" calcext:value-type="string">
            <text:p>1994.91</text:p>
          </table:table-cell>
          <table:table-cell table:formula="of:=CONCATENATE(&quot;&lt;item&gt;&quot;;[.A78];&quot;/&quot;;[.B78];&quot;&lt;/item&gt;&quot;)" office:value-type="string" office:string-value="&lt;item&gt;650c /32 mm &lt;/item&gt;" calcext:value-type="string">
            <text:p>&lt;item&gt;650c /32 mm &lt;/item&gt;</text:p>
          </table:table-cell>
          <table:table-cell office:value-type="string" calcext:value-type="string">
            <text:p>650c_32mm</text:p>
          </table:table-cell>
          <table:table-cell table:formula="of:=CONCATENATE(&quot;&lt;item&gt;&quot;;[.E78];&quot;&lt;/item&gt;&quot;)" office:value-type="string" office:string-value="&lt;item&gt;650c_32mm&lt;/item&gt;" calcext:value-type="string">
            <text:p>&lt;item&gt;650c_32mm&lt;/item&gt;</text:p>
          </table:table-cell>
          <table:table-cell table:formula="of:=CONCATENATE(&quot;&lt;item&gt;&quot;;[.C78];&quot;&lt;/item&gt;&quot;)" office:value-type="string" office:string-value="&lt;item&gt;1994.91&lt;/item&gt;" calcext:value-type="string">
            <text:p>&lt;item&gt;1994.91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35 mm </text:p>
          </table:table-cell>
          <table:table-cell office:value-type="string" calcext:value-type="string">
            <text:p>2013.76</text:p>
          </table:table-cell>
          <table:table-cell table:formula="of:=CONCATENATE(&quot;&lt;item&gt;&quot;;[.A79];&quot;/&quot;;[.B79];&quot;&lt;/item&gt;&quot;)" office:value-type="string" office:string-value="&lt;item&gt;650c /35 mm &lt;/item&gt;" calcext:value-type="string">
            <text:p>&lt;item&gt;650c /35 mm &lt;/item&gt;</text:p>
          </table:table-cell>
          <table:table-cell office:value-type="string" calcext:value-type="string">
            <text:p>650c_35mm</text:p>
          </table:table-cell>
          <table:table-cell table:formula="of:=CONCATENATE(&quot;&lt;item&gt;&quot;;[.E79];&quot;&lt;/item&gt;&quot;)" office:value-type="string" office:string-value="&lt;item&gt;650c_35mm&lt;/item&gt;" calcext:value-type="string">
            <text:p>&lt;item&gt;650c_35mm&lt;/item&gt;</text:p>
          </table:table-cell>
          <table:table-cell table:formula="of:=CONCATENATE(&quot;&lt;item&gt;&quot;;[.C79];&quot;&lt;/item&gt;&quot;)" office:value-type="string" office:string-value="&lt;item&gt;2013.76&lt;/item&gt;" calcext:value-type="string">
            <text:p>&lt;item&gt;2013.76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38 mm </text:p>
          </table:table-cell>
          <table:table-cell office:value-type="string" calcext:value-type="string">
            <text:p>2032.61</text:p>
          </table:table-cell>
          <table:table-cell table:formula="of:=CONCATENATE(&quot;&lt;item&gt;&quot;;[.A80];&quot;/&quot;;[.B80];&quot;&lt;/item&gt;&quot;)" office:value-type="string" office:string-value="&lt;item&gt;650c /38 mm &lt;/item&gt;" calcext:value-type="string">
            <text:p>&lt;item&gt;650c /38 mm &lt;/item&gt;</text:p>
          </table:table-cell>
          <table:table-cell office:value-type="string" calcext:value-type="string">
            <text:p>650c_38mm</text:p>
          </table:table-cell>
          <table:table-cell table:formula="of:=CONCATENATE(&quot;&lt;item&gt;&quot;;[.E80];&quot;&lt;/item&gt;&quot;)" office:value-type="string" office:string-value="&lt;item&gt;650c_38mm&lt;/item&gt;" calcext:value-type="string">
            <text:p>&lt;item&gt;650c_38mm&lt;/item&gt;</text:p>
          </table:table-cell>
          <table:table-cell table:formula="of:=CONCATENATE(&quot;&lt;item&gt;&quot;;[.C80];&quot;&lt;/item&gt;&quot;)" office:value-type="string" office:string-value="&lt;item&gt;2032.61&lt;/item&gt;" calcext:value-type="string">
            <text:p>&lt;item&gt;2032.61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44 mm </text:p>
          </table:table-cell>
          <table:table-cell office:value-type="string" calcext:value-type="string">
            <text:p>2070.31</text:p>
          </table:table-cell>
          <table:table-cell table:formula="of:=CONCATENATE(&quot;&lt;item&gt;&quot;;[.A81];&quot;/&quot;;[.B81];&quot;&lt;/item&gt;&quot;)" office:value-type="string" office:string-value="&lt;item&gt;650c /44 mm &lt;/item&gt;" calcext:value-type="string">
            <text:p>&lt;item&gt;650c /44 mm &lt;/item&gt;</text:p>
          </table:table-cell>
          <table:table-cell office:value-type="string" calcext:value-type="string">
            <text:p>650c_44mm</text:p>
          </table:table-cell>
          <table:table-cell table:formula="of:=CONCATENATE(&quot;&lt;item&gt;&quot;;[.E81];&quot;&lt;/item&gt;&quot;)" office:value-type="string" office:string-value="&lt;item&gt;650c_44mm&lt;/item&gt;" calcext:value-type="string">
            <text:p>&lt;item&gt;650c_44mm&lt;/item&gt;</text:p>
          </table:table-cell>
          <table:table-cell table:formula="of:=CONCATENATE(&quot;&lt;item&gt;&quot;;[.C81];&quot;&lt;/item&gt;&quot;)" office:value-type="string" office:string-value="&lt;item&gt;2070.31&lt;/item&gt;" calcext:value-type="string">
            <text:p>&lt;item&gt;2070.31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50 mm </text:p>
          </table:table-cell>
          <table:table-cell office:value-type="string" calcext:value-type="string">
            <text:p>2108.01</text:p>
          </table:table-cell>
          <table:table-cell table:formula="of:=CONCATENATE(&quot;&lt;item&gt;&quot;;[.A82];&quot;/&quot;;[.B82];&quot;&lt;/item&gt;&quot;)" office:value-type="string" office:string-value="&lt;item&gt;650c /50 mm &lt;/item&gt;" calcext:value-type="string">
            <text:p>&lt;item&gt;650c /50 mm &lt;/item&gt;</text:p>
          </table:table-cell>
          <table:table-cell office:value-type="string" calcext:value-type="string">
            <text:p>650c_50mm</text:p>
          </table:table-cell>
          <table:table-cell table:formula="of:=CONCATENATE(&quot;&lt;item&gt;&quot;;[.E82];&quot;&lt;/item&gt;&quot;)" office:value-type="string" office:string-value="&lt;item&gt;650c_50mm&lt;/item&gt;" calcext:value-type="string">
            <text:p>&lt;item&gt;650c_50mm&lt;/item&gt;</text:p>
          </table:table-cell>
          <table:table-cell table:formula="of:=CONCATENATE(&quot;&lt;item&gt;&quot;;[.C82];&quot;&lt;/item&gt;&quot;)" office:value-type="string" office:string-value="&lt;item&gt;2108.01&lt;/item&gt;" calcext:value-type="string">
            <text:p>&lt;item&gt;2108.01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56 mm </text:p>
          </table:table-cell>
          <table:table-cell office:value-type="string" calcext:value-type="string">
            <text:p>2145.71</text:p>
          </table:table-cell>
          <table:table-cell table:formula="of:=CONCATENATE(&quot;&lt;item&gt;&quot;;[.A83];&quot;/&quot;;[.B83];&quot;&lt;/item&gt;&quot;)" office:value-type="string" office:string-value="&lt;item&gt;650c /56 mm &lt;/item&gt;" calcext:value-type="string">
            <text:p>&lt;item&gt;650c /56 mm &lt;/item&gt;</text:p>
          </table:table-cell>
          <table:table-cell office:value-type="string" calcext:value-type="string">
            <text:p>650c_56mm</text:p>
          </table:table-cell>
          <table:table-cell table:formula="of:=CONCATENATE(&quot;&lt;item&gt;&quot;;[.E83];&quot;&lt;/item&gt;&quot;)" office:value-type="string" office:string-value="&lt;item&gt;650c_56mm&lt;/item&gt;" calcext:value-type="string">
            <text:p>&lt;item&gt;650c_56mm&lt;/item&gt;</text:p>
          </table:table-cell>
          <table:table-cell table:formula="of:=CONCATENATE(&quot;&lt;item&gt;&quot;;[.C83];&quot;&lt;/item&gt;&quot;)" office:value-type="string" office:string-value="&lt;item&gt;2145.71&lt;/item&gt;" calcext:value-type="string">
            <text:p>&lt;item&gt;2145.71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1.00 inch </text:p>
          </table:table-cell>
          <table:table-cell office:value-type="string" calcext:value-type="string">
            <text:p>1953.44</text:p>
          </table:table-cell>
          <table:table-cell table:formula="of:=CONCATENATE(&quot;&lt;item&gt;&quot;;[.A84];&quot;/&quot;;[.B84];&quot;&lt;/item&gt;&quot;)" office:value-type="string" office:string-value="&lt;item&gt;650c /1.00 inch &lt;/item&gt;" calcext:value-type="string">
            <text:p>&lt;item&gt;650c /1.00 inch &lt;/item&gt;</text:p>
          </table:table-cell>
          <table:table-cell office:value-type="string" calcext:value-type="string">
            <text:p>650c_1.00inch</text:p>
          </table:table-cell>
          <table:table-cell table:formula="of:=CONCATENATE(&quot;&lt;item&gt;&quot;;[.E84];&quot;&lt;/item&gt;&quot;)" office:value-type="string" office:string-value="&lt;item&gt;650c_1.00inch&lt;/item&gt;" calcext:value-type="string">
            <text:p>&lt;item&gt;650c_1.00inch&lt;/item&gt;</text:p>
          </table:table-cell>
          <table:table-cell table:formula="of:=CONCATENATE(&quot;&lt;item&gt;&quot;;[.C84];&quot;&lt;/item&gt;&quot;)" office:value-type="string" office:string-value="&lt;item&gt;1953.44&lt;/item&gt;" calcext:value-type="string">
            <text:p>&lt;item&gt;1953.44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1.25 inch </text:p>
          </table:table-cell>
          <table:table-cell office:value-type="string" calcext:value-type="string">
            <text:p>1993.34</text:p>
          </table:table-cell>
          <table:table-cell table:formula="of:=CONCATENATE(&quot;&lt;item&gt;&quot;;[.A85];&quot;/&quot;;[.B85];&quot;&lt;/item&gt;&quot;)" office:value-type="string" office:string-value="&lt;item&gt;650c /1.25 inch &lt;/item&gt;" calcext:value-type="string">
            <text:p>&lt;item&gt;650c /1.25 inch &lt;/item&gt;</text:p>
          </table:table-cell>
          <table:table-cell office:value-type="string" calcext:value-type="string">
            <text:p>650c_1.25inch</text:p>
          </table:table-cell>
          <table:table-cell table:formula="of:=CONCATENATE(&quot;&lt;item&gt;&quot;;[.E85];&quot;&lt;/item&gt;&quot;)" office:value-type="string" office:string-value="&lt;item&gt;650c_1.25inch&lt;/item&gt;" calcext:value-type="string">
            <text:p>&lt;item&gt;650c_1.25inch&lt;/item&gt;</text:p>
          </table:table-cell>
          <table:table-cell table:formula="of:=CONCATENATE(&quot;&lt;item&gt;&quot;;[.C85];&quot;&lt;/item&gt;&quot;)" office:value-type="string" office:string-value="&lt;item&gt;1993.34&lt;/item&gt;" calcext:value-type="string">
            <text:p>&lt;item&gt;1993.34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1.5 inch </text:p>
          </table:table-cell>
          <table:table-cell office:value-type="string" calcext:value-type="string">
            <text:p>2033.24</text:p>
          </table:table-cell>
          <table:table-cell table:formula="of:=CONCATENATE(&quot;&lt;item&gt;&quot;;[.A86];&quot;/&quot;;[.B86];&quot;&lt;/item&gt;&quot;)" office:value-type="string" office:string-value="&lt;item&gt;650c /1.5 inch &lt;/item&gt;" calcext:value-type="string">
            <text:p>&lt;item&gt;650c /1.5 inch &lt;/item&gt;</text:p>
          </table:table-cell>
          <table:table-cell office:value-type="string" calcext:value-type="string">
            <text:p>650c_1.5inch</text:p>
          </table:table-cell>
          <table:table-cell table:formula="of:=CONCATENATE(&quot;&lt;item&gt;&quot;;[.E86];&quot;&lt;/item&gt;&quot;)" office:value-type="string" office:string-value="&lt;item&gt;650c_1.5inch&lt;/item&gt;" calcext:value-type="string">
            <text:p>&lt;item&gt;650c_1.5inch&lt;/item&gt;</text:p>
          </table:table-cell>
          <table:table-cell table:formula="of:=CONCATENATE(&quot;&lt;item&gt;&quot;;[.C86];&quot;&lt;/item&gt;&quot;)" office:value-type="string" office:string-value="&lt;item&gt;2033.24&lt;/item&gt;" calcext:value-type="string">
            <text:p>&lt;item&gt;2033.24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1.75 inch </text:p>
          </table:table-cell>
          <table:table-cell office:value-type="string" calcext:value-type="string">
            <text:p>2073.14</text:p>
          </table:table-cell>
          <table:table-cell table:formula="of:=CONCATENATE(&quot;&lt;item&gt;&quot;;[.A87];&quot;/&quot;;[.B87];&quot;&lt;/item&gt;&quot;)" office:value-type="string" office:string-value="&lt;item&gt;650c /1.75 inch &lt;/item&gt;" calcext:value-type="string">
            <text:p>&lt;item&gt;650c /1.75 inch &lt;/item&gt;</text:p>
          </table:table-cell>
          <table:table-cell office:value-type="string" calcext:value-type="string">
            <text:p>650c_1.75inch</text:p>
          </table:table-cell>
          <table:table-cell table:formula="of:=CONCATENATE(&quot;&lt;item&gt;&quot;;[.E87];&quot;&lt;/item&gt;&quot;)" office:value-type="string" office:string-value="&lt;item&gt;650c_1.75inch&lt;/item&gt;" calcext:value-type="string">
            <text:p>&lt;item&gt;650c_1.75inch&lt;/item&gt;</text:p>
          </table:table-cell>
          <table:table-cell table:formula="of:=CONCATENATE(&quot;&lt;item&gt;&quot;;[.C87];&quot;&lt;/item&gt;&quot;)" office:value-type="string" office:string-value="&lt;item&gt;2073.14&lt;/item&gt;" calcext:value-type="string">
            <text:p>&lt;item&gt;2073.14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1.90 inch </text:p>
          </table:table-cell>
          <table:table-cell office:value-type="string" calcext:value-type="string">
            <text:p>2097.08</text:p>
          </table:table-cell>
          <table:table-cell table:formula="of:=CONCATENATE(&quot;&lt;item&gt;&quot;;[.A88];&quot;/&quot;;[.B88];&quot;&lt;/item&gt;&quot;)" office:value-type="string" office:string-value="&lt;item&gt;650c /1.90 inch &lt;/item&gt;" calcext:value-type="string">
            <text:p>&lt;item&gt;650c /1.90 inch &lt;/item&gt;</text:p>
          </table:table-cell>
          <table:table-cell office:value-type="string" calcext:value-type="string">
            <text:p>650c_1.90inch</text:p>
          </table:table-cell>
          <table:table-cell table:formula="of:=CONCATENATE(&quot;&lt;item&gt;&quot;;[.E88];&quot;&lt;/item&gt;&quot;)" office:value-type="string" office:string-value="&lt;item&gt;650c_1.90inch&lt;/item&gt;" calcext:value-type="string">
            <text:p>&lt;item&gt;650c_1.90inch&lt;/item&gt;</text:p>
          </table:table-cell>
          <table:table-cell table:formula="of:=CONCATENATE(&quot;&lt;item&gt;&quot;;[.C88];&quot;&lt;/item&gt;&quot;)" office:value-type="string" office:string-value="&lt;item&gt;2097.08&lt;/item&gt;" calcext:value-type="string">
            <text:p>&lt;item&gt;2097.08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1.95 inch </text:p>
          </table:table-cell>
          <table:table-cell office:value-type="string" calcext:value-type="string">
            <text:p>2104.87</text:p>
          </table:table-cell>
          <table:table-cell table:formula="of:=CONCATENATE(&quot;&lt;item&gt;&quot;;[.A89];&quot;/&quot;;[.B89];&quot;&lt;/item&gt;&quot;)" office:value-type="string" office:string-value="&lt;item&gt;650c /1.95 inch &lt;/item&gt;" calcext:value-type="string">
            <text:p>&lt;item&gt;650c /1.95 inch &lt;/item&gt;</text:p>
          </table:table-cell>
          <table:table-cell office:value-type="string" calcext:value-type="string">
            <text:p>650c_1.95inch</text:p>
          </table:table-cell>
          <table:table-cell table:formula="of:=CONCATENATE(&quot;&lt;item&gt;&quot;;[.E89];&quot;&lt;/item&gt;&quot;)" office:value-type="string" office:string-value="&lt;item&gt;650c_1.95inch&lt;/item&gt;" calcext:value-type="string">
            <text:p>&lt;item&gt;650c_1.95inch&lt;/item&gt;</text:p>
          </table:table-cell>
          <table:table-cell table:formula="of:=CONCATENATE(&quot;&lt;item&gt;&quot;;[.C89];&quot;&lt;/item&gt;&quot;)" office:value-type="string" office:string-value="&lt;item&gt;2104.87&lt;/item&gt;" calcext:value-type="string">
            <text:p>&lt;item&gt;2104.87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00 inch </text:p>
          </table:table-cell>
          <table:table-cell office:value-type="string" calcext:value-type="string">
            <text:p>2113.04</text:p>
          </table:table-cell>
          <table:table-cell table:formula="of:=CONCATENATE(&quot;&lt;item&gt;&quot;;[.A90];&quot;/&quot;;[.B90];&quot;&lt;/item&gt;&quot;)" office:value-type="string" office:string-value="&lt;item&gt;650c /2.00 inch &lt;/item&gt;" calcext:value-type="string">
            <text:p>&lt;item&gt;650c /2.00 inch &lt;/item&gt;</text:p>
          </table:table-cell>
          <table:table-cell office:value-type="string" calcext:value-type="string">
            <text:p>650c_2.00inch</text:p>
          </table:table-cell>
          <table:table-cell table:formula="of:=CONCATENATE(&quot;&lt;item&gt;&quot;;[.E90];&quot;&lt;/item&gt;&quot;)" office:value-type="string" office:string-value="&lt;item&gt;650c_2.00inch&lt;/item&gt;" calcext:value-type="string">
            <text:p>&lt;item&gt;650c_2.00inch&lt;/item&gt;</text:p>
          </table:table-cell>
          <table:table-cell table:formula="of:=CONCATENATE(&quot;&lt;item&gt;&quot;;[.C90];&quot;&lt;/item&gt;&quot;)" office:value-type="string" office:string-value="&lt;item&gt;2113.04&lt;/item&gt;" calcext:value-type="string">
            <text:p>&lt;item&gt;2113.04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10 inch </text:p>
          </table:table-cell>
          <table:table-cell office:value-type="string" calcext:value-type="string">
            <text:p>2128.99</text:p>
          </table:table-cell>
          <table:table-cell table:formula="of:=CONCATENATE(&quot;&lt;item&gt;&quot;;[.A91];&quot;/&quot;;[.B91];&quot;&lt;/item&gt;&quot;)" office:value-type="string" office:string-value="&lt;item&gt;650c /2.10 inch &lt;/item&gt;" calcext:value-type="string">
            <text:p>&lt;item&gt;650c /2.10 inch &lt;/item&gt;</text:p>
          </table:table-cell>
          <table:table-cell office:value-type="string" calcext:value-type="string">
            <text:p>650c_2.10inch</text:p>
          </table:table-cell>
          <table:table-cell table:formula="of:=CONCATENATE(&quot;&lt;item&gt;&quot;;[.E91];&quot;&lt;/item&gt;&quot;)" office:value-type="string" office:string-value="&lt;item&gt;650c_2.10inch&lt;/item&gt;" calcext:value-type="string">
            <text:p>&lt;item&gt;650c_2.10inch&lt;/item&gt;</text:p>
          </table:table-cell>
          <table:table-cell table:formula="of:=CONCATENATE(&quot;&lt;item&gt;&quot;;[.C91];&quot;&lt;/item&gt;&quot;)" office:value-type="string" office:string-value="&lt;item&gt;2128.99&lt;/item&gt;" calcext:value-type="string">
            <text:p>&lt;item&gt;2128.99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125 inch </text:p>
          </table:table-cell>
          <table:table-cell office:value-type="string" calcext:value-type="string">
            <text:p>2133.14</text:p>
          </table:table-cell>
          <table:table-cell table:formula="of:=CONCATENATE(&quot;&lt;item&gt;&quot;;[.A92];&quot;/&quot;;[.B92];&quot;&lt;/item&gt;&quot;)" office:value-type="string" office:string-value="&lt;item&gt;650c /2.125 inch &lt;/item&gt;" calcext:value-type="string">
            <text:p>&lt;item&gt;650c /2.125 inch &lt;/item&gt;</text:p>
          </table:table-cell>
          <table:table-cell office:value-type="string" calcext:value-type="string">
            <text:p>650c_2.125inch</text:p>
          </table:table-cell>
          <table:table-cell table:formula="of:=CONCATENATE(&quot;&lt;item&gt;&quot;;[.E92];&quot;&lt;/item&gt;&quot;)" office:value-type="string" office:string-value="&lt;item&gt;650c_2.125inch&lt;/item&gt;" calcext:value-type="string">
            <text:p>&lt;item&gt;650c_2.125inch&lt;/item&gt;</text:p>
          </table:table-cell>
          <table:table-cell table:formula="of:=CONCATENATE(&quot;&lt;item&gt;&quot;;[.C92];&quot;&lt;/item&gt;&quot;)" office:value-type="string" office:string-value="&lt;item&gt;2133.14&lt;/item&gt;" calcext:value-type="string">
            <text:p>&lt;item&gt;2133.14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20 inch </text:p>
          </table:table-cell>
          <table:table-cell office:value-type="string" calcext:value-type="string">
            <text:p>2144.95</text:p>
          </table:table-cell>
          <table:table-cell table:formula="of:=CONCATENATE(&quot;&lt;item&gt;&quot;;[.A93];&quot;/&quot;;[.B93];&quot;&lt;/item&gt;&quot;)" office:value-type="string" office:string-value="&lt;item&gt;650c /2.20 inch &lt;/item&gt;" calcext:value-type="string">
            <text:p>&lt;item&gt;650c /2.20 inch &lt;/item&gt;</text:p>
          </table:table-cell>
          <table:table-cell office:value-type="string" calcext:value-type="string">
            <text:p>650c_2.20inch</text:p>
          </table:table-cell>
          <table:table-cell table:formula="of:=CONCATENATE(&quot;&lt;item&gt;&quot;;[.E93];&quot;&lt;/item&gt;&quot;)" office:value-type="string" office:string-value="&lt;item&gt;650c_2.20inch&lt;/item&gt;" calcext:value-type="string">
            <text:p>&lt;item&gt;650c_2.20inch&lt;/item&gt;</text:p>
          </table:table-cell>
          <table:table-cell table:formula="of:=CONCATENATE(&quot;&lt;item&gt;&quot;;[.C93];&quot;&lt;/item&gt;&quot;)" office:value-type="string" office:string-value="&lt;item&gt;2144.95&lt;/item&gt;" calcext:value-type="string">
            <text:p>&lt;item&gt;2144.95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25 inch </text:p>
          </table:table-cell>
          <table:table-cell office:value-type="string" calcext:value-type="string">
            <text:p>2152.93</text:p>
          </table:table-cell>
          <table:table-cell table:formula="of:=CONCATENATE(&quot;&lt;item&gt;&quot;;[.A94];&quot;/&quot;;[.B94];&quot;&lt;/item&gt;&quot;)" office:value-type="string" office:string-value="&lt;item&gt;650c /2.25 inch &lt;/item&gt;" calcext:value-type="string">
            <text:p>&lt;item&gt;650c /2.25 inch &lt;/item&gt;</text:p>
          </table:table-cell>
          <table:table-cell office:value-type="string" calcext:value-type="string">
            <text:p>650c_2.25inch</text:p>
          </table:table-cell>
          <table:table-cell table:formula="of:=CONCATENATE(&quot;&lt;item&gt;&quot;;[.E94];&quot;&lt;/item&gt;&quot;)" office:value-type="string" office:string-value="&lt;item&gt;650c_2.25inch&lt;/item&gt;" calcext:value-type="string">
            <text:p>&lt;item&gt;650c_2.25inch&lt;/item&gt;</text:p>
          </table:table-cell>
          <table:table-cell table:formula="of:=CONCATENATE(&quot;&lt;item&gt;&quot;;[.C94];&quot;&lt;/item&gt;&quot;)" office:value-type="string" office:string-value="&lt;item&gt;2152.93&lt;/item&gt;" calcext:value-type="string">
            <text:p>&lt;item&gt;2152.93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30 inch </text:p>
          </table:table-cell>
          <table:table-cell office:value-type="string" calcext:value-type="string">
            <text:p>2160.91</text:p>
          </table:table-cell>
          <table:table-cell table:formula="of:=CONCATENATE(&quot;&lt;item&gt;&quot;;[.A95];&quot;/&quot;;[.B95];&quot;&lt;/item&gt;&quot;)" office:value-type="string" office:string-value="&lt;item&gt;650c /2.30 inch &lt;/item&gt;" calcext:value-type="string">
            <text:p>&lt;item&gt;650c /2.30 inch &lt;/item&gt;</text:p>
          </table:table-cell>
          <table:table-cell office:value-type="string" calcext:value-type="string">
            <text:p>650c_2.30inch</text:p>
          </table:table-cell>
          <table:table-cell table:formula="of:=CONCATENATE(&quot;&lt;item&gt;&quot;;[.E95];&quot;&lt;/item&gt;&quot;)" office:value-type="string" office:string-value="&lt;item&gt;650c_2.30inch&lt;/item&gt;" calcext:value-type="string">
            <text:p>&lt;item&gt;650c_2.30inch&lt;/item&gt;</text:p>
          </table:table-cell>
          <table:table-cell table:formula="of:=CONCATENATE(&quot;&lt;item&gt;&quot;;[.C95];&quot;&lt;/item&gt;&quot;)" office:value-type="string" office:string-value="&lt;item&gt;2160.91&lt;/item&gt;" calcext:value-type="string">
            <text:p>&lt;item&gt;2160.91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35 inch </text:p>
          </table:table-cell>
          <table:table-cell office:value-type="string" calcext:value-type="string">
            <text:p>2168.89</text:p>
          </table:table-cell>
          <table:table-cell table:formula="of:=CONCATENATE(&quot;&lt;item&gt;&quot;;[.A96];&quot;/&quot;;[.B96];&quot;&lt;/item&gt;&quot;)" office:value-type="string" office:string-value="&lt;item&gt;650c /2.35 inch &lt;/item&gt;" calcext:value-type="string">
            <text:p>&lt;item&gt;650c /2.35 inch &lt;/item&gt;</text:p>
          </table:table-cell>
          <table:table-cell office:value-type="string" calcext:value-type="string">
            <text:p>650c_2.35inch</text:p>
          </table:table-cell>
          <table:table-cell table:formula="of:=CONCATENATE(&quot;&lt;item&gt;&quot;;[.E96];&quot;&lt;/item&gt;&quot;)" office:value-type="string" office:string-value="&lt;item&gt;650c_2.35inch&lt;/item&gt;" calcext:value-type="string">
            <text:p>&lt;item&gt;650c_2.35inch&lt;/item&gt;</text:p>
          </table:table-cell>
          <table:table-cell table:formula="of:=CONCATENATE(&quot;&lt;item&gt;&quot;;[.C96];&quot;&lt;/item&gt;&quot;)" office:value-type="string" office:string-value="&lt;item&gt;2168.89&lt;/item&gt;" calcext:value-type="string">
            <text:p>&lt;item&gt;2168.89&lt;/item&gt;</text:p>
          </table:table-cell>
        </table:table-row>
        <table:table-row table:style-name="ro1">
          <table:table-cell office:value-type="string" calcext:value-type="string">
            <text:p>650c </text:p>
          </table:table-cell>
          <table:table-cell office:value-type="string" calcext:value-type="string">
            <text:p>2.40 inch </text:p>
          </table:table-cell>
          <table:table-cell office:value-type="string" calcext:value-type="string">
            <text:p>2175.18</text:p>
          </table:table-cell>
          <table:table-cell table:formula="of:=CONCATENATE(&quot;&lt;item&gt;&quot;;[.A97];&quot;/&quot;;[.B97];&quot;&lt;/item&gt;&quot;)" office:value-type="string" office:string-value="&lt;item&gt;650c /2.40 inch &lt;/item&gt;" calcext:value-type="string">
            <text:p>&lt;item&gt;650c /2.40 inch &lt;/item&gt;</text:p>
          </table:table-cell>
          <table:table-cell office:value-type="string" calcext:value-type="string">
            <text:p>650c_2.40inch</text:p>
          </table:table-cell>
          <table:table-cell table:formula="of:=CONCATENATE(&quot;&lt;item&gt;&quot;;[.E97];&quot;&lt;/item&gt;&quot;)" office:value-type="string" office:string-value="&lt;item&gt;650c_2.40inch&lt;/item&gt;" calcext:value-type="string">
            <text:p>&lt;item&gt;650c_2.40inch&lt;/item&gt;</text:p>
          </table:table-cell>
          <table:table-cell table:formula="of:=CONCATENATE(&quot;&lt;item&gt;&quot;;[.C97];&quot;&lt;/item&gt;&quot;)" office:value-type="string" office:string-value="&lt;item&gt;2175.18&lt;/item&gt;" calcext:value-type="string">
            <text:p>&lt;item&gt;2175.18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0 mm </text:p>
          </table:table-cell>
          <table:table-cell office:value-type="string" calcext:value-type="string">
            <text:p>1881.81</text:p>
          </table:table-cell>
          <table:table-cell table:formula="of:=CONCATENATE(&quot;&lt;item&gt;&quot;;[.A98];&quot;/&quot;;[.B98];&quot;&lt;/item&gt;&quot;)" office:value-type="string" office:string-value="&lt;item&gt;26inch mtb/20 mm &lt;/item&gt;" calcext:value-type="string">
            <text:p>&lt;item&gt;26inch mtb/20 mm &lt;/item&gt;</text:p>
          </table:table-cell>
          <table:table-cell office:value-type="string" calcext:value-type="string">
            <text:p>26inchmtb_20mm</text:p>
          </table:table-cell>
          <table:table-cell table:formula="of:=CONCATENATE(&quot;&lt;item&gt;&quot;;[.E98];&quot;&lt;/item&gt;&quot;)" office:value-type="string" office:string-value="&lt;item&gt;26inchmtb_20mm&lt;/item&gt;" calcext:value-type="string">
            <text:p>&lt;item&gt;26inchmtb_20mm&lt;/item&gt;</text:p>
          </table:table-cell>
          <table:table-cell table:formula="of:=CONCATENATE(&quot;&lt;item&gt;&quot;;[.C98];&quot;&lt;/item&gt;&quot;)" office:value-type="string" office:string-value="&lt;item&gt;1881.81&lt;/item&gt;" calcext:value-type="string">
            <text:p>&lt;item&gt;1881.81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3 mm </text:p>
          </table:table-cell>
          <table:table-cell office:value-type="string" calcext:value-type="string">
            <text:p>1900.66</text:p>
          </table:table-cell>
          <table:table-cell table:formula="of:=CONCATENATE(&quot;&lt;item&gt;&quot;;[.A99];&quot;/&quot;;[.B99];&quot;&lt;/item&gt;&quot;)" office:value-type="string" office:string-value="&lt;item&gt;26inch mtb/23 mm &lt;/item&gt;" calcext:value-type="string">
            <text:p>&lt;item&gt;26inch mtb/23 mm &lt;/item&gt;</text:p>
          </table:table-cell>
          <table:table-cell office:value-type="string" calcext:value-type="string">
            <text:p>26inchmtb_23mm</text:p>
          </table:table-cell>
          <table:table-cell table:formula="of:=CONCATENATE(&quot;&lt;item&gt;&quot;;[.E99];&quot;&lt;/item&gt;&quot;)" office:value-type="string" office:string-value="&lt;item&gt;26inchmtb_23mm&lt;/item&gt;" calcext:value-type="string">
            <text:p>&lt;item&gt;26inchmtb_23mm&lt;/item&gt;</text:p>
          </table:table-cell>
          <table:table-cell table:formula="of:=CONCATENATE(&quot;&lt;item&gt;&quot;;[.C99];&quot;&lt;/item&gt;&quot;)" office:value-type="string" office:string-value="&lt;item&gt;1900.66&lt;/item&gt;" calcext:value-type="string">
            <text:p>&lt;item&gt;1900.66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5 mm </text:p>
          </table:table-cell>
          <table:table-cell office:value-type="string" calcext:value-type="string">
            <text:p>1913.23</text:p>
          </table:table-cell>
          <table:table-cell table:formula="of:=CONCATENATE(&quot;&lt;item&gt;&quot;;[.A100];&quot;/&quot;;[.B100];&quot;&lt;/item&gt;&quot;)" office:value-type="string" office:string-value="&lt;item&gt;26inch mtb/25 mm &lt;/item&gt;" calcext:value-type="string">
            <text:p>&lt;item&gt;26inch mtb/25 mm &lt;/item&gt;</text:p>
          </table:table-cell>
          <table:table-cell office:value-type="string" calcext:value-type="string">
            <text:p>26inchmtb_25mm</text:p>
          </table:table-cell>
          <table:table-cell table:formula="of:=CONCATENATE(&quot;&lt;item&gt;&quot;;[.E100];&quot;&lt;/item&gt;&quot;)" office:value-type="string" office:string-value="&lt;item&gt;26inchmtb_25mm&lt;/item&gt;" calcext:value-type="string">
            <text:p>&lt;item&gt;26inchmtb_25mm&lt;/item&gt;</text:p>
          </table:table-cell>
          <table:table-cell table:formula="of:=CONCATENATE(&quot;&lt;item&gt;&quot;;[.C100];&quot;&lt;/item&gt;&quot;)" office:value-type="string" office:string-value="&lt;item&gt;1913.23&lt;/item&gt;" calcext:value-type="string">
            <text:p>&lt;item&gt;1913.23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8 mm </text:p>
          </table:table-cell>
          <table:table-cell office:value-type="string" calcext:value-type="string">
            <text:p>1932.08</text:p>
          </table:table-cell>
          <table:table-cell table:formula="of:=CONCATENATE(&quot;&lt;item&gt;&quot;;[.A101];&quot;/&quot;;[.B101];&quot;&lt;/item&gt;&quot;)" office:value-type="string" office:string-value="&lt;item&gt;26inch mtb/28 mm &lt;/item&gt;" calcext:value-type="string">
            <text:p>&lt;item&gt;26inch mtb/28 mm &lt;/item&gt;</text:p>
          </table:table-cell>
          <table:table-cell office:value-type="string" calcext:value-type="string">
            <text:p>26inchmtb_28mm</text:p>
          </table:table-cell>
          <table:table-cell table:formula="of:=CONCATENATE(&quot;&lt;item&gt;&quot;;[.E101];&quot;&lt;/item&gt;&quot;)" office:value-type="string" office:string-value="&lt;item&gt;26inchmtb_28mm&lt;/item&gt;" calcext:value-type="string">
            <text:p>&lt;item&gt;26inchmtb_28mm&lt;/item&gt;</text:p>
          </table:table-cell>
          <table:table-cell table:formula="of:=CONCATENATE(&quot;&lt;item&gt;&quot;;[.C101];&quot;&lt;/item&gt;&quot;)" office:value-type="string" office:string-value="&lt;item&gt;1932.08&lt;/item&gt;" calcext:value-type="string">
            <text:p>&lt;item&gt;1932.08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32 mm </text:p>
          </table:table-cell>
          <table:table-cell office:value-type="string" calcext:value-type="string">
            <text:p>1957.21</text:p>
          </table:table-cell>
          <table:table-cell table:formula="of:=CONCATENATE(&quot;&lt;item&gt;&quot;;[.A102];&quot;/&quot;;[.B102];&quot;&lt;/item&gt;&quot;)" office:value-type="string" office:string-value="&lt;item&gt;26inch mtb/32 mm &lt;/item&gt;" calcext:value-type="string">
            <text:p>&lt;item&gt;26inch mtb/32 mm &lt;/item&gt;</text:p>
          </table:table-cell>
          <table:table-cell office:value-type="string" calcext:value-type="string">
            <text:p>26inchmtb_32mm</text:p>
          </table:table-cell>
          <table:table-cell table:formula="of:=CONCATENATE(&quot;&lt;item&gt;&quot;;[.E102];&quot;&lt;/item&gt;&quot;)" office:value-type="string" office:string-value="&lt;item&gt;26inchmtb_32mm&lt;/item&gt;" calcext:value-type="string">
            <text:p>&lt;item&gt;26inchmtb_32mm&lt;/item&gt;</text:p>
          </table:table-cell>
          <table:table-cell table:formula="of:=CONCATENATE(&quot;&lt;item&gt;&quot;;[.C102];&quot;&lt;/item&gt;&quot;)" office:value-type="string" office:string-value="&lt;item&gt;1957.21&lt;/item&gt;" calcext:value-type="string">
            <text:p>&lt;item&gt;1957.21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35 mm </text:p>
          </table:table-cell>
          <table:table-cell office:value-type="string" calcext:value-type="string">
            <text:p>1976.06</text:p>
          </table:table-cell>
          <table:table-cell table:formula="of:=CONCATENATE(&quot;&lt;item&gt;&quot;;[.A103];&quot;/&quot;;[.B103];&quot;&lt;/item&gt;&quot;)" office:value-type="string" office:string-value="&lt;item&gt;26inch mtb/35 mm &lt;/item&gt;" calcext:value-type="string">
            <text:p>&lt;item&gt;26inch mtb/35 mm &lt;/item&gt;</text:p>
          </table:table-cell>
          <table:table-cell office:value-type="string" calcext:value-type="string">
            <text:p>26inchmtb_35mm</text:p>
          </table:table-cell>
          <table:table-cell table:formula="of:=CONCATENATE(&quot;&lt;item&gt;&quot;;[.E103];&quot;&lt;/item&gt;&quot;)" office:value-type="string" office:string-value="&lt;item&gt;26inchmtb_35mm&lt;/item&gt;" calcext:value-type="string">
            <text:p>&lt;item&gt;26inchmtb_35mm&lt;/item&gt;</text:p>
          </table:table-cell>
          <table:table-cell table:formula="of:=CONCATENATE(&quot;&lt;item&gt;&quot;;[.C103];&quot;&lt;/item&gt;&quot;)" office:value-type="string" office:string-value="&lt;item&gt;1976.06&lt;/item&gt;" calcext:value-type="string">
            <text:p>&lt;item&gt;1976.06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38 mm </text:p>
          </table:table-cell>
          <table:table-cell office:value-type="string" calcext:value-type="string">
            <text:p>1994.91</text:p>
          </table:table-cell>
          <table:table-cell table:formula="of:=CONCATENATE(&quot;&lt;item&gt;&quot;;[.A104];&quot;/&quot;;[.B104];&quot;&lt;/item&gt;&quot;)" office:value-type="string" office:string-value="&lt;item&gt;26inch mtb/38 mm &lt;/item&gt;" calcext:value-type="string">
            <text:p>&lt;item&gt;26inch mtb/38 mm &lt;/item&gt;</text:p>
          </table:table-cell>
          <table:table-cell office:value-type="string" calcext:value-type="string">
            <text:p>26inchmtb_38mm</text:p>
          </table:table-cell>
          <table:table-cell table:formula="of:=CONCATENATE(&quot;&lt;item&gt;&quot;;[.E104];&quot;&lt;/item&gt;&quot;)" office:value-type="string" office:string-value="&lt;item&gt;26inchmtb_38mm&lt;/item&gt;" calcext:value-type="string">
            <text:p>&lt;item&gt;26inchmtb_38mm&lt;/item&gt;</text:p>
          </table:table-cell>
          <table:table-cell table:formula="of:=CONCATENATE(&quot;&lt;item&gt;&quot;;[.C104];&quot;&lt;/item&gt;&quot;)" office:value-type="string" office:string-value="&lt;item&gt;1994.91&lt;/item&gt;" calcext:value-type="string">
            <text:p>&lt;item&gt;1994.91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44 mm </text:p>
          </table:table-cell>
          <table:table-cell office:value-type="string" calcext:value-type="string">
            <text:p>2032.61</text:p>
          </table:table-cell>
          <table:table-cell table:formula="of:=CONCATENATE(&quot;&lt;item&gt;&quot;;[.A105];&quot;/&quot;;[.B105];&quot;&lt;/item&gt;&quot;)" office:value-type="string" office:string-value="&lt;item&gt;26inch mtb/44 mm &lt;/item&gt;" calcext:value-type="string">
            <text:p>&lt;item&gt;26inch mtb/44 mm &lt;/item&gt;</text:p>
          </table:table-cell>
          <table:table-cell office:value-type="string" calcext:value-type="string">
            <text:p>26inchmtb_44mm</text:p>
          </table:table-cell>
          <table:table-cell table:formula="of:=CONCATENATE(&quot;&lt;item&gt;&quot;;[.E105];&quot;&lt;/item&gt;&quot;)" office:value-type="string" office:string-value="&lt;item&gt;26inchmtb_44mm&lt;/item&gt;" calcext:value-type="string">
            <text:p>&lt;item&gt;26inchmtb_44mm&lt;/item&gt;</text:p>
          </table:table-cell>
          <table:table-cell table:formula="of:=CONCATENATE(&quot;&lt;item&gt;&quot;;[.C105];&quot;&lt;/item&gt;&quot;)" office:value-type="string" office:string-value="&lt;item&gt;2032.61&lt;/item&gt;" calcext:value-type="string">
            <text:p>&lt;item&gt;2032.61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50 mm </text:p>
          </table:table-cell>
          <table:table-cell office:value-type="string" calcext:value-type="string">
            <text:p>2070.31</text:p>
          </table:table-cell>
          <table:table-cell table:formula="of:=CONCATENATE(&quot;&lt;item&gt;&quot;;[.A106];&quot;/&quot;;[.B106];&quot;&lt;/item&gt;&quot;)" office:value-type="string" office:string-value="&lt;item&gt;26inch mtb/50 mm &lt;/item&gt;" calcext:value-type="string">
            <text:p>&lt;item&gt;26inch mtb/50 mm &lt;/item&gt;</text:p>
          </table:table-cell>
          <table:table-cell office:value-type="string" calcext:value-type="string">
            <text:p>26inchmtb_50mm</text:p>
          </table:table-cell>
          <table:table-cell table:formula="of:=CONCATENATE(&quot;&lt;item&gt;&quot;;[.E106];&quot;&lt;/item&gt;&quot;)" office:value-type="string" office:string-value="&lt;item&gt;26inchmtb_50mm&lt;/item&gt;" calcext:value-type="string">
            <text:p>&lt;item&gt;26inchmtb_50mm&lt;/item&gt;</text:p>
          </table:table-cell>
          <table:table-cell table:formula="of:=CONCATENATE(&quot;&lt;item&gt;&quot;;[.C106];&quot;&lt;/item&gt;&quot;)" office:value-type="string" office:string-value="&lt;item&gt;2070.31&lt;/item&gt;" calcext:value-type="string">
            <text:p>&lt;item&gt;2070.31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56 mm </text:p>
          </table:table-cell>
          <table:table-cell office:value-type="string" calcext:value-type="string">
            <text:p>2108.01</text:p>
          </table:table-cell>
          <table:table-cell table:formula="of:=CONCATENATE(&quot;&lt;item&gt;&quot;;[.A107];&quot;/&quot;;[.B107];&quot;&lt;/item&gt;&quot;)" office:value-type="string" office:string-value="&lt;item&gt;26inch mtb/56 mm &lt;/item&gt;" calcext:value-type="string">
            <text:p>&lt;item&gt;26inch mtb/56 mm &lt;/item&gt;</text:p>
          </table:table-cell>
          <table:table-cell office:value-type="string" calcext:value-type="string">
            <text:p>26inchmtb_56mm</text:p>
          </table:table-cell>
          <table:table-cell table:formula="of:=CONCATENATE(&quot;&lt;item&gt;&quot;;[.E107];&quot;&lt;/item&gt;&quot;)" office:value-type="string" office:string-value="&lt;item&gt;26inchmtb_56mm&lt;/item&gt;" calcext:value-type="string">
            <text:p>&lt;item&gt;26inchmtb_56mm&lt;/item&gt;</text:p>
          </table:table-cell>
          <table:table-cell table:formula="of:=CONCATENATE(&quot;&lt;item&gt;&quot;;[.C107];&quot;&lt;/item&gt;&quot;)" office:value-type="string" office:string-value="&lt;item&gt;2108.01&lt;/item&gt;" calcext:value-type="string">
            <text:p>&lt;item&gt;2108.01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1.00 inch </text:p>
          </table:table-cell>
          <table:table-cell office:value-type="string" calcext:value-type="string">
            <text:p>1915.74</text:p>
          </table:table-cell>
          <table:table-cell table:formula="of:=CONCATENATE(&quot;&lt;item&gt;&quot;;[.A108];&quot;/&quot;;[.B108];&quot;&lt;/item&gt;&quot;)" office:value-type="string" office:string-value="&lt;item&gt;26inch mtb/1.00 inch &lt;/item&gt;" calcext:value-type="string">
            <text:p>&lt;item&gt;26inch mtb/1.00 inch &lt;/item&gt;</text:p>
          </table:table-cell>
          <table:table-cell office:value-type="string" calcext:value-type="string">
            <text:p>26inchmtb_1.00inch</text:p>
          </table:table-cell>
          <table:table-cell table:formula="of:=CONCATENATE(&quot;&lt;item&gt;&quot;;[.E108];&quot;&lt;/item&gt;&quot;)" office:value-type="string" office:string-value="&lt;item&gt;26inchmtb_1.00inch&lt;/item&gt;" calcext:value-type="string">
            <text:p>&lt;item&gt;26inchmtb_1.00inch&lt;/item&gt;</text:p>
          </table:table-cell>
          <table:table-cell table:formula="of:=CONCATENATE(&quot;&lt;item&gt;&quot;;[.C108];&quot;&lt;/item&gt;&quot;)" office:value-type="string" office:string-value="&lt;item&gt;1915.74&lt;/item&gt;" calcext:value-type="string">
            <text:p>&lt;item&gt;1915.74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1.25 inch </text:p>
          </table:table-cell>
          <table:table-cell office:value-type="string" calcext:value-type="string">
            <text:p>1955.64</text:p>
          </table:table-cell>
          <table:table-cell table:formula="of:=CONCATENATE(&quot;&lt;item&gt;&quot;;[.A109];&quot;/&quot;;[.B109];&quot;&lt;/item&gt;&quot;)" office:value-type="string" office:string-value="&lt;item&gt;26inch mtb/1.25 inch &lt;/item&gt;" calcext:value-type="string">
            <text:p>&lt;item&gt;26inch mtb/1.25 inch &lt;/item&gt;</text:p>
          </table:table-cell>
          <table:table-cell office:value-type="string" calcext:value-type="string">
            <text:p>26inchmtb_1.25inch</text:p>
          </table:table-cell>
          <table:table-cell table:formula="of:=CONCATENATE(&quot;&lt;item&gt;&quot;;[.E109];&quot;&lt;/item&gt;&quot;)" office:value-type="string" office:string-value="&lt;item&gt;26inchmtb_1.25inch&lt;/item&gt;" calcext:value-type="string">
            <text:p>&lt;item&gt;26inchmtb_1.25inch&lt;/item&gt;</text:p>
          </table:table-cell>
          <table:table-cell table:formula="of:=CONCATENATE(&quot;&lt;item&gt;&quot;;[.C109];&quot;&lt;/item&gt;&quot;)" office:value-type="string" office:string-value="&lt;item&gt;1955.64&lt;/item&gt;" calcext:value-type="string">
            <text:p>&lt;item&gt;1955.64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1.5 inch </text:p>
          </table:table-cell>
          <table:table-cell office:value-type="string" calcext:value-type="string">
            <text:p>1995.54</text:p>
          </table:table-cell>
          <table:table-cell table:formula="of:=CONCATENATE(&quot;&lt;item&gt;&quot;;[.A110];&quot;/&quot;;[.B110];&quot;&lt;/item&gt;&quot;)" office:value-type="string" office:string-value="&lt;item&gt;26inch mtb/1.5 inch &lt;/item&gt;" calcext:value-type="string">
            <text:p>&lt;item&gt;26inch mtb/1.5 inch &lt;/item&gt;</text:p>
          </table:table-cell>
          <table:table-cell office:value-type="string" calcext:value-type="string">
            <text:p>26inchmtb_1.5inch</text:p>
          </table:table-cell>
          <table:table-cell table:formula="of:=CONCATENATE(&quot;&lt;item&gt;&quot;;[.E110];&quot;&lt;/item&gt;&quot;)" office:value-type="string" office:string-value="&lt;item&gt;26inchmtb_1.5inch&lt;/item&gt;" calcext:value-type="string">
            <text:p>&lt;item&gt;26inchmtb_1.5inch&lt;/item&gt;</text:p>
          </table:table-cell>
          <table:table-cell table:formula="of:=CONCATENATE(&quot;&lt;item&gt;&quot;;[.C110];&quot;&lt;/item&gt;&quot;)" office:value-type="string" office:string-value="&lt;item&gt;1995.54&lt;/item&gt;" calcext:value-type="string">
            <text:p>&lt;item&gt;1995.54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1.75 inch </text:p>
          </table:table-cell>
          <table:table-cell office:value-type="string" calcext:value-type="string">
            <text:p>2035.44</text:p>
          </table:table-cell>
          <table:table-cell table:formula="of:=CONCATENATE(&quot;&lt;item&gt;&quot;;[.A111];&quot;/&quot;;[.B111];&quot;&lt;/item&gt;&quot;)" office:value-type="string" office:string-value="&lt;item&gt;26inch mtb/1.75 inch &lt;/item&gt;" calcext:value-type="string">
            <text:p>&lt;item&gt;26inch mtb/1.75 inch &lt;/item&gt;</text:p>
          </table:table-cell>
          <table:table-cell office:value-type="string" calcext:value-type="string">
            <text:p>26inchmtb_1.75inch</text:p>
          </table:table-cell>
          <table:table-cell table:formula="of:=CONCATENATE(&quot;&lt;item&gt;&quot;;[.E111];&quot;&lt;/item&gt;&quot;)" office:value-type="string" office:string-value="&lt;item&gt;26inchmtb_1.75inch&lt;/item&gt;" calcext:value-type="string">
            <text:p>&lt;item&gt;26inchmtb_1.75inch&lt;/item&gt;</text:p>
          </table:table-cell>
          <table:table-cell table:formula="of:=CONCATENATE(&quot;&lt;item&gt;&quot;;[.C111];&quot;&lt;/item&gt;&quot;)" office:value-type="string" office:string-value="&lt;item&gt;2035.44&lt;/item&gt;" calcext:value-type="string">
            <text:p>&lt;item&gt;2035.44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1.90 inch </text:p>
          </table:table-cell>
          <table:table-cell office:value-type="string" calcext:value-type="string">
            <text:p>2059.38</text:p>
          </table:table-cell>
          <table:table-cell table:formula="of:=CONCATENATE(&quot;&lt;item&gt;&quot;;[.A112];&quot;/&quot;;[.B112];&quot;&lt;/item&gt;&quot;)" office:value-type="string" office:string-value="&lt;item&gt;26inch mtb/1.90 inch &lt;/item&gt;" calcext:value-type="string">
            <text:p>&lt;item&gt;26inch mtb/1.90 inch &lt;/item&gt;</text:p>
          </table:table-cell>
          <table:table-cell office:value-type="string" calcext:value-type="string">
            <text:p>26inchmtb_1.90inch</text:p>
          </table:table-cell>
          <table:table-cell table:formula="of:=CONCATENATE(&quot;&lt;item&gt;&quot;;[.E112];&quot;&lt;/item&gt;&quot;)" office:value-type="string" office:string-value="&lt;item&gt;26inchmtb_1.90inch&lt;/item&gt;" calcext:value-type="string">
            <text:p>&lt;item&gt;26inchmtb_1.90inch&lt;/item&gt;</text:p>
          </table:table-cell>
          <table:table-cell table:formula="of:=CONCATENATE(&quot;&lt;item&gt;&quot;;[.C112];&quot;&lt;/item&gt;&quot;)" office:value-type="string" office:string-value="&lt;item&gt;2059.38&lt;/item&gt;" calcext:value-type="string">
            <text:p>&lt;item&gt;2059.38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1.95 inch </text:p>
          </table:table-cell>
          <table:table-cell office:value-type="string" calcext:value-type="string">
            <text:p>2067.17</text:p>
          </table:table-cell>
          <table:table-cell table:formula="of:=CONCATENATE(&quot;&lt;item&gt;&quot;;[.A113];&quot;/&quot;;[.B113];&quot;&lt;/item&gt;&quot;)" office:value-type="string" office:string-value="&lt;item&gt;26inch mtb/1.95 inch &lt;/item&gt;" calcext:value-type="string">
            <text:p>&lt;item&gt;26inch mtb/1.95 inch &lt;/item&gt;</text:p>
          </table:table-cell>
          <table:table-cell office:value-type="string" calcext:value-type="string">
            <text:p>26inchmtb_1.95inch</text:p>
          </table:table-cell>
          <table:table-cell table:formula="of:=CONCATENATE(&quot;&lt;item&gt;&quot;;[.E113];&quot;&lt;/item&gt;&quot;)" office:value-type="string" office:string-value="&lt;item&gt;26inchmtb_1.95inch&lt;/item&gt;" calcext:value-type="string">
            <text:p>&lt;item&gt;26inchmtb_1.95inch&lt;/item&gt;</text:p>
          </table:table-cell>
          <table:table-cell table:formula="of:=CONCATENATE(&quot;&lt;item&gt;&quot;;[.C113];&quot;&lt;/item&gt;&quot;)" office:value-type="string" office:string-value="&lt;item&gt;2067.17&lt;/item&gt;" calcext:value-type="string">
            <text:p>&lt;item&gt;2067.17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00 inch </text:p>
          </table:table-cell>
          <table:table-cell office:value-type="string" calcext:value-type="string">
            <text:p>2075.34</text:p>
          </table:table-cell>
          <table:table-cell table:formula="of:=CONCATENATE(&quot;&lt;item&gt;&quot;;[.A114];&quot;/&quot;;[.B114];&quot;&lt;/item&gt;&quot;)" office:value-type="string" office:string-value="&lt;item&gt;26inch mtb/2.00 inch &lt;/item&gt;" calcext:value-type="string">
            <text:p>&lt;item&gt;26inch mtb/2.00 inch &lt;/item&gt;</text:p>
          </table:table-cell>
          <table:table-cell office:value-type="string" calcext:value-type="string">
            <text:p>26inchmtb_2.00inch</text:p>
          </table:table-cell>
          <table:table-cell table:formula="of:=CONCATENATE(&quot;&lt;item&gt;&quot;;[.E114];&quot;&lt;/item&gt;&quot;)" office:value-type="string" office:string-value="&lt;item&gt;26inchmtb_2.00inch&lt;/item&gt;" calcext:value-type="string">
            <text:p>&lt;item&gt;26inchmtb_2.00inch&lt;/item&gt;</text:p>
          </table:table-cell>
          <table:table-cell table:formula="of:=CONCATENATE(&quot;&lt;item&gt;&quot;;[.C114];&quot;&lt;/item&gt;&quot;)" office:value-type="string" office:string-value="&lt;item&gt;2075.34&lt;/item&gt;" calcext:value-type="string">
            <text:p>&lt;item&gt;2075.34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10 inch </text:p>
          </table:table-cell>
          <table:table-cell office:value-type="string" calcext:value-type="string">
            <text:p>2091.30</text:p>
          </table:table-cell>
          <table:table-cell table:formula="of:=CONCATENATE(&quot;&lt;item&gt;&quot;;[.A115];&quot;/&quot;;[.B115];&quot;&lt;/item&gt;&quot;)" office:value-type="string" office:string-value="&lt;item&gt;26inch mtb/2.10 inch &lt;/item&gt;" calcext:value-type="string">
            <text:p>&lt;item&gt;26inch mtb/2.10 inch &lt;/item&gt;</text:p>
          </table:table-cell>
          <table:table-cell office:value-type="string" calcext:value-type="string">
            <text:p>26inchmtb_2.10inch</text:p>
          </table:table-cell>
          <table:table-cell table:formula="of:=CONCATENATE(&quot;&lt;item&gt;&quot;;[.E115];&quot;&lt;/item&gt;&quot;)" office:value-type="string" office:string-value="&lt;item&gt;26inchmtb_2.10inch&lt;/item&gt;" calcext:value-type="string">
            <text:p>&lt;item&gt;26inchmtb_2.10inch&lt;/item&gt;</text:p>
          </table:table-cell>
          <table:table-cell table:formula="of:=CONCATENATE(&quot;&lt;item&gt;&quot;;[.C115];&quot;&lt;/item&gt;&quot;)" office:value-type="string" office:string-value="&lt;item&gt;2091.30&lt;/item&gt;" calcext:value-type="string">
            <text:p>&lt;item&gt;2091.30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125 inch </text:p>
          </table:table-cell>
          <table:table-cell office:value-type="string" calcext:value-type="string">
            <text:p>2095.44</text:p>
          </table:table-cell>
          <table:table-cell table:formula="of:=CONCATENATE(&quot;&lt;item&gt;&quot;;[.A116];&quot;/&quot;;[.B116];&quot;&lt;/item&gt;&quot;)" office:value-type="string" office:string-value="&lt;item&gt;26inch mtb/2.125 inch &lt;/item&gt;" calcext:value-type="string">
            <text:p>&lt;item&gt;26inch mtb/2.125 inch &lt;/item&gt;</text:p>
          </table:table-cell>
          <table:table-cell office:value-type="string" calcext:value-type="string">
            <text:p>26inchmtb_2.125inch</text:p>
          </table:table-cell>
          <table:table-cell table:formula="of:=CONCATENATE(&quot;&lt;item&gt;&quot;;[.E116];&quot;&lt;/item&gt;&quot;)" office:value-type="string" office:string-value="&lt;item&gt;26inchmtb_2.125inch&lt;/item&gt;" calcext:value-type="string">
            <text:p>&lt;item&gt;26inchmtb_2.125inch&lt;/item&gt;</text:p>
          </table:table-cell>
          <table:table-cell table:formula="of:=CONCATENATE(&quot;&lt;item&gt;&quot;;[.C116];&quot;&lt;/item&gt;&quot;)" office:value-type="string" office:string-value="&lt;item&gt;2095.44&lt;/item&gt;" calcext:value-type="string">
            <text:p>&lt;item&gt;2095.44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20 inch </text:p>
          </table:table-cell>
          <table:table-cell office:value-type="string" calcext:value-type="string">
            <text:p>2107.25</text:p>
          </table:table-cell>
          <table:table-cell table:formula="of:=CONCATENATE(&quot;&lt;item&gt;&quot;;[.A117];&quot;/&quot;;[.B117];&quot;&lt;/item&gt;&quot;)" office:value-type="string" office:string-value="&lt;item&gt;26inch mtb/2.20 inch &lt;/item&gt;" calcext:value-type="string">
            <text:p>&lt;item&gt;26inch mtb/2.20 inch &lt;/item&gt;</text:p>
          </table:table-cell>
          <table:table-cell office:value-type="string" calcext:value-type="string">
            <text:p>26inchmtb_2.20inch</text:p>
          </table:table-cell>
          <table:table-cell table:formula="of:=CONCATENATE(&quot;&lt;item&gt;&quot;;[.E117];&quot;&lt;/item&gt;&quot;)" office:value-type="string" office:string-value="&lt;item&gt;26inchmtb_2.20inch&lt;/item&gt;" calcext:value-type="string">
            <text:p>&lt;item&gt;26inchmtb_2.20inch&lt;/item&gt;</text:p>
          </table:table-cell>
          <table:table-cell table:formula="of:=CONCATENATE(&quot;&lt;item&gt;&quot;;[.C117];&quot;&lt;/item&gt;&quot;)" office:value-type="string" office:string-value="&lt;item&gt;2107.25&lt;/item&gt;" calcext:value-type="string">
            <text:p>&lt;item&gt;2107.25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25 inch </text:p>
          </table:table-cell>
          <table:table-cell office:value-type="string" calcext:value-type="string">
            <text:p>2115.23</text:p>
          </table:table-cell>
          <table:table-cell table:formula="of:=CONCATENATE(&quot;&lt;item&gt;&quot;;[.A118];&quot;/&quot;;[.B118];&quot;&lt;/item&gt;&quot;)" office:value-type="string" office:string-value="&lt;item&gt;26inch mtb/2.25 inch &lt;/item&gt;" calcext:value-type="string">
            <text:p>&lt;item&gt;26inch mtb/2.25 inch &lt;/item&gt;</text:p>
          </table:table-cell>
          <table:table-cell office:value-type="string" calcext:value-type="string">
            <text:p>26inchmtb_2.25inch</text:p>
          </table:table-cell>
          <table:table-cell table:formula="of:=CONCATENATE(&quot;&lt;item&gt;&quot;;[.E118];&quot;&lt;/item&gt;&quot;)" office:value-type="string" office:string-value="&lt;item&gt;26inchmtb_2.25inch&lt;/item&gt;" calcext:value-type="string">
            <text:p>&lt;item&gt;26inchmtb_2.25inch&lt;/item&gt;</text:p>
          </table:table-cell>
          <table:table-cell table:formula="of:=CONCATENATE(&quot;&lt;item&gt;&quot;;[.C118];&quot;&lt;/item&gt;&quot;)" office:value-type="string" office:string-value="&lt;item&gt;2115.23&lt;/item&gt;" calcext:value-type="string">
            <text:p>&lt;item&gt;2115.23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30 inch </text:p>
          </table:table-cell>
          <table:table-cell office:value-type="string" calcext:value-type="string">
            <text:p>2123.21</text:p>
          </table:table-cell>
          <table:table-cell table:formula="of:=CONCATENATE(&quot;&lt;item&gt;&quot;;[.A119];&quot;/&quot;;[.B119];&quot;&lt;/item&gt;&quot;)" office:value-type="string" office:string-value="&lt;item&gt;26inch mtb/2.30 inch &lt;/item&gt;" calcext:value-type="string">
            <text:p>&lt;item&gt;26inch mtb/2.30 inch &lt;/item&gt;</text:p>
          </table:table-cell>
          <table:table-cell office:value-type="string" calcext:value-type="string">
            <text:p>26inchmtb_2.30inch</text:p>
          </table:table-cell>
          <table:table-cell table:formula="of:=CONCATENATE(&quot;&lt;item&gt;&quot;;[.E119];&quot;&lt;/item&gt;&quot;)" office:value-type="string" office:string-value="&lt;item&gt;26inchmtb_2.30inch&lt;/item&gt;" calcext:value-type="string">
            <text:p>&lt;item&gt;26inchmtb_2.30inch&lt;/item&gt;</text:p>
          </table:table-cell>
          <table:table-cell table:formula="of:=CONCATENATE(&quot;&lt;item&gt;&quot;;[.C119];&quot;&lt;/item&gt;&quot;)" office:value-type="string" office:string-value="&lt;item&gt;2123.21&lt;/item&gt;" calcext:value-type="string">
            <text:p>&lt;item&gt;2123.21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35 inch </text:p>
          </table:table-cell>
          <table:table-cell office:value-type="string" calcext:value-type="string">
            <text:p>2131.19</text:p>
          </table:table-cell>
          <table:table-cell table:formula="of:=CONCATENATE(&quot;&lt;item&gt;&quot;;[.A120];&quot;/&quot;;[.B120];&quot;&lt;/item&gt;&quot;)" office:value-type="string" office:string-value="&lt;item&gt;26inch mtb/2.35 inch &lt;/item&gt;" calcext:value-type="string">
            <text:p>&lt;item&gt;26inch mtb/2.35 inch &lt;/item&gt;</text:p>
          </table:table-cell>
          <table:table-cell office:value-type="string" calcext:value-type="string">
            <text:p>26inchmtb_2.35inch</text:p>
          </table:table-cell>
          <table:table-cell table:formula="of:=CONCATENATE(&quot;&lt;item&gt;&quot;;[.E120];&quot;&lt;/item&gt;&quot;)" office:value-type="string" office:string-value="&lt;item&gt;26inchmtb_2.35inch&lt;/item&gt;" calcext:value-type="string">
            <text:p>&lt;item&gt;26inchmtb_2.35inch&lt;/item&gt;</text:p>
          </table:table-cell>
          <table:table-cell table:formula="of:=CONCATENATE(&quot;&lt;item&gt;&quot;;[.C120];&quot;&lt;/item&gt;&quot;)" office:value-type="string" office:string-value="&lt;item&gt;2131.19&lt;/item&gt;" calcext:value-type="string">
            <text:p>&lt;item&gt;2131.19&lt;/item&gt;</text:p>
          </table:table-cell>
        </table:table-row>
        <table:table-row table:style-name="ro1">
          <table:table-cell office:value-type="string" calcext:value-type="string">
            <text:p>26inch mtb</text:p>
          </table:table-cell>
          <table:table-cell office:value-type="string" calcext:value-type="string">
            <text:p>2.40 inch </text:p>
          </table:table-cell>
          <table:table-cell office:value-type="string" calcext:value-type="string">
            <text:p>2137.48</text:p>
          </table:table-cell>
          <table:table-cell table:formula="of:=CONCATENATE(&quot;&lt;item&gt;&quot;;[.A121];&quot;/&quot;;[.B121];&quot;&lt;/item&gt;&quot;)" office:value-type="string" office:string-value="&lt;item&gt;26inch mtb/2.40 inch &lt;/item&gt;" calcext:value-type="string">
            <text:p>&lt;item&gt;26inch mtb/2.40 inch &lt;/item&gt;</text:p>
          </table:table-cell>
          <table:table-cell office:value-type="string" calcext:value-type="string">
            <text:p>26inchmtb_2.40inch</text:p>
          </table:table-cell>
          <table:table-cell table:formula="of:=CONCATENATE(&quot;&lt;item&gt;&quot;;[.E121];&quot;&lt;/item&gt;&quot;)" office:value-type="string" office:string-value="&lt;item&gt;26inchmtb_2.40inch&lt;/item&gt;" calcext:value-type="string">
            <text:p>&lt;item&gt;26inchmtb_2.40inch&lt;/item&gt;</text:p>
          </table:table-cell>
          <table:table-cell table:formula="of:=CONCATENATE(&quot;&lt;item&gt;&quot;;[.C121];&quot;&lt;/item&gt;&quot;)" office:value-type="string" office:string-value="&lt;item&gt;2137.48&lt;/item&gt;" calcext:value-type="string">
            <text:p>&lt;item&gt;2137.48&lt;/item&gt;</text:p>
          </table:table-cell>
        </table:table-row>
      </table:table>
      <table:table table:name="Planilha3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heel</text:p>
          </table:table-cell>
          <table:table-cell table:style-name="ce1" office:value-type="string" calcext:value-type="string">
            <text:p>Tire</text:p>
          </table:table-cell>
          <table:table-cell/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0mm</text:p>
          </table:table-cell>
          <table:table-cell table:formula="of:=CONCATENATE([.A2];&quot;_&quot;;[.B2])" office:value-type="string" office:string-value="27inch_20mm" calcext:value-type="string">
            <text:p>27inch_20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3mm</text:p>
          </table:table-cell>
          <table:table-cell table:formula="of:=CONCATENATE([.A3];&quot;_&quot;;[.B3])" office:value-type="string" office:string-value="27inch_23mm" calcext:value-type="string">
            <text:p>27inch_23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5mm</text:p>
          </table:table-cell>
          <table:table-cell table:formula="of:=CONCATENATE([.A4];&quot;_&quot;;[.B4])" office:value-type="string" office:string-value="27inch_25mm" calcext:value-type="string">
            <text:p>27inch_25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8mm</text:p>
          </table:table-cell>
          <table:table-cell table:formula="of:=CONCATENATE([.A5];&quot;_&quot;;[.B5])" office:value-type="string" office:string-value="27inch_28mm" calcext:value-type="string">
            <text:p>27inch_28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32mm</text:p>
          </table:table-cell>
          <table:table-cell table:formula="of:=CONCATENATE([.A6];&quot;_&quot;;[.B6])" office:value-type="string" office:string-value="27inch_32mm" calcext:value-type="string">
            <text:p>27inch_32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35mm</text:p>
          </table:table-cell>
          <table:table-cell table:formula="of:=CONCATENATE([.A7];&quot;_&quot;;[.B7])" office:value-type="string" office:string-value="27inch_35mm" calcext:value-type="string">
            <text:p>27inch_35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38mm</text:p>
          </table:table-cell>
          <table:table-cell table:formula="of:=CONCATENATE([.A8];&quot;_&quot;;[.B8])" office:value-type="string" office:string-value="27inch_38mm" calcext:value-type="string">
            <text:p>27inch_38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44mm</text:p>
          </table:table-cell>
          <table:table-cell table:formula="of:=CONCATENATE([.A9];&quot;_&quot;;[.B9])" office:value-type="string" office:string-value="27inch_44mm" calcext:value-type="string">
            <text:p>27inch_44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50mm</text:p>
          </table:table-cell>
          <table:table-cell table:formula="of:=CONCATENATE([.A10];&quot;_&quot;;[.B10])" office:value-type="string" office:string-value="27inch_50mm" calcext:value-type="string">
            <text:p>27inch_50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56mm</text:p>
          </table:table-cell>
          <table:table-cell table:formula="of:=CONCATENATE([.A11];&quot;_&quot;;[.B11])" office:value-type="string" office:string-value="27inch_56mm" calcext:value-type="string">
            <text:p>27inch_56mm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1.00inch</text:p>
          </table:table-cell>
          <table:table-cell table:formula="of:=CONCATENATE([.A12];&quot;_&quot;;[.B12])" office:value-type="string" office:string-value="27inch_1.00inch" calcext:value-type="string">
            <text:p>27inch_1.00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1.25inch</text:p>
          </table:table-cell>
          <table:table-cell table:formula="of:=CONCATENATE([.A13];&quot;_&quot;;[.B13])" office:value-type="string" office:string-value="27inch_1.25inch" calcext:value-type="string">
            <text:p>27inch_1.25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1.5inch</text:p>
          </table:table-cell>
          <table:table-cell table:formula="of:=CONCATENATE([.A14];&quot;_&quot;;[.B14])" office:value-type="string" office:string-value="27inch_1.5inch" calcext:value-type="string">
            <text:p>27inch_1.5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1.75inch</text:p>
          </table:table-cell>
          <table:table-cell table:formula="of:=CONCATENATE([.A15];&quot;_&quot;;[.B15])" office:value-type="string" office:string-value="27inch_1.75inch" calcext:value-type="string">
            <text:p>27inch_1.75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1.90inch</text:p>
          </table:table-cell>
          <table:table-cell table:formula="of:=CONCATENATE([.A16];&quot;_&quot;;[.B16])" office:value-type="string" office:string-value="27inch_1.90inch" calcext:value-type="string">
            <text:p>27inch_1.90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1.95inch</text:p>
          </table:table-cell>
          <table:table-cell table:formula="of:=CONCATENATE([.A17];&quot;_&quot;;[.B17])" office:value-type="string" office:string-value="27inch_1.95inch" calcext:value-type="string">
            <text:p>27inch_1.95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00inch</text:p>
          </table:table-cell>
          <table:table-cell table:formula="of:=CONCATENATE([.A18];&quot;_&quot;;[.B18])" office:value-type="string" office:string-value="27inch_2.00inch" calcext:value-type="string">
            <text:p>27inch_2.00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10inch</text:p>
          </table:table-cell>
          <table:table-cell table:formula="of:=CONCATENATE([.A19];&quot;_&quot;;[.B19])" office:value-type="string" office:string-value="27inch_2.10inch" calcext:value-type="string">
            <text:p>27inch_2.10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125inch</text:p>
          </table:table-cell>
          <table:table-cell table:formula="of:=CONCATENATE([.A20];&quot;_&quot;;[.B20])" office:value-type="string" office:string-value="27inch_2.125inch" calcext:value-type="string">
            <text:p>27inch_2.125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20inch</text:p>
          </table:table-cell>
          <table:table-cell table:formula="of:=CONCATENATE([.A21];&quot;_&quot;;[.B21])" office:value-type="string" office:string-value="27inch_2.20inch" calcext:value-type="string">
            <text:p>27inch_2.20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25inch</text:p>
          </table:table-cell>
          <table:table-cell table:formula="of:=CONCATENATE([.A22];&quot;_&quot;;[.B22])" office:value-type="string" office:string-value="27inch_2.25inch" calcext:value-type="string">
            <text:p>27inch_2.25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30inch</text:p>
          </table:table-cell>
          <table:table-cell table:formula="of:=CONCATENATE([.A23];&quot;_&quot;;[.B23])" office:value-type="string" office:string-value="27inch_2.30inch" calcext:value-type="string">
            <text:p>27inch_2.30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35inch</text:p>
          </table:table-cell>
          <table:table-cell table:formula="of:=CONCATENATE([.A24];&quot;_&quot;;[.B24])" office:value-type="string" office:string-value="27inch_2.35inch" calcext:value-type="string">
            <text:p>27inch_2.35inch</text:p>
          </table:table-cell>
        </table:table-row>
        <table:table-row table:style-name="ro1">
          <table:table-cell office:value-type="string" calcext:value-type="string">
            <text:p>27inch</text:p>
          </table:table-cell>
          <table:table-cell office:value-type="string" calcext:value-type="string">
            <text:p>2.40inch</text:p>
          </table:table-cell>
          <table:table-cell table:formula="of:=CONCATENATE([.A25];&quot;_&quot;;[.B25])" office:value-type="string" office:string-value="27inch_2.40inch" calcext:value-type="string">
            <text:p>27inch_2.40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0mm</text:p>
          </table:table-cell>
          <table:table-cell table:formula="of:=CONCATENATE([.A26];&quot;_&quot;;[.B26])" office:value-type="string" office:string-value="700c/29er_20mm" calcext:value-type="string">
            <text:p>700c/29er_20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3mm</text:p>
          </table:table-cell>
          <table:table-cell table:formula="of:=CONCATENATE([.A27];&quot;_&quot;;[.B27])" office:value-type="string" office:string-value="700c/29er_23mm" calcext:value-type="string">
            <text:p>700c/29er_23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5mm</text:p>
          </table:table-cell>
          <table:table-cell table:formula="of:=CONCATENATE([.A28];&quot;_&quot;;[.B28])" office:value-type="string" office:string-value="700c/29er_25mm" calcext:value-type="string">
            <text:p>700c/29er_25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8mm</text:p>
          </table:table-cell>
          <table:table-cell table:formula="of:=CONCATENATE([.A29];&quot;_&quot;;[.B29])" office:value-type="string" office:string-value="700c/29er_28mm" calcext:value-type="string">
            <text:p>700c/29er_28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32mm</text:p>
          </table:table-cell>
          <table:table-cell table:formula="of:=CONCATENATE([.A30];&quot;_&quot;;[.B30])" office:value-type="string" office:string-value="700c/29er_32mm" calcext:value-type="string">
            <text:p>700c/29er_32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35mm</text:p>
          </table:table-cell>
          <table:table-cell table:formula="of:=CONCATENATE([.A31];&quot;_&quot;;[.B31])" office:value-type="string" office:string-value="700c/29er_35mm" calcext:value-type="string">
            <text:p>700c/29er_35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38mm</text:p>
          </table:table-cell>
          <table:table-cell table:formula="of:=CONCATENATE([.A32];&quot;_&quot;;[.B32])" office:value-type="string" office:string-value="700c/29er_38mm" calcext:value-type="string">
            <text:p>700c/29er_38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44mm</text:p>
          </table:table-cell>
          <table:table-cell table:formula="of:=CONCATENATE([.A33];&quot;_&quot;;[.B33])" office:value-type="string" office:string-value="700c/29er_44mm" calcext:value-type="string">
            <text:p>700c/29er_44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50mm</text:p>
          </table:table-cell>
          <table:table-cell table:formula="of:=CONCATENATE([.A34];&quot;_&quot;;[.B34])" office:value-type="string" office:string-value="700c/29er_50mm" calcext:value-type="string">
            <text:p>700c/29er_50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56mm</text:p>
          </table:table-cell>
          <table:table-cell table:formula="of:=CONCATENATE([.A35];&quot;_&quot;;[.B35])" office:value-type="string" office:string-value="700c/29er_56mm" calcext:value-type="string">
            <text:p>700c/29er_56mm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1.00inch</text:p>
          </table:table-cell>
          <table:table-cell table:formula="of:=CONCATENATE([.A36];&quot;_&quot;;[.B36])" office:value-type="string" office:string-value="700c/29er_1.00inch" calcext:value-type="string">
            <text:p>700c/29er_1.00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1.25inch</text:p>
          </table:table-cell>
          <table:table-cell table:formula="of:=CONCATENATE([.A37];&quot;_&quot;;[.B37])" office:value-type="string" office:string-value="700c/29er_1.25inch" calcext:value-type="string">
            <text:p>700c/29er_1.25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1.5inch</text:p>
          </table:table-cell>
          <table:table-cell table:formula="of:=CONCATENATE([.A38];&quot;_&quot;;[.B38])" office:value-type="string" office:string-value="700c/29er_1.5inch" calcext:value-type="string">
            <text:p>700c/29er_1.5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1.75inch</text:p>
          </table:table-cell>
          <table:table-cell table:formula="of:=CONCATENATE([.A39];&quot;_&quot;;[.B39])" office:value-type="string" office:string-value="700c/29er_1.75inch" calcext:value-type="string">
            <text:p>700c/29er_1.75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1.90inch</text:p>
          </table:table-cell>
          <table:table-cell table:formula="of:=CONCATENATE([.A40];&quot;_&quot;;[.B40])" office:value-type="string" office:string-value="700c/29er_1.90inch" calcext:value-type="string">
            <text:p>700c/29er_1.90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1.95inch</text:p>
          </table:table-cell>
          <table:table-cell table:formula="of:=CONCATENATE([.A41];&quot;_&quot;;[.B41])" office:value-type="string" office:string-value="700c/29er_1.95inch" calcext:value-type="string">
            <text:p>700c/29er_1.95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00inch</text:p>
          </table:table-cell>
          <table:table-cell table:formula="of:=CONCATENATE([.A42];&quot;_&quot;;[.B42])" office:value-type="string" office:string-value="700c/29er_2.00inch" calcext:value-type="string">
            <text:p>700c/29er_2.00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10inch</text:p>
          </table:table-cell>
          <table:table-cell table:formula="of:=CONCATENATE([.A43];&quot;_&quot;;[.B43])" office:value-type="string" office:string-value="700c/29er_2.10inch" calcext:value-type="string">
            <text:p>700c/29er_2.10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125inch</text:p>
          </table:table-cell>
          <table:table-cell table:formula="of:=CONCATENATE([.A44];&quot;_&quot;;[.B44])" office:value-type="string" office:string-value="700c/29er_2.125inch" calcext:value-type="string">
            <text:p>700c/29er_2.125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20inch</text:p>
          </table:table-cell>
          <table:table-cell table:formula="of:=CONCATENATE([.A45];&quot;_&quot;;[.B45])" office:value-type="string" office:string-value="700c/29er_2.20inch" calcext:value-type="string">
            <text:p>700c/29er_2.20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25inch</text:p>
          </table:table-cell>
          <table:table-cell table:formula="of:=CONCATENATE([.A46];&quot;_&quot;;[.B46])" office:value-type="string" office:string-value="700c/29er_2.25inch" calcext:value-type="string">
            <text:p>700c/29er_2.25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30inch</text:p>
          </table:table-cell>
          <table:table-cell table:formula="of:=CONCATENATE([.A47];&quot;_&quot;;[.B47])" office:value-type="string" office:string-value="700c/29er_2.30inch" calcext:value-type="string">
            <text:p>700c/29er_2.30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35inch</text:p>
          </table:table-cell>
          <table:table-cell table:formula="of:=CONCATENATE([.A48];&quot;_&quot;;[.B48])" office:value-type="string" office:string-value="700c/29er_2.35inch" calcext:value-type="string">
            <text:p>700c/29er_2.35inch</text:p>
          </table:table-cell>
        </table:table-row>
        <table:table-row table:style-name="ro1">
          <table:table-cell office:value-type="string" calcext:value-type="string">
            <text:p>700c/29er</text:p>
          </table:table-cell>
          <table:table-cell office:value-type="string" calcext:value-type="string">
            <text:p>2.40inch</text:p>
          </table:table-cell>
          <table:table-cell table:formula="of:=CONCATENATE([.A49];&quot;_&quot;;[.B49])" office:value-type="string" office:string-value="700c/29er_2.40inch" calcext:value-type="string">
            <text:p>700c/29er_2.40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0mm</text:p>
          </table:table-cell>
          <table:table-cell table:formula="of:=CONCATENATE([.A50];&quot;_&quot;;[.B50])" office:value-type="string" office:string-value="650b/27.5_20mm" calcext:value-type="string">
            <text:p>650b/27.5_20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3mm</text:p>
          </table:table-cell>
          <table:table-cell table:formula="of:=CONCATENATE([.A51];&quot;_&quot;;[.B51])" office:value-type="string" office:string-value="650b/27.5_23mm" calcext:value-type="string">
            <text:p>650b/27.5_23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5mm</text:p>
          </table:table-cell>
          <table:table-cell table:formula="of:=CONCATENATE([.A52];&quot;_&quot;;[.B52])" office:value-type="string" office:string-value="650b/27.5_25mm" calcext:value-type="string">
            <text:p>650b/27.5_25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8mm</text:p>
          </table:table-cell>
          <table:table-cell table:formula="of:=CONCATENATE([.A53];&quot;_&quot;;[.B53])" office:value-type="string" office:string-value="650b/27.5_28mm" calcext:value-type="string">
            <text:p>650b/27.5_28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32mm</text:p>
          </table:table-cell>
          <table:table-cell table:formula="of:=CONCATENATE([.A54];&quot;_&quot;;[.B54])" office:value-type="string" office:string-value="650b/27.5_32mm" calcext:value-type="string">
            <text:p>650b/27.5_32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35mm</text:p>
          </table:table-cell>
          <table:table-cell table:formula="of:=CONCATENATE([.A55];&quot;_&quot;;[.B55])" office:value-type="string" office:string-value="650b/27.5_35mm" calcext:value-type="string">
            <text:p>650b/27.5_35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38mm</text:p>
          </table:table-cell>
          <table:table-cell table:formula="of:=CONCATENATE([.A56];&quot;_&quot;;[.B56])" office:value-type="string" office:string-value="650b/27.5_38mm" calcext:value-type="string">
            <text:p>650b/27.5_38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44mm</text:p>
          </table:table-cell>
          <table:table-cell table:formula="of:=CONCATENATE([.A57];&quot;_&quot;;[.B57])" office:value-type="string" office:string-value="650b/27.5_44mm" calcext:value-type="string">
            <text:p>650b/27.5_44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50mm</text:p>
          </table:table-cell>
          <table:table-cell table:formula="of:=CONCATENATE([.A58];&quot;_&quot;;[.B58])" office:value-type="string" office:string-value="650b/27.5_50mm" calcext:value-type="string">
            <text:p>650b/27.5_50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56mm</text:p>
          </table:table-cell>
          <table:table-cell table:formula="of:=CONCATENATE([.A59];&quot;_&quot;;[.B59])" office:value-type="string" office:string-value="650b/27.5_56mm" calcext:value-type="string">
            <text:p>650b/27.5_56mm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1.00inch</text:p>
          </table:table-cell>
          <table:table-cell table:formula="of:=CONCATENATE([.A60];&quot;_&quot;;[.B60])" office:value-type="string" office:string-value="650b/27.5_1.00inch" calcext:value-type="string">
            <text:p>650b/27.5_1.00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1.25inch</text:p>
          </table:table-cell>
          <table:table-cell table:formula="of:=CONCATENATE([.A61];&quot;_&quot;;[.B61])" office:value-type="string" office:string-value="650b/27.5_1.25inch" calcext:value-type="string">
            <text:p>650b/27.5_1.25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1.5inch</text:p>
          </table:table-cell>
          <table:table-cell table:formula="of:=CONCATENATE([.A62];&quot;_&quot;;[.B62])" office:value-type="string" office:string-value="650b/27.5_1.5inch" calcext:value-type="string">
            <text:p>650b/27.5_1.5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1.75inch</text:p>
          </table:table-cell>
          <table:table-cell table:formula="of:=CONCATENATE([.A63];&quot;_&quot;;[.B63])" office:value-type="string" office:string-value="650b/27.5_1.75inch" calcext:value-type="string">
            <text:p>650b/27.5_1.75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1.90inch</text:p>
          </table:table-cell>
          <table:table-cell table:formula="of:=CONCATENATE([.A64];&quot;_&quot;;[.B64])" office:value-type="string" office:string-value="650b/27.5_1.90inch" calcext:value-type="string">
            <text:p>650b/27.5_1.90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1.95inch</text:p>
          </table:table-cell>
          <table:table-cell table:formula="of:=CONCATENATE([.A65];&quot;_&quot;;[.B65])" office:value-type="string" office:string-value="650b/27.5_1.95inch" calcext:value-type="string">
            <text:p>650b/27.5_1.95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00inch</text:p>
          </table:table-cell>
          <table:table-cell table:formula="of:=CONCATENATE([.A66];&quot;_&quot;;[.B66])" office:value-type="string" office:string-value="650b/27.5_2.00inch" calcext:value-type="string">
            <text:p>650b/27.5_2.00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10inch</text:p>
          </table:table-cell>
          <table:table-cell table:formula="of:=CONCATENATE([.A67];&quot;_&quot;;[.B67])" office:value-type="string" office:string-value="650b/27.5_2.10inch" calcext:value-type="string">
            <text:p>650b/27.5_2.10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125inch</text:p>
          </table:table-cell>
          <table:table-cell table:formula="of:=CONCATENATE([.A68];&quot;_&quot;;[.B68])" office:value-type="string" office:string-value="650b/27.5_2.125inch" calcext:value-type="string">
            <text:p>650b/27.5_2.125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20inch</text:p>
          </table:table-cell>
          <table:table-cell table:formula="of:=CONCATENATE([.A69];&quot;_&quot;;[.B69])" office:value-type="string" office:string-value="650b/27.5_2.20inch" calcext:value-type="string">
            <text:p>650b/27.5_2.20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25inch</text:p>
          </table:table-cell>
          <table:table-cell table:formula="of:=CONCATENATE([.A70];&quot;_&quot;;[.B70])" office:value-type="string" office:string-value="650b/27.5_2.25inch" calcext:value-type="string">
            <text:p>650b/27.5_2.25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30inch</text:p>
          </table:table-cell>
          <table:table-cell table:formula="of:=CONCATENATE([.A71];&quot;_&quot;;[.B71])" office:value-type="string" office:string-value="650b/27.5_2.30inch" calcext:value-type="string">
            <text:p>650b/27.5_2.30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35inch</text:p>
          </table:table-cell>
          <table:table-cell table:formula="of:=CONCATENATE([.A72];&quot;_&quot;;[.B72])" office:value-type="string" office:string-value="650b/27.5_2.35inch" calcext:value-type="string">
            <text:p>650b/27.5_2.35inch</text:p>
          </table:table-cell>
        </table:table-row>
        <table:table-row table:style-name="ro1">
          <table:table-cell office:value-type="string" calcext:value-type="string">
            <text:p>650b/27.5</text:p>
          </table:table-cell>
          <table:table-cell office:value-type="string" calcext:value-type="string">
            <text:p>2.40inch</text:p>
          </table:table-cell>
          <table:table-cell table:formula="of:=CONCATENATE([.A73];&quot;_&quot;;[.B73])" office:value-type="string" office:string-value="650b/27.5_2.40inch" calcext:value-type="string">
            <text:p>650b/27.5_2.40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0mm</text:p>
          </table:table-cell>
          <table:table-cell table:formula="of:=CONCATENATE([.A74];&quot;_&quot;;[.B74])" office:value-type="string" office:string-value="650c_20mm" calcext:value-type="string">
            <text:p>650c_20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3mm</text:p>
          </table:table-cell>
          <table:table-cell table:formula="of:=CONCATENATE([.A75];&quot;_&quot;;[.B75])" office:value-type="string" office:string-value="650c_23mm" calcext:value-type="string">
            <text:p>650c_23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5mm</text:p>
          </table:table-cell>
          <table:table-cell table:formula="of:=CONCATENATE([.A76];&quot;_&quot;;[.B76])" office:value-type="string" office:string-value="650c_25mm" calcext:value-type="string">
            <text:p>650c_25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8mm</text:p>
          </table:table-cell>
          <table:table-cell table:formula="of:=CONCATENATE([.A77];&quot;_&quot;;[.B77])" office:value-type="string" office:string-value="650c_28mm" calcext:value-type="string">
            <text:p>650c_28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32mm</text:p>
          </table:table-cell>
          <table:table-cell table:formula="of:=CONCATENATE([.A78];&quot;_&quot;;[.B78])" office:value-type="string" office:string-value="650c_32mm" calcext:value-type="string">
            <text:p>650c_32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35mm</text:p>
          </table:table-cell>
          <table:table-cell table:formula="of:=CONCATENATE([.A79];&quot;_&quot;;[.B79])" office:value-type="string" office:string-value="650c_35mm" calcext:value-type="string">
            <text:p>650c_35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38mm</text:p>
          </table:table-cell>
          <table:table-cell table:formula="of:=CONCATENATE([.A80];&quot;_&quot;;[.B80])" office:value-type="string" office:string-value="650c_38mm" calcext:value-type="string">
            <text:p>650c_38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44mm</text:p>
          </table:table-cell>
          <table:table-cell table:formula="of:=CONCATENATE([.A81];&quot;_&quot;;[.B81])" office:value-type="string" office:string-value="650c_44mm" calcext:value-type="string">
            <text:p>650c_44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50mm</text:p>
          </table:table-cell>
          <table:table-cell table:formula="of:=CONCATENATE([.A82];&quot;_&quot;;[.B82])" office:value-type="string" office:string-value="650c_50mm" calcext:value-type="string">
            <text:p>650c_50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56mm</text:p>
          </table:table-cell>
          <table:table-cell table:formula="of:=CONCATENATE([.A83];&quot;_&quot;;[.B83])" office:value-type="string" office:string-value="650c_56mm" calcext:value-type="string">
            <text:p>650c_56mm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1.00inch</text:p>
          </table:table-cell>
          <table:table-cell table:formula="of:=CONCATENATE([.A84];&quot;_&quot;;[.B84])" office:value-type="string" office:string-value="650c_1.00inch" calcext:value-type="string">
            <text:p>650c_1.00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1.25inch</text:p>
          </table:table-cell>
          <table:table-cell table:formula="of:=CONCATENATE([.A85];&quot;_&quot;;[.B85])" office:value-type="string" office:string-value="650c_1.25inch" calcext:value-type="string">
            <text:p>650c_1.25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1.5inch</text:p>
          </table:table-cell>
          <table:table-cell table:formula="of:=CONCATENATE([.A86];&quot;_&quot;;[.B86])" office:value-type="string" office:string-value="650c_1.5inch" calcext:value-type="string">
            <text:p>650c_1.5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1.75inch</text:p>
          </table:table-cell>
          <table:table-cell table:formula="of:=CONCATENATE([.A87];&quot;_&quot;;[.B87])" office:value-type="string" office:string-value="650c_1.75inch" calcext:value-type="string">
            <text:p>650c_1.75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1.90inch</text:p>
          </table:table-cell>
          <table:table-cell table:formula="of:=CONCATENATE([.A88];&quot;_&quot;;[.B88])" office:value-type="string" office:string-value="650c_1.90inch" calcext:value-type="string">
            <text:p>650c_1.90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1.95inch</text:p>
          </table:table-cell>
          <table:table-cell table:formula="of:=CONCATENATE([.A89];&quot;_&quot;;[.B89])" office:value-type="string" office:string-value="650c_1.95inch" calcext:value-type="string">
            <text:p>650c_1.95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00inch</text:p>
          </table:table-cell>
          <table:table-cell table:formula="of:=CONCATENATE([.A90];&quot;_&quot;;[.B90])" office:value-type="string" office:string-value="650c_2.00inch" calcext:value-type="string">
            <text:p>650c_2.00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10inch</text:p>
          </table:table-cell>
          <table:table-cell table:formula="of:=CONCATENATE([.A91];&quot;_&quot;;[.B91])" office:value-type="string" office:string-value="650c_2.10inch" calcext:value-type="string">
            <text:p>650c_2.10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125inch</text:p>
          </table:table-cell>
          <table:table-cell table:formula="of:=CONCATENATE([.A92];&quot;_&quot;;[.B92])" office:value-type="string" office:string-value="650c_2.125inch" calcext:value-type="string">
            <text:p>650c_2.125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20inch</text:p>
          </table:table-cell>
          <table:table-cell table:formula="of:=CONCATENATE([.A93];&quot;_&quot;;[.B93])" office:value-type="string" office:string-value="650c_2.20inch" calcext:value-type="string">
            <text:p>650c_2.20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25inch</text:p>
          </table:table-cell>
          <table:table-cell table:formula="of:=CONCATENATE([.A94];&quot;_&quot;;[.B94])" office:value-type="string" office:string-value="650c_2.25inch" calcext:value-type="string">
            <text:p>650c_2.25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30inch</text:p>
          </table:table-cell>
          <table:table-cell table:formula="of:=CONCATENATE([.A95];&quot;_&quot;;[.B95])" office:value-type="string" office:string-value="650c_2.30inch" calcext:value-type="string">
            <text:p>650c_2.30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35inch</text:p>
          </table:table-cell>
          <table:table-cell table:formula="of:=CONCATENATE([.A96];&quot;_&quot;;[.B96])" office:value-type="string" office:string-value="650c_2.35inch" calcext:value-type="string">
            <text:p>650c_2.35inch</text:p>
          </table:table-cell>
        </table:table-row>
        <table:table-row table:style-name="ro1">
          <table:table-cell office:value-type="string" calcext:value-type="string">
            <text:p>650c</text:p>
          </table:table-cell>
          <table:table-cell office:value-type="string" calcext:value-type="string">
            <text:p>2.40inch</text:p>
          </table:table-cell>
          <table:table-cell table:formula="of:=CONCATENATE([.A97];&quot;_&quot;;[.B97])" office:value-type="string" office:string-value="650c_2.40inch" calcext:value-type="string">
            <text:p>650c_2.40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0mm</text:p>
          </table:table-cell>
          <table:table-cell table:formula="of:=CONCATENATE([.A98];&quot;_&quot;;[.B98])" office:value-type="string" office:string-value="26inchmtb_20mm" calcext:value-type="string">
            <text:p>26inchmtb_20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3mm</text:p>
          </table:table-cell>
          <table:table-cell table:formula="of:=CONCATENATE([.A99];&quot;_&quot;;[.B99])" office:value-type="string" office:string-value="26inchmtb_23mm" calcext:value-type="string">
            <text:p>26inchmtb_23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5mm</text:p>
          </table:table-cell>
          <table:table-cell table:formula="of:=CONCATENATE([.A100];&quot;_&quot;;[.B100])" office:value-type="string" office:string-value="26inchmtb_25mm" calcext:value-type="string">
            <text:p>26inchmtb_25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8mm</text:p>
          </table:table-cell>
          <table:table-cell table:formula="of:=CONCATENATE([.A101];&quot;_&quot;;[.B101])" office:value-type="string" office:string-value="26inchmtb_28mm" calcext:value-type="string">
            <text:p>26inchmtb_28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32mm</text:p>
          </table:table-cell>
          <table:table-cell table:formula="of:=CONCATENATE([.A102];&quot;_&quot;;[.B102])" office:value-type="string" office:string-value="26inchmtb_32mm" calcext:value-type="string">
            <text:p>26inchmtb_32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35mm</text:p>
          </table:table-cell>
          <table:table-cell table:formula="of:=CONCATENATE([.A103];&quot;_&quot;;[.B103])" office:value-type="string" office:string-value="26inchmtb_35mm" calcext:value-type="string">
            <text:p>26inchmtb_35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38mm</text:p>
          </table:table-cell>
          <table:table-cell table:formula="of:=CONCATENATE([.A104];&quot;_&quot;;[.B104])" office:value-type="string" office:string-value="26inchmtb_38mm" calcext:value-type="string">
            <text:p>26inchmtb_38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44mm</text:p>
          </table:table-cell>
          <table:table-cell table:formula="of:=CONCATENATE([.A105];&quot;_&quot;;[.B105])" office:value-type="string" office:string-value="26inchmtb_44mm" calcext:value-type="string">
            <text:p>26inchmtb_44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50mm</text:p>
          </table:table-cell>
          <table:table-cell table:formula="of:=CONCATENATE([.A106];&quot;_&quot;;[.B106])" office:value-type="string" office:string-value="26inchmtb_50mm" calcext:value-type="string">
            <text:p>26inchmtb_50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56mm</text:p>
          </table:table-cell>
          <table:table-cell table:formula="of:=CONCATENATE([.A107];&quot;_&quot;;[.B107])" office:value-type="string" office:string-value="26inchmtb_56mm" calcext:value-type="string">
            <text:p>26inchmtb_56mm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1.00inch</text:p>
          </table:table-cell>
          <table:table-cell table:formula="of:=CONCATENATE([.A108];&quot;_&quot;;[.B108])" office:value-type="string" office:string-value="26inchmtb_1.00inch" calcext:value-type="string">
            <text:p>26inchmtb_1.00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1.25inch</text:p>
          </table:table-cell>
          <table:table-cell table:formula="of:=CONCATENATE([.A109];&quot;_&quot;;[.B109])" office:value-type="string" office:string-value="26inchmtb_1.25inch" calcext:value-type="string">
            <text:p>26inchmtb_1.25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1.5inch</text:p>
          </table:table-cell>
          <table:table-cell table:formula="of:=CONCATENATE([.A110];&quot;_&quot;;[.B110])" office:value-type="string" office:string-value="26inchmtb_1.5inch" calcext:value-type="string">
            <text:p>26inchmtb_1.5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1.75inch</text:p>
          </table:table-cell>
          <table:table-cell table:formula="of:=CONCATENATE([.A111];&quot;_&quot;;[.B111])" office:value-type="string" office:string-value="26inchmtb_1.75inch" calcext:value-type="string">
            <text:p>26inchmtb_1.75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1.90inch</text:p>
          </table:table-cell>
          <table:table-cell table:formula="of:=CONCATENATE([.A112];&quot;_&quot;;[.B112])" office:value-type="string" office:string-value="26inchmtb_1.90inch" calcext:value-type="string">
            <text:p>26inchmtb_1.90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1.95inch</text:p>
          </table:table-cell>
          <table:table-cell table:formula="of:=CONCATENATE([.A113];&quot;_&quot;;[.B113])" office:value-type="string" office:string-value="26inchmtb_1.95inch" calcext:value-type="string">
            <text:p>26inchmtb_1.95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00inch</text:p>
          </table:table-cell>
          <table:table-cell table:formula="of:=CONCATENATE([.A114];&quot;_&quot;;[.B114])" office:value-type="string" office:string-value="26inchmtb_2.00inch" calcext:value-type="string">
            <text:p>26inchmtb_2.00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10inch</text:p>
          </table:table-cell>
          <table:table-cell table:formula="of:=CONCATENATE([.A115];&quot;_&quot;;[.B115])" office:value-type="string" office:string-value="26inchmtb_2.10inch" calcext:value-type="string">
            <text:p>26inchmtb_2.10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125inch</text:p>
          </table:table-cell>
          <table:table-cell table:formula="of:=CONCATENATE([.A116];&quot;_&quot;;[.B116])" office:value-type="string" office:string-value="26inchmtb_2.125inch" calcext:value-type="string">
            <text:p>26inchmtb_2.125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20inch</text:p>
          </table:table-cell>
          <table:table-cell table:formula="of:=CONCATENATE([.A117];&quot;_&quot;;[.B117])" office:value-type="string" office:string-value="26inchmtb_2.20inch" calcext:value-type="string">
            <text:p>26inchmtb_2.20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25inch</text:p>
          </table:table-cell>
          <table:table-cell table:formula="of:=CONCATENATE([.A118];&quot;_&quot;;[.B118])" office:value-type="string" office:string-value="26inchmtb_2.25inch" calcext:value-type="string">
            <text:p>26inchmtb_2.25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30inch</text:p>
          </table:table-cell>
          <table:table-cell table:formula="of:=CONCATENATE([.A119];&quot;_&quot;;[.B119])" office:value-type="string" office:string-value="26inchmtb_2.30inch" calcext:value-type="string">
            <text:p>26inchmtb_2.30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35inch</text:p>
          </table:table-cell>
          <table:table-cell table:formula="of:=CONCATENATE([.A120];&quot;_&quot;;[.B120])" office:value-type="string" office:string-value="26inchmtb_2.35inch" calcext:value-type="string">
            <text:p>26inchmtb_2.35inch</text:p>
          </table:table-cell>
        </table:table-row>
        <table:table-row table:style-name="ro1">
          <table:table-cell office:value-type="string" calcext:value-type="string">
            <text:p>26inchmtb</text:p>
          </table:table-cell>
          <table:table-cell office:value-type="string" calcext:value-type="string">
            <text:p>2.40inch</text:p>
          </table:table-cell>
          <table:table-cell table:formula="of:=CONCATENATE([.A121];&quot;_&quot;;[.B121])" office:value-type="string" office:string-value="26inchmtb_2.40inch" calcext:value-type="string">
            <text:p>26inchmtb_2.40inch</text:p>
          </table:table-cell>
        </table:table-row>
        <table:table-row table:style-name="ro1">
          <table:table-cell table:number-columns-repeated="2"/>
          <table:table-cell table:formula="of:=CONCATENATE([.A122];&quot;_&quot;;[.B122])" office:value-type="string" office:string-value="_" calcext:value-type="string">
            <text:p>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09:23:52.630280813</meta:creation-date>
    <dc:date>2014-12-29T17:46:17.750082799</dc:date>
    <meta:editing-duration>P2DT7H51M54S</meta:editing-duration>
    <meta:editing-cycles>1</meta:editing-cycles>
    <meta:document-statistic meta:table-count="2" meta:cell-count="1206" meta:object-count="0"/>
    <meta:generator>LibreOffice/4.3.3.2$Linux_X86_64 LibreOffice_project/430m0$Build-2</meta:generator>
  </office:meta>
</office:document-meta>
</file>